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14cm"/>
    </style:style>
    <style:style style:name="Table1.B" style:family="table-column">
      <style:table-column-properties style:column-width="15.087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558cm"/>
    </style:style>
    <style:style style:name="Table2.B" style:family="table-column">
      <style:table-column-properties style:column-width="15.443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857cm"/>
    </style:style>
    <style:style style:name="Table3.B" style:family="table-column">
      <style:table-column-properties style:column-width="16.143cm"/>
    </style:style>
    <style:style style:name="Table3.A1" style:family="table-cell">
      <style:table-cell-properties style:vertical-align="middle" fo:padding="0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6f2b" officeooo:paragraph-rsid="000c6f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d69f" officeooo:paragraph-rsid="000ed69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d69f" officeooo:paragraph-rsid="000ed69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6f2b" officeooo:paragraph-rsid="000c6f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d69f" officeooo:paragraph-rsid="000ed69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ed69f"/>
    </style:style>
    <style:style style:name="P7" style:family="paragraph" style:parent-style-name="Standard">
      <style:paragraph-properties fo:text-align="start" style:justify-single-word="false"/>
      <style:text-properties fo:color="#032f62" fo:font-weight="normal" officeooo:rsid="000c6f2b" officeooo:paragraph-rsid="000c6f2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d69f" officeooo:paragraph-rsid="000ed69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073e6" officeooo:paragraph-rsid="001073e6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d69f" officeooo:paragraph-rsid="000ed69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73e6" officeooo:paragraph-rsid="001073e6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normal" officeooo:rsid="000ed69f" officeooo:paragraph-rsid="000ed69f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ed69f" officeooo:paragraph-rsid="000ed69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e7d5f" officeooo:paragraph-rsid="000e7d5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d69f" officeooo:paragraph-rsid="000ed69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073e6" officeooo:paragraph-rsid="001073e6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60f4c" officeooo:paragraph-rsid="00160f4c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0c6f2b" officeooo:paragraph-rsid="000c6f2b" style:font-weight-asian="normal" style:font-weight-complex="normal"/>
    </style:style>
    <style:style style:name="P19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0ed69f" officeooo:paragraph-rsid="000ed69f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32f62" fo:font-weight="normal" officeooo:rsid="000c6f2b" officeooo:paragraph-rsid="000c6f2b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bold" officeooo:rsid="000ed69f" officeooo:paragraph-rsid="000ed69f" style:font-weight-asian="bold" style:font-weight-complex="bold"/>
    </style:style>
    <style:style style:name="P22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3pt" fo:font-weight="normal" officeooo:rsid="001073e6" officeooo:paragraph-rsid="001073e6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3pt" fo:font-weight="normal" officeooo:rsid="00160f4c" officeooo:paragraph-rsid="001073e6" style:font-size-asian="11.3500003814697pt" style:font-weight-asian="normal" style:font-size-complex="13pt" style:font-weight-complex="normal"/>
    </style:style>
    <style:style style:name="P24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27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P28" style:family="paragraph" style:parent-style-name="Table_20_Contents">
      <style:paragraph-properties style:line-height-at-least="0.529cm"/>
    </style:style>
    <style:style style:name="T1" style:family="text">
      <style:text-properties fo:color="#6a737d"/>
    </style:style>
    <style:style style:name="T2" style:family="text">
      <style:text-properties fo:color="#005cc5"/>
    </style:style>
    <style:style style:name="T3" style:family="text">
      <style:text-properties fo:color="#d73a49"/>
    </style:style>
    <style:style style:name="T4" style:family="text">
      <style:text-properties fo:color="#032f62"/>
    </style:style>
    <style:style style:name="T5" style:family="text">
      <style:text-properties fo:color="#032f62" style:font-name="SFMono-Regular" fo:font-size="9pt"/>
    </style:style>
    <style:style style:name="T6" style:family="text">
      <style:text-properties fo:color="#24292e"/>
    </style:style>
    <style:style style:name="T7" style:family="text">
      <style:text-properties fo:color="#24292e" style:font-name="SFMono-Regular" fo:font-size="9pt"/>
    </style:style>
    <style:style style:name="T8" style:family="text">
      <style:text-properties fo:color="#22863a"/>
    </style:style>
    <style:style style:name="T9" style:family="text">
      <style:text-properties officeooo:rsid="000ed69f"/>
    </style:style>
    <style:style style:name="T10" style:family="text">
      <style:text-properties fo:font-variant="normal" fo:text-transform="none" fo:color="#032f62" fo:letter-spacing="normal" fo:font-style="normal" fo:font-weight="normal"/>
    </style:style>
    <style:style style:name="T11" style:family="text">
      <style:text-properties fo:font-variant="normal" fo:text-transform="none" fo:color="#032f62" style:font-name="SFMono-Regular" fo:font-size="9pt" fo:letter-spacing="normal" fo:font-style="normal"/>
    </style:style>
    <style:style style:name="T12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13" style:family="text">
      <style:text-properties officeooo:rsid="000ed69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FORMATION SCRIPTS AND TEMPLATES</text:p>
      <text:p text:style-name="P1"/>
      <text:p text:style-name="P4"><text:span text:style-name="T1">#!/bin/bash</text:span> </text:p>
      <text:p text:style-name="P4"/>
      <text:p text:style-name="P4"><text:span text:style-name="T2">set</text:span> -euo pipefail </text:p>
      <text:p text:style-name="P4"/>
      <text:p text:style-name="P4"><text:span text:style-name="T3">export</text:span> Host=<text:span text:style-name="T4">$(aws secretsmanager get-secret-value --secret-id DatabaseMasterSecret-4rwApSlGuIVe --query SecretString --output text </text:span><text:span text:style-name="T3">|</text:span><text:span text:style-name="T4"> jq -r '" \(.host) "')</text:span></text:p>
      <text:p text:style-name="P4"><text:span text:style-name="T3">export</text:span> Username=<text:span text:style-name="T4">$(aws secretsmanager get-secret-value --secret-id DatabaseMasterSecret-4rwApSlGuIVe --query SecretString --output text </text:span><text:span text:style-name="T3">|</text:span><text:span text:style-name="T4"> jq -r '" \(.username) "')</text:span></text:p>
      <text:p text:style-name="P4"><text:span text:style-name="T3">export</text:span> Password=<text:span text:style-name="T4">$(aws secretsmanager get-secret-value --secret-id DatabaseMasterSecret-4rwApSlGuIVe --query SecretString --output text </text:span><text:span text:style-name="T3">|</text:span><text:span text:style-name="T4"> jq -r '" \(.password) "')</text:span></text:p>
      <text:p text:style-name="P4"><text:span text:style-name="T3">export</text:span> Engine=<text:span text:style-name="T4">$(aws secretsmanager get-secret-value --secret-id DatabaseMasterSecret-4rwApSlGuIVe --query SecretString --output text </text:span><text:span text:style-name="T3">|</text:span><text:span text:style-name="T4"> jq -r '" \(.engine) "')</text:span></text:p>
      <text:p text:style-name="P4"><text:span text:style-name="T3">export</text:span> Port=<text:span text:style-name="T4">$(aws secretsmanager get-secret-value --secret-id DatabaseMasterSecret-4rwApSlGuIVe --query SecretString --output text </text:span><text:span text:style-name="T3">|</text:span><text:span text:style-name="T4"> jq -r '" \(.port) "')</text:span> </text:p>
      <text:p text:style-name="P4"/>
      <text:p text:style-name="P4">aws cloudformation create-stack --stack-name Sport-fargate --template-body file://stacks/fargate/stack.yml --capabilities CAPABILITY_NAMED_IAM --parameters ParameterKey=Host,<text:span text:style-name="T4">"ParameterValue=</text:span><text:span text:style-name="T6">$Host</text:span><text:span text:style-name="T4">"</text:span> ParameterKey=Port,<text:span text:style-name="T4">"ParameterValue=</text:span><text:span text:style-name="T6">$Port</text:span><text:span text:style-name="T4">"</text:span> ParameterKey=Engine,<text:span text:style-name="T4">"ParameterValue=</text:span><text:span text:style-name="T6">$Engine</text:span><text:span text:style-name="T4">"</text:span> ParameterKey=Username,<text:span text:style-name="T4">"ParameterValue=</text:span><text:span text:style-name="T6">$Username</text:span><text:span text:style-name="T4">"</text:span> ParameterKey=Password,<text:span text:style-name="T4">"ParameterValue=</text:span><text:span text:style-name="T6">$Password</text:span><text:span text:style-name="T4">"</text:span></text:p>
      <text:p text:style-name="P20"/>
      <text:p text:style-name="P7"/>
      <text:p text:style-name="P15">FARGATE STACK</text:p>
      <text:p text:style-name="P2"/>
      <text:p text:style-name="P5">AWSTemplateFormatVersion: 2010-09-09</text:p>
      <text:p text:style-name="P5">Description: Base fargate stack</text:p>
      <text:p text:style-name="P5">Parameters:</text:p>
      <text:p text:style-name="P5"><text:s text:c="2"/>VpcStack:</text:p>
      <text:p text:style-name="P5"><text:s text:c="4"/>Description: VPC stack name</text:p>
      <text:p text:style-name="P5"><text:s text:c="4"/>Type: String</text:p>
      <text:p text:style-name="P5"><text:s text:c="2"/>RdsStack:</text:p>
      <text:p text:style-name="P5"><text:s text:c="4"/>Description: RDS stack</text:p>
      <text:p text:style-name="P5"><text:s text:c="4"/>Type: String</text:p>
      <text:p text:style-name="P5"><text:s text:c="4"/>MinLength: 1</text:p>
      <text:p text:style-name="P5"><text:s text:c="4"/>MaxLength: 128</text:p>
      <text:p text:style-name="P5"><text:s text:c="4"/>AllowedPattern: '^[a-zA-Z]+[0-9a-zA-Z\-]*$'</text:p>
      <text:p text:style-name="P5"><text:s text:c="2"/>Image:</text:p>
      <text:p text:style-name="P5"><text:s text:c="4"/>Type: String</text:p>
      <text:p text:style-name="P5"><text:s text:c="4"/># Update with the Docker image. "You can use images in the Docker Hub registry or specify other repositories (repository-url/image:tag)."</text:p>
      <text:p text:style-name="P5"><text:s text:c="2"/>ServiceName:</text:p>
      <text:p text:style-name="P5"><text:s text:c="4"/>Type: String</text:p>
      <text:p text:style-name="P5"><text:s text:c="4"/># update with the name of the service</text:p>
      <text:p text:style-name="P5"><text:s text:c="2"/>ContainerPort:</text:p>
      <text:p text:style-name="P5"><text:s text:c="4"/>Type: Number</text:p>
      <text:p text:style-name="P5"><text:s text:c="2"/>LoadBalancerPort:</text:p>
      <text:p text:style-name="P5"><text:s text:c="4"/>Type: Number</text:p>
      <text:p text:style-name="P5"><text:s text:c="2"/># for autoscaling</text:p>
      <text:p text:style-name="P5"><text:s text:c="2"/>MinContainers:</text:p>
      <text:p text:style-name="P5"><text:soft-page-break/><text:s text:c="4"/>Type: Number</text:p>
      <text:p text:style-name="P5"><text:s text:c="4"/>Default: 2</text:p>
      <text:p text:style-name="P5"><text:s text:c="2"/># for autoscaling</text:p>
      <text:p text:style-name="P5"><text:s text:c="2"/>MaxContainers:</text:p>
      <text:p text:style-name="P5"><text:s text:c="4"/>Type: Number</text:p>
      <text:p text:style-name="P5"><text:s text:c="4"/>Default: 4</text:p>
      <text:p text:style-name="P5"><text:s text:c="2"/># target CPU utilization (%)</text:p>
      <text:p text:style-name="P5"><text:s text:c="2"/>AutoScalingTargetValue:</text:p>
      <text:p text:style-name="P5"><text:s text:c="4"/>Type: Number</text:p>
      <text:p text:style-name="P5"><text:s text:c="4"/>Default: 70</text:p>
      <text:p text:style-name="P5"><text:s text:c="2"/>Healthcheckpath:</text:p>
      <text:p text:style-name="P5"><text:s text:c="4"/>Type: String</text:p>
      <text:p text:style-name="P5"/>
      <text:p text:style-name="P5">Resources:</text:p>
      <text:p text:style-name="P5"/>
      <text:p text:style-name="P5"><text:s text:c="2"/>Cluster:</text:p>
      <text:p text:style-name="P5"><text:s text:c="4"/>Type: AWS::ECS::Cluster</text:p>
      <text:p text:style-name="P5"><text:s text:c="4"/>Properties:</text:p>
      <text:p text:style-name="P5"><text:s text:c="6"/>ClusterName: !Join ['', [!Ref ServiceName, Cluster]]</text:p>
      <text:p text:style-name="P5"/>
      <text:p text:style-name="P5"><text:s text:c="2"/>TaskExecutionRole:</text:p>
      <text:p text:style-name="P5"><text:s text:c="4"/># Task execution role. Required for CloudWatch logs and pulling images from AWS ECR</text:p>
      <text:p text:style-name="P5"><text:s text:c="4"/>Type: AWS::IAM::Role</text:p>
      <text:p text:style-name="P5"><text:s text:c="4"/>Properties:</text:p>
      <text:p text:style-name="P5"><text:s text:c="6"/>AssumeRolePolicyDocument:</text:p>
      <text:p text:style-name="P5"><text:s text:c="8"/>Version: 2012-10-17</text:p>
      <text:p text:style-name="P5"><text:s text:c="8"/>Statement:</text:p>
      <text:p text:style-name="P5"><text:s text:c="10"/>- Effect: Allow</text:p>
      <text:p text:style-name="P5"><text:s text:c="12"/>Principal:</text:p>
      <text:p text:style-name="P5"><text:s text:c="14"/>Service: ecs-tasks.amazonaws.com</text:p>
      <text:p text:style-name="P5"><text:s text:c="12"/>Action: sts:AssumeRole</text:p>
      <text:p text:style-name="P5"><text:s text:c="6"/>ManagedPolicyArns:<text:tab/></text:p>
      <text:p text:style-name="P5"><text:s text:c="8"/>- arn:aws:iam::aws:policy/service-role/AmazonECSTaskExecutionRolePolicy</text:p>
      <text:p text:style-name="P5"/>
      <text:p text:style-name="P5"><text:s text:c="2"/>TaskRole:</text:p>
      <text:p text:style-name="P5"><text:s text:c="4"/>Type: AWS::IAM::Role</text:p>
      <text:p text:style-name="P5"><text:s text:c="4"/>Properties:</text:p>
      <text:p text:style-name="P5"><text:s text:c="6"/>AssumeRolePolicyDocument:</text:p>
      <text:p text:style-name="P5"><text:s text:c="8"/>Statement:</text:p>
      <text:p text:style-name="P5"><text:s text:c="10"/>- Effect: Allow</text:p>
      <text:p text:style-name="P5"><text:s text:c="12"/>Principal:</text:p>
      <text:p text:style-name="P5"><text:s text:c="14"/>Service: ecs-tasks.amazonaws.com</text:p>
      <text:p text:style-name="P5"><text:s text:c="12"/>Action: 'sts:AssumeRole'</text:p>
      <text:p text:style-name="P5"/>
      <text:p text:style-name="P5"><text:s text:c="2"/>TaskDefinition:</text:p>
      <text:p text:style-name="P5"><text:s text:c="4"/>Type: AWS::ECS::TaskDefinition</text:p>
      <text:p text:style-name="P5"><text:s text:c="4"/># Makes sure the log group is created before it is used.</text:p>
      <text:p text:style-name="P5"><text:s text:c="4"/>Properties:</text:p>
      <text:p text:style-name="P5"><text:s text:c="6"/># Name of the task definition. Subsequent versions of the task definition are grouped together under this name.</text:p>
      <text:p text:style-name="P5"><text:s text:c="6"/>Family: !Join ['', [!Ref ServiceName, TaskDefinition]]</text:p>
      <text:p text:style-name="P5"><text:s text:c="6"/># awsvpc is required for Fargate</text:p>
      <text:p text:style-name="P5"><text:soft-page-break/><text:s text:c="6"/>NetworkMode: awsvpc</text:p>
      <text:p text:style-name="P5"><text:s text:c="6"/>RequiresCompatibilities:</text:p>
      <text:p text:style-name="P5"><text:s text:c="8"/>- FARGATE</text:p>
      <text:p text:style-name="P5"><text:s text:c="6"/># 256 (.25 vCPU) - Available memory values: 0.5GB, 1GB, 2GB</text:p>
      <text:p text:style-name="P5"><text:s text:c="6"/># 512 (.5 vCPU) - Available memory values: 1GB, 2GB, 3GB, 4GB</text:p>
      <text:p text:style-name="P5"><text:s text:c="6"/># 1024 (1 vCPU) - Available memory values: 2GB, 3GB, 4GB, 5GB, 6GB, 7GB, 8GB</text:p>
      <text:p text:style-name="P5"><text:s text:c="6"/># 2048 (2 vCPU) - Available memory values: Between 4GB and 16GB in 1GB increments</text:p>
      <text:p text:style-name="P5"><text:s text:c="6"/># 4096 (4 vCPU) - Available memory values: Between 8GB and 30GB in 1GB increments</text:p>
      <text:p text:style-name="P5"><text:s text:c="6"/>Cpu: 2vCPU <text:s text:c="4"/></text:p>
      <text:p text:style-name="P5"><text:s text:c="6"/># 0.5GB, 1GB, 2GB - Available cpu values: 256 (.25 vCPU)</text:p>
      <text:p text:style-name="P5"><text:s text:c="6"/># 1GB, 2GB, 3GB, 4GB - Available cpu values: 512 (.5 vCPU)</text:p>
      <text:p text:style-name="P5"><text:s text:c="6"/># 2GB, 3GB, 4GB, 5GB, 6GB, 7GB, 8GB - Available cpu values: 1024 (1 vCPU)</text:p>
      <text:p text:style-name="P5"><text:s text:c="6"/># Between 4GB and 16GB in 1GB increments - Available cpu values: 2048 (2 vCPU)</text:p>
      <text:p text:style-name="P5"><text:s text:c="6"/># Between 8GB and 30GB in 1GB increments - Available cpu values: 4096 (4 vCPU)</text:p>
      <text:p text:style-name="P5"><text:s text:c="6"/>Memory: 4GB</text:p>
      <text:p text:style-name="P5"><text:s text:c="6"/># A role needed by ECS.</text:p>
      <text:p text:style-name="P5"><text:s text:c="6"/># "The ARN of the task execution role that containers in this task can assume. All containers in this task are granted the permissions that are specified in this role."</text:p>
      <text:p text:style-name="P5"><text:s text:c="6"/># "There is an optional task execution IAM role that you can specify with Fargate to allow your Fargate tasks to make API calls to Amazon ECR."</text:p>
      <text:p text:style-name="P5"><text:s text:c="6"/>ExecutionRoleArn: !GetAtt TaskExecutionRole.Arn</text:p>
      <text:p text:style-name="P5"><text:s text:c="6"/># "The Amazon Resource Name (ARN) of an AWS Identity and Access Management (IAM) role that grants containers in the task permission to call AWS APIs on your behalf."</text:p>
      <text:p text:style-name="P5"><text:s text:c="6"/>TaskRoleArn: !Ref TaskRole</text:p>
      <text:p text:style-name="P5"><text:s text:c="6"/>ContainerDefinitions:</text:p>
      <text:p text:style-name="P5"><text:s text:c="8"/>- Name: !Ref ServiceName</text:p>
      <text:p text:style-name="P6"><text:span text:style-name="T13"><text:s text:c="10"/>Image: </text:span><text:span text:style-name="T11">!Join ["", ['008456843884.dkr.ecr.us-east-1.amazonaws.com/scorz:', !Ref 'RepoPrefix', !Ref 'CommitSha' ]] </text:span></text:p>
      <text:p text:style-name="P5"><text:s text:c="10"/>PortMappings:</text:p>
      <text:p text:style-name="P5"><text:s text:c="12"/>- ContainerPort: !Ref ContainerPort</text:p>
      <text:p text:style-name="P5"><text:s text:c="10"/>Environment:</text:p>
      <text:p text:style-name="P5"><text:s text:c="12"/>- Name: username</text:p>
      <text:p text:style-name="P5"><text:s text:c="14"/>Value: !Join ['', ["{{resolve:secretsmanager:", 'Fn::ImportValue': !Sub '${RdsStack}-DatabaseMasterSecret', ":SecretString:username}}"]]</text:p>
      <text:p text:style-name="P5"><text:s text:c="12"/>- Name: host</text:p>
      <text:p text:style-name="P5"><text:s text:c="14"/>Value: !Join ['', ["{{resolve:secretsmanager:", 'Fn::ImportValue': !Sub '${RdsStack}-DatabaseMasterSecret', ":SecretString:host}}"]]</text:p>
      <text:p text:style-name="P5"><text:s text:c="12"/>- Name: password</text:p>
      <text:p text:style-name="P5"><text:s text:c="14"/>Value: !Join ['', ["{{resolve:secretsmanager:", 'Fn::ImportValue': !Sub '${RdsStack}-DatabaseMasterSecret', ":SecretString:password}}"]]</text:p>
      <text:p text:style-name="P5"><text:s text:c="10"/># Send logs to CloudWatch Logs</text:p>
      <text:p text:style-name="P5"><text:s text:c="10"/>LogConfiguration:</text:p>
      <text:p text:style-name="P5"><text:s text:c="12"/>LogDriver: awslogs</text:p>
      <text:p text:style-name="P5"><text:s text:c="12"/>Options:</text:p>
      <text:p text:style-name="P5"><text:s text:c="14"/>awslogs-region: !Ref AWS::Region</text:p>
      <text:p text:style-name="P5"><text:s text:c="14"/>awslogs-group: !Ref LogGroup</text:p>
      <text:p text:style-name="P5"><text:s text:c="14"/>awslogs-stream-prefix: service</text:p>
      <text:p text:style-name="P5"/>
      <text:p text:style-name="P5"><text:s text:c="2"/>AutoScalingRole:</text:p>
      <text:p text:style-name="P5"><text:s text:c="4"/>Type: AWS::IAM::Role</text:p>
      <text:p text:style-name="P5"><text:s text:c="4"/>Properties:</text:p>
      <text:p text:style-name="P5"><text:s text:c="6"/>RoleName: !Join ['', [!Ref ServiceName, AutoScalingRole]]</text:p>
      <text:p text:style-name="P5"><text:s text:c="6"/>AssumeRolePolicyDocument:</text:p>
      <text:p text:style-name="P5"><text:soft-page-break/><text:s text:c="8"/>Statement:</text:p>
      <text:p text:style-name="P5"><text:s text:c="10"/>- Effect: Allow</text:p>
      <text:p text:style-name="P5"><text:s text:c="12"/>Principal:</text:p>
      <text:p text:style-name="P5"><text:s text:c="14"/>Service: ecs-tasks.amazonaws.com</text:p>
      <text:p text:style-name="P5"><text:s text:c="12"/>Action: 'sts:AssumeRole'</text:p>
      <text:p text:style-name="P5"><text:s text:c="6"/>ManagedPolicyArns:</text:p>
      <text:p text:style-name="P5"><text:s text:c="8"/>- 'arn:aws:iam::aws:policy/service-role/AmazonEC2ContainerServiceAutoscaleRole'</text:p>
      <text:p text:style-name="P5"/>
      <text:p text:style-name="P5"><text:s text:c="2"/>ContainerSecurityGroup:</text:p>
      <text:p text:style-name="P5"><text:s text:c="4"/>Type: AWS::EC2::SecurityGroup</text:p>
      <text:p text:style-name="P5"><text:s text:c="4"/>Properties:</text:p>
      <text:p text:style-name="P5"><text:s text:c="6"/>GroupDescription: !Join ['', [!Ref ServiceName, ContainerSecurityGroup]]</text:p>
      <text:p text:style-name="P5"><text:s text:c="6"/>VpcId: !ImportValue vpc-VpcId</text:p>
      <text:p text:style-name="P5"><text:s text:c="6"/>SecurityGroupIngress:</text:p>
      <text:p text:style-name="P5"><text:s text:c="8"/>- IpProtocol: tcp</text:p>
      <text:p text:style-name="P5"><text:s text:c="10"/>FromPort: !Ref ContainerPort</text:p>
      <text:p text:style-name="P5"><text:s text:c="10"/>ToPort: !Ref ContainerPort</text:p>
      <text:p text:style-name="P5"><text:s text:c="10"/>SourceSecurityGroupId: !Ref LoadBalancerSecurityGroup</text:p>
      <text:p text:style-name="P5"/>
      <text:p text:style-name="P5"><text:s text:c="2"/>LoadBalancerSecurityGroup:</text:p>
      <text:p text:style-name="P5"><text:s text:c="4"/>Type: AWS::EC2::SecurityGroup</text:p>
      <text:p text:style-name="P5"><text:s text:c="4"/>Properties:</text:p>
      <text:p text:style-name="P5"><text:s text:c="6"/>GroupDescription: !Join ['', [!Ref ServiceName, LoadBalancerSecurityGroup]]</text:p>
      <text:p text:style-name="P5"><text:s text:c="6"/>VpcId: !ImportValue vpc-VpcId</text:p>
      <text:p text:style-name="P5"><text:s text:c="6"/>SecurityGroupIngress:</text:p>
      <text:p text:style-name="P5"><text:s text:c="8"/>- IpProtocol: tcp</text:p>
      <text:p text:style-name="P5"><text:s text:c="10"/>FromPort: !Ref LoadBalancerPort</text:p>
      <text:p text:style-name="P5"><text:s text:c="10"/>ToPort: !Ref LoadBalancerPort</text:p>
      <text:p text:style-name="P5"><text:s text:c="10"/>CidrIp: 0.0.0.0/0</text:p>
      <text:p text:style-name="P5"/>
      <text:p text:style-name="P5"><text:s text:c="2"/>RDSBaseIngress:</text:p>
      <text:p text:style-name="P5"><text:s text:c="3"/>Type: 'AWS::EC2::SecurityGroupIngress'</text:p>
      <text:p text:style-name="P5"><text:s text:c="3"/>Properties:</text:p>
      <text:p text:style-name="P5"><text:s text:c="6"/>GroupId: !ImportValue 'vpc-RdsSecurityGroupId'</text:p>
      <text:p text:style-name="P5"><text:s text:c="6"/>IpProtocol: tcp</text:p>
      <text:p text:style-name="P5"><text:s text:c="6"/>FromPort: 5432</text:p>
      <text:p text:style-name="P5"><text:s text:c="6"/>ToPort: 5432</text:p>
      <text:p text:style-name="P5"><text:s text:c="6"/>SourceSecurityGroupId: !Ref ContainerSecurityGroup</text:p>
      <text:p text:style-name="P5"/>
      <text:p text:style-name="P5"><text:s text:c="2"/>Service:</text:p>
      <text:p text:style-name="P5"><text:s text:c="4"/>Type: AWS::ECS::Service</text:p>
      <text:p text:style-name="P5"><text:s text:c="4"/># This dependency is needed so that the load balancer is setup correctly in time</text:p>
      <text:p text:style-name="P5"><text:s text:c="4"/>DependsOn:</text:p>
      <text:p text:style-name="P5"><text:s text:c="6"/>- ListenerHTTP</text:p>
      <text:p text:style-name="P5"><text:s text:c="4"/>Properties: </text:p>
      <text:p text:style-name="P5"><text:s text:c="6"/>ServiceName: !Ref ServiceName</text:p>
      <text:p text:style-name="P5"><text:s text:c="6"/>Cluster: !Ref Cluster</text:p>
      <text:p text:style-name="P5"><text:s text:c="6"/>TaskDefinition: !Ref TaskDefinition</text:p>
      <text:p text:style-name="P5"><text:s text:c="6"/>DesiredCount: 2</text:p>
      <text:p text:style-name="P5"><text:s text:c="6"/># This may need to be adjusted if the container takes a while to start up</text:p>
      <text:p text:style-name="P5"><text:s text:c="6"/>HealthCheckGracePeriodSeconds: 30</text:p>
      <text:p text:style-name="P5"><text:s text:c="6"/>LaunchType: FARGATE</text:p>
      <text:p text:style-name="P5"><text:soft-page-break/><text:s text:c="6"/>NetworkConfiguration: </text:p>
      <text:p text:style-name="P5"><text:s text:c="8"/>AwsvpcConfiguration:</text:p>
      <text:p text:style-name="P5"><text:s text:c="10"/># change to DISABLED if you're using private subnets that have access to a NAT gateway</text:p>
      <text:p text:style-name="P5"><text:s text:c="10"/>AssignPublicIp: DISABLED</text:p>
      <text:p text:style-name="P5"><text:s text:c="10"/>Subnets:</text:p>
      <text:p text:style-name="P5"><text:s text:c="12"/>Fn::Split:</text:p>
      <text:p text:style-name="P5"><text:s text:c="12"/>- ','</text:p>
      <text:p text:style-name="P5"><text:s text:c="12"/>- Fn::ImportValue:</text:p>
      <text:p text:style-name="P5"><text:s text:c="16"/>Fn::Sub: ${VpcStack}-PrivateSubnets <text:s text:c="13"/></text:p>
      <text:p text:style-name="P5"><text:s text:c="10"/>SecurityGroups:</text:p>
      <text:p text:style-name="P5"><text:s text:c="12"/>- !Ref ContainerSecurityGroup</text:p>
      <text:p text:style-name="P5"><text:s text:c="6"/>LoadBalancers:</text:p>
      <text:p text:style-name="P5"><text:s text:c="8"/>- ContainerName: !Ref ServiceName</text:p>
      <text:p text:style-name="P5"><text:s text:c="10"/>ContainerPort: !Ref ContainerPort</text:p>
      <text:p text:style-name="P5"><text:s text:c="10"/>TargetGroupArn: !Ref TargetGroup</text:p>
      <text:p text:style-name="P5"/>
      <text:p text:style-name="P5"><text:s text:c="2"/>TargetGroup:</text:p>
      <text:p text:style-name="P5"><text:s text:c="4"/>Type: AWS::ElasticLoadBalancingV2::TargetGroup</text:p>
      <text:p text:style-name="P5"><text:s text:c="4"/>Properties:</text:p>
      <text:p text:style-name="P5"><text:s text:c="6"/>Port: !Ref ContainerPort</text:p>
      <text:p text:style-name="P5"><text:s text:c="6"/>Protocol: HTTP</text:p>
      <text:p text:style-name="P5"><text:s text:c="6"/>TargetType: ip</text:p>
      <text:p text:style-name="P5"><text:s text:c="6"/>VpcId: !ImportValue vpc-VpcId</text:p>
      <text:p text:style-name="P5"><text:s text:c="6"/>HealthCheckPath: !Ref Healthcheckpath</text:p>
      <text:p text:style-name="P5"><text:s text:c="6"/>HealthCheckProtocol: HTTP</text:p>
      <text:p text:style-name="P5"/>
      <text:p text:style-name="P5"><text:s text:c="2"/>ListenerHTTP:</text:p>
      <text:p text:style-name="P5"><text:s text:c="4"/>Type: AWS::ElasticLoadBalancingV2::Listener</text:p>
      <text:p text:style-name="P5"><text:s text:c="4"/>Properties:</text:p>
      <text:p text:style-name="P5"><text:s text:c="6"/>DefaultActions:</text:p>
      <text:p text:style-name="P5"><text:s text:c="8"/>- TargetGroupArn: !Ref TargetGroup</text:p>
      <text:p text:style-name="P5"><text:s text:c="10"/>Type: forward</text:p>
      <text:p text:style-name="P5"><text:s text:c="6"/>LoadBalancerArn: !Ref LoadBalancer</text:p>
      <text:p text:style-name="P5"><text:s text:c="6"/>Port: !Ref LoadBalancerPort</text:p>
      <text:p text:style-name="P5"><text:s text:c="6"/>Protocol: HTTP</text:p>
      <text:p text:style-name="P5"/>
      <text:p text:style-name="P5"><text:s text:c="2"/>LoadBalancer:</text:p>
      <text:p text:style-name="P5"><text:s text:c="4"/>Type: AWS::ElasticLoadBalancingV2::LoadBalancer</text:p>
      <text:p text:style-name="P5"><text:s text:c="4"/>Properties:</text:p>
      <text:p text:style-name="P5"><text:s text:c="6"/># "internal" is also an option</text:p>
      <text:p text:style-name="P5"><text:s text:c="6"/>Scheme: internal</text:p>
      <text:p text:style-name="P5"><text:s text:c="6"/>SecurityGroups: !Ref LoadBalancerSecurityGroup</text:p>
      <text:p text:style-name="P5"><text:s text:c="6"/>Subnets:</text:p>
      <text:p text:style-name="P5"><text:s text:c="8"/>Fn::Split:</text:p>
      <text:p text:style-name="P5"><text:s text:c="8"/>- ','</text:p>
      <text:p text:style-name="P5"><text:s text:c="8"/>- Fn::ImportValue:</text:p>
      <text:p text:style-name="P5"><text:s text:c="12"/>Fn::Sub: ${VpcStack}-PrivateSubnets</text:p>
      <text:p text:style-name="P5"/>
      <text:p text:style-name="P5"><text:s text:c="2"/>LogGroup:</text:p>
      <text:p text:style-name="P5"><text:s text:c="4"/>Type: AWS::Logs::LogGroup</text:p>
      <text:p text:style-name="P5"><text:s text:c="4"/>Properties:</text:p>
      <text:p text:style-name="P5"><text:s text:c="6"/>LogGroupName: !Join ['', [/ecs/, !Ref ServiceName, TaskDefinition]]</text:p>
      <text:p text:style-name="P5"><text:soft-page-break/></text:p>
      <text:p text:style-name="P5"><text:s text:c="2"/>AutoScalingTarget:</text:p>
      <text:p text:style-name="P5"><text:s text:c="4"/>Type: AWS::ApplicationAutoScaling::ScalableTarget</text:p>
      <text:p text:style-name="P5"><text:s text:c="4"/>Properties:</text:p>
      <text:p text:style-name="P5"><text:s text:c="6"/>MinCapacity: !Ref MinContainers</text:p>
      <text:p text:style-name="P5"><text:s text:c="6"/>MaxCapacity: !Ref MaxContainers</text:p>
      <text:p text:style-name="P5"><text:s text:c="6"/>ResourceId: !Join ['/', [service, !Ref Cluster, !GetAtt Service.Name]]</text:p>
      <text:p text:style-name="P5"><text:s text:c="6"/>ScalableDimension: ecs:service:DesiredCount</text:p>
      <text:p text:style-name="P5"><text:s text:c="6"/>ServiceNamespace: ecs</text:p>
      <text:p text:style-name="P5"><text:s text:c="6"/># "The Amazon Resource Name (ARN) of an AWS Identity and Access Management (IAM) role that allows Application Auto Scaling to modify your scalable target."</text:p>
      <text:p text:style-name="P5"><text:s text:c="6"/>RoleARN: !GetAtt AutoScalingRole.Arn</text:p>
      <text:p text:style-name="P5"/>
      <text:p text:style-name="P5"><text:s text:c="2"/>AutoScalingPolicy:</text:p>
      <text:p text:style-name="P5"><text:s text:c="4"/>Type: AWS::ApplicationAutoScaling::ScalingPolicy</text:p>
      <text:p text:style-name="P5"><text:s text:c="4"/>Properties:</text:p>
      <text:p text:style-name="P5"><text:s text:c="6"/>PolicyName: !Join ['', [!Ref ServiceName, AutoScalingPolicy]]</text:p>
      <text:p text:style-name="P5"><text:s text:c="6"/>PolicyType: TargetTrackingScaling</text:p>
      <text:p text:style-name="P5"><text:s text:c="6"/>ScalingTargetId: !Ref AutoScalingTarget</text:p>
      <text:p text:style-name="P5"><text:s text:c="6"/>TargetTrackingScalingPolicyConfiguration:</text:p>
      <text:p text:style-name="P5"><text:s text:c="8"/>PredefinedMetricSpecification:</text:p>
      <text:p text:style-name="P5"><text:s text:c="10"/>PredefinedMetricType: ECSServiceAverageCPUUtilization</text:p>
      <text:p text:style-name="P5"><text:s text:c="8"/>ScaleInCooldown: 10</text:p>
      <text:p text:style-name="P5"><text:s text:c="8"/>ScaleOutCooldown: 10</text:p>
      <text:p text:style-name="P5"><text:s text:c="8"/># Keep things at or lower than 70% CPU utilization, for example</text:p>
      <text:p text:style-name="P5"><text:s text:c="8"/>TargetValue: !Ref AutoScalingTargetValue</text:p>
      <text:p text:style-name="P5"/>
      <text:p text:style-name="P5">Outputs:</text:p>
      <text:p text:style-name="P5"/>
      <text:p text:style-name="P5"><text:s text:c="2"/>Cluster:</text:p>
      <text:p text:style-name="P5"><text:s text:c="4"/>Value: !Ref Cluster</text:p>
      <text:p text:style-name="P5"><text:s text:c="4"/>Export:</text:p>
      <text:p text:style-name="P5"><text:s text:c="6"/>Name: 'ECSCluster'</text:p>
      <text:p text:style-name="P5"/>
      <text:p text:style-name="P5"><text:s text:c="2"/>Listener:</text:p>
      <text:p text:style-name="P5"><text:s text:c="4"/>Description: listener port </text:p>
      <text:p text:style-name="P5"><text:s text:c="4"/>Value: !Ref ListenerHTTP</text:p>
      <text:p text:style-name="P5"><text:s text:c="4"/>Export:</text:p>
      <text:p text:style-name="P5"><text:s text:c="6"/>Name: 'Listener'</text:p>
      <text:p text:style-name="P5"/>
      <text:p text:style-name="P5"><text:s text:c="2"/>ContainerSecurityGroup:</text:p>
      <text:p text:style-name="P5"><text:s text:c="4"/>Description: container security group</text:p>
      <text:p text:style-name="P5"><text:s text:c="4"/>Value: !Ref ContainerSecurityGroup</text:p>
      <text:p text:style-name="P5"><text:s text:c="4"/>Export:</text:p>
      <text:p text:style-name="P5"><text:s text:c="6"/>Name: 'ContainerSecuritygroup'</text:p>
      <text:p text:style-name="P5"/>
      <text:p text:style-name="P5"><text:s text:c="2"/>Endpoint:</text:p>
      <text:p text:style-name="P5"><text:s text:c="4"/>Description: Endpoint</text:p>
      <text:p text:style-name="P5"><text:s text:c="4"/>Value: !Join ['', ['http://', !Ref DNSRecord]]</text:p>
      <text:p text:style-name="P18"/>
      <text:p text:style-name="P4"/>
      <text:p text:style-name="P4"/>
      <text:p text:style-name="P4"><text:soft-page-break/></text:p>
      <text:p text:style-name="P4"/>
      <text:p text:style-name="P4"/>
      <text:p text:style-name="P13">BASH SCRIPT TO CREATE AND PUSH IMAGE TO ECR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<text:bookmark text:name="LC1"/>#!/bin/bash<text:bookmark text:name="L2"/></text:p>
          </table:table-cell>
          <table:table-cell table:style-name="Table1.B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5"><text:bookmark text:name="LC2"/></text:p>
          </table:table-cell>
          <table:table-cell table:style-name="Table1.A1" office:value-type="string">
            <text:p text:style-name="P25"><text:bookmark text:name="L3"/></text:p>
          </table:table-cell>
        </table:table-row>
        <table:table-row>
          <table:table-cell table:style-name="Table1.A1" office:value-type="string">
            <text:p text:style-name="P25"><text:bookmark text:name="LC3"/></text:p>
          </table:table-cell>
          <table:table-cell table:style-name="Table1.A1" office:value-type="string">
            <text:p text:style-name="P24"><text:span text:style-name="T2">set</text:span> -euo pipefail<text:bookmark text:name="L4"/></text:p>
          </table:table-cell>
        </table:table-row>
        <table:table-row>
          <table:table-cell table:style-name="Table1.A1" office:value-type="string">
            <text:p text:style-name="P25"><text:bookmark text:name="LC4"/></text:p>
          </table:table-cell>
          <table:table-cell table:style-name="Table1.A1" office:value-type="string">
            <text:p text:style-name="P25"><text:bookmark text:name="L5"/></text:p>
          </table:table-cell>
        </table:table-row>
        <table:table-row>
          <table:table-cell table:style-name="Table1.A1" office:value-type="string">
            <text:p text:style-name="P25"><text:bookmark text:name="LC5"/></text:p>
          </table:table-cell>
          <table:table-cell table:style-name="Table1.A1" office:value-type="string">
            <text:p text:style-name="P24">REPOSITORY_NAME=<text:span text:style-name="T4">"scorz"</text:span><text:bookmark text:name="L6"/></text:p>
          </table:table-cell>
        </table:table-row>
        <table:table-row>
          <table:table-cell table:style-name="Table1.A1" office:value-type="string">
            <text:p text:style-name="P25"><text:bookmark text:name="LC6"/></text:p>
          </table:table-cell>
          <table:table-cell table:style-name="Table1.A1" office:value-type="string">
            <text:p text:style-name="P24">REGISTRY_URL=<text:span text:style-name="T4">"008456843884.dkr.ecr.us-east-1.amazonaws.com"</text:span><text:bookmark text:name="L7"/></text:p>
          </table:table-cell>
        </table:table-row>
        <table:table-row>
          <table:table-cell table:style-name="Table1.A1" office:value-type="string">
            <text:p text:style-name="P25"><text:bookmark text:name="LC7"/></text:p>
          </table:table-cell>
          <table:table-cell table:style-name="Table1.A1" office:value-type="string">
            <text:p text:style-name="P24">REPOSITORY_URL=<text:span text:style-name="T4">"</text:span>${REGISTRY_URL}<text:span text:style-name="T4">/</text:span>${REPOSITORY_NAME}<text:span text:style-name="T4">"</text:span><text:bookmark text:name="L8"/></text:p>
          </table:table-cell>
        </table:table-row>
        <table:table-row>
          <table:table-cell table:style-name="Table1.A1" office:value-type="string">
            <text:p text:style-name="P25"><text:bookmark text:name="LC8"/></text:p>
          </table:table-cell>
          <table:table-cell table:style-name="Table1.A1" office:value-type="string">
            <text:p text:style-name="P24">IMAGE_TAG=<text:span text:style-name="T4">"sport-service-$(git rev-parse --short HEAD)"</text:span><text:bookmark text:name="L9"/></text:p>
          </table:table-cell>
        </table:table-row>
        <table:table-row>
          <table:table-cell table:style-name="Table1.A1" office:value-type="string">
            <text:p text:style-name="P25"><text:bookmark text:name="LC9"/></text:p>
          </table:table-cell>
          <table:table-cell table:style-name="Table1.A1" office:value-type="string">
            <text:p text:style-name="P25"><text:bookmark text:name="L10"/></text:p>
          </table:table-cell>
        </table:table-row>
        <table:table-row>
          <table:table-cell table:style-name="Table1.A1" office:value-type="string">
            <text:p text:style-name="P25"><text:bookmark text:name="LC10"/></text:p>
          </table:table-cell>
          <table:table-cell table:style-name="Table1.A1" office:value-type="string">
            <text:p text:style-name="P24">aws ecr get-login-password --region us-east-1 <text:span text:style-name="T3">|</text:span> docker login --username AWS --password-stdin ${REGISTRY_URL}<text:bookmark text:name="L11"/></text:p>
          </table:table-cell>
        </table:table-row>
        <table:table-row>
          <table:table-cell table:style-name="Table1.A1" office:value-type="string">
            <text:p text:style-name="P25"><text:bookmark text:name="LC11"/></text:p>
          </table:table-cell>
          <table:table-cell table:style-name="Table1.A1" office:value-type="string">
            <text:p text:style-name="P25"><text:bookmark text:name="L12"/></text:p>
          </table:table-cell>
        </table:table-row>
        <table:table-row>
          <table:table-cell table:style-name="Table1.A1" office:value-type="string">
            <text:p text:style-name="P25"><text:bookmark text:name="LC12"/></text:p>
          </table:table-cell>
          <table:table-cell table:style-name="Table1.A1" office:value-type="string">
            <text:p text:style-name="P26">#TODO: Update following to build docker image<text:bookmark text:name="L13"/></text:p>
          </table:table-cell>
        </table:table-row>
        <table:table-row>
          <table:table-cell table:style-name="Table1.A1" office:value-type="string">
            <text:p text:style-name="P25"><text:bookmark text:name="LC13"/></text:p>
          </table:table-cell>
          <table:table-cell table:style-name="Table1.A1" office:value-type="string">
            <text:p text:style-name="P25"><text:bookmark text:name="L14"/></text:p>
          </table:table-cell>
        </table:table-row>
        <table:table-row>
          <table:table-cell table:style-name="Table1.A1" office:value-type="string">
            <text:p text:style-name="P25"><text:bookmark text:name="LC14"/></text:p>
          </table:table-cell>
          <table:table-cell table:style-name="Table1.A1" office:value-type="string">
            <text:p text:style-name="P24">docker build -t ${REPOSITORY_NAME}:${IMAGE_TAG} <text:span text:style-name="T2">.</text:span><text:bookmark text:name="L15"/></text:p>
          </table:table-cell>
        </table:table-row>
        <table:table-row>
          <table:table-cell table:style-name="Table1.A1" office:value-type="string">
            <text:p text:style-name="P25"><text:bookmark text:name="LC15"/></text:p>
          </table:table-cell>
          <table:table-cell table:style-name="Table1.A1" office:value-type="string">
            <text:p text:style-name="P25"><text:bookmark text:name="L16"/></text:p>
          </table:table-cell>
        </table:table-row>
        <table:table-row>
          <table:table-cell table:style-name="Table1.A1" office:value-type="string">
            <text:p text:style-name="P25"><text:bookmark text:name="LC16"/></text:p>
          </table:table-cell>
          <table:table-cell table:style-name="Table1.A1" office:value-type="string">
            <text:p text:style-name="P24">docker tag ${REPOSITORY_NAME}:${IMAGE_TAG} ${REPOSITORY_URL}:${IMAGE_TAG}<text:bookmark text:name="L17"/></text:p>
          </table:table-cell>
        </table:table-row>
        <table:table-row>
          <table:table-cell table:style-name="Table1.A1" office:value-type="string">
            <text:p text:style-name="P25"><text:bookmark text:name="LC17"/></text:p>
          </table:table-cell>
          <table:table-cell table:style-name="Table1.A1" office:value-type="string">
            <text:p text:style-name="P25"><text:bookmark text:name="L18"/></text:p>
          </table:table-cell>
        </table:table-row>
        <table:table-row>
          <table:table-cell table:style-name="Table1.A1" office:value-type="string">
            <text:p text:style-name="P25"><text:bookmark text:name="LC18"/></text:p>
          </table:table-cell>
          <table:table-cell table:style-name="Table1.A1" office:value-type="string">
            <text:p text:style-name="P24">docker push ${REPOSITORY_URL}:${IMAGE_TAG}<text:bookmark text:name="L19"/></text:p>
          </table:table-cell>
        </table:table-row>
        <table:table-row>
          <table:table-cell table:style-name="Table1.A1" office:value-type="string">
            <text:p text:style-name="P25"><text:bookmark text:name="LC19"/></text:p>
          </table:table-cell>
          <table:table-cell table:style-name="Table1.A1" office:value-type="string">
            <text:p text:style-name="P25"><text:bookmark text:name="L20"/></text:p>
          </table:table-cell>
        </table:table-row>
        <table:table-row>
          <table:table-cell table:style-name="Table1.A1" office:value-type="string">
            <text:p text:style-name="P25"><text:bookmark text:name="LC20"/></text:p>
          </table:table-cell>
          <table:table-cell table:style-name="Table1.A1" office:value-type="string">
            <text:p text:style-name="P24"><text:span text:style-name="T2">echo</text:span> <text:span text:style-name="T4">"Successfully pushed docker image </text:span>${REPOSITORY_URL}<text:span text:style-name="T4">:</text:span>${IMAGE_TAG}<text:span text:style-name="T4">"</text:span></text:p>
          </table:table-cell>
        </table:table-row>
      </table:table>
      <text:p text:style-name="P4"/>
      <text:p text:style-name="P4"/>
      <text:p text:style-name="P4"/>
      <text:p text:style-name="P13">BASH SCRIPT TO DEPLOY CF STACK TEMPLATES TO AWS VIA GITHUB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<text:bookmark text:name="LC112"/><text:bookmark text:name="LC113"/>#!/bin/bash<text:bookmark text:name="L23"/><text:bookmark text:name="L24"/></text:p>
          </table:table-cell>
          <table:table-cell table:style-name="Table2.B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25"><text:bookmark text:name="LC23"/><text:bookmark text:name="LC24"/></text:p>
          </table:table-cell>
          <table:table-cell table:style-name="Table2.A1" office:value-type="string">
            <text:p text:style-name="P25"><text:bookmark text:name="L33"/><text:bookmark text:name="L34"/></text:p>
          </table:table-cell>
        </table:table-row>
        <table:table-row>
          <table:table-cell table:style-name="Table2.A1" office:value-type="string">
            <text:p text:style-name="P25"><text:bookmark text:name="LC33"/><text:bookmark text:name="LC34"/></text:p>
          </table:table-cell>
          <table:table-cell table:style-name="Table2.A1" office:value-type="string">
            <text:p text:style-name="P24"><text:span text:style-name="T2">set</text:span> -e<text:bookmark text:name="L43"/><text:bookmark text:name="L44"/></text:p>
          </table:table-cell>
        </table:table-row>
        <table:table-row>
          <table:table-cell table:style-name="Table2.A1" office:value-type="string">
            <text:p text:style-name="P25"><text:bookmark text:name="LC43"/><text:bookmark text:name="LC44"/></text:p>
          </table:table-cell>
          <table:table-cell table:style-name="Table2.A1" office:value-type="string">
            <text:p text:style-name="P25"><text:bookmark text:name="L53"/><text:bookmark text:name="L54"/></text:p>
          </table:table-cell>
        </table:table-row>
        <table:table-row>
          <table:table-cell table:style-name="Table2.A1" office:value-type="string">
            <text:p text:style-name="P25"><text:bookmark text:name="LC53"/><text:bookmark text:name="LC54"/></text:p>
          </table:table-cell>
          <table:table-cell table:style-name="Table2.A1" office:value-type="string">
            <text:p text:style-name="P24">STACK_TEMPLATE=<text:bookmark text:name="L63"/><text:bookmark text:name="L64"/></text:p>
          </table:table-cell>
        </table:table-row>
        <table:table-row>
          <table:table-cell table:style-name="Table2.A1" office:value-type="string">
            <text:p text:style-name="P25"><text:bookmark text:name="LC63"/><text:bookmark text:name="LC64"/></text:p>
          </table:table-cell>
          <table:table-cell table:style-name="Table2.A1" office:value-type="string">
            <text:p text:style-name="P24">STACK_PARAMETERS_FILE=<text:bookmark text:name="L73"/><text:bookmark text:name="L74"/></text:p>
          </table:table-cell>
        </table:table-row>
        <table:table-row>
          <table:table-cell table:style-name="Table2.A1" office:value-type="string">
            <text:p text:style-name="P25"><text:bookmark text:name="LC73"/><text:bookmark text:name="LC74"/></text:p>
          </table:table-cell>
          <table:table-cell table:style-name="Table2.A1" office:value-type="string">
            <text:p text:style-name="P24">DRY_RUN=0<text:bookmark text:name="L83"/><text:bookmark text:name="L84"/></text:p>
          </table:table-cell>
        </table:table-row>
        <table:table-row>
          <table:table-cell table:style-name="Table2.A1" office:value-type="string">
            <text:p text:style-name="P25"><text:bookmark text:name="LC83"/><text:bookmark text:name="LC84"/></text:p>
          </table:table-cell>
          <table:table-cell table:style-name="Table2.A1" office:value-type="string">
            <text:p text:style-name="P25"><text:bookmark text:name="L93"/><text:bookmark text:name="L94"/></text:p>
          </table:table-cell>
        </table:table-row>
        <table:table-row>
          <table:table-cell table:style-name="Table2.A1" office:value-type="string">
            <text:p text:style-name="P25"><text:bookmark text:name="LC93"/><text:bookmark text:name="LC94"/></text:p>
          </table:table-cell>
          <table:table-cell table:style-name="Table2.A1" office:value-type="string">
            <text:p text:style-name="P24"><text:span text:style-name="T3">while</text:span> [[ $# <text:span text:style-name="T3">-gt</text:span> 0 ]]<text:span text:style-name="T3">;</text:span> <text:span text:style-name="T3">do</text:span><text:bookmark text:name="L103"/><text:bookmark text:name="L104"/></text:p>
          </table:table-cell>
        </table:table-row>
        <table:table-row>
          <table:table-cell table:style-name="Table2.A1" office:value-type="string">
            <text:p text:style-name="P25"><text:bookmark text:name="LC103"/><text:bookmark text:name="LC104"/></text:p>
          </table:table-cell>
          <table:table-cell table:style-name="Table2.A1" office:value-type="string">
            <text:p text:style-name="P24"><text:span text:style-name="T3">case</text:span> $1 <text:span text:style-name="T3">in</text:span><text:bookmark text:name="L113"/><text:bookmark text:name="L114"/></text:p>
          </table:table-cell>
        </table:table-row>
        <table:table-row>
          <table:table-cell table:style-name="Table2.A1" office:value-type="string">
            <text:p text:style-name="P25"><text:bookmark text:name="LC114"/><text:bookmark text:name="LC115"/></text:p>
          </table:table-cell>
          <table:table-cell table:style-name="Table2.A1" office:value-type="string">
            <text:p text:style-name="P24">-t|--template)<text:bookmark text:name="L123"/><text:bookmark text:name="L124"/></text:p>
          </table:table-cell>
        </table:table-row>
        <table:table-row>
          <table:table-cell table:style-name="Table2.A1" office:value-type="string">
            <text:p text:style-name="P25"><text:bookmark text:name="LC123"/><text:bookmark text:name="LC124"/></text:p>
          </table:table-cell>
          <table:table-cell table:style-name="Table2.A1" office:value-type="string">
            <text:p text:style-name="P24">STACK_TEMPLATE=<text:span text:style-name="T4">"</text:span>$2<text:span text:style-name="T4">"</text:span><text:bookmark text:name="L133"/><text:bookmark text:name="L134"/></text:p>
          </table:table-cell>
        </table:table-row>
        <table:table-row>
          <table:table-cell table:style-name="Table2.A1" office:value-type="string">
            <text:p text:style-name="P25"><text:bookmark text:name="LC133"/><text:bookmark text:name="LC134"/></text:p>
          </table:table-cell>
          <table:table-cell table:style-name="Table2.A1" office:value-type="string">
            <text:p text:style-name="P24"><text:span text:style-name="T2">shift</text:span> <text:span text:style-name="T1"># argument</text:span><text:bookmark text:name="L143"/><text:bookmark text:name="L144"/></text:p>
          </table:table-cell>
        </table:table-row>
        <table:table-row>
          <table:table-cell table:style-name="Table2.A1" office:value-type="string">
            <text:p text:style-name="P25"><text:bookmark text:name="LC143"/><text:bookmark text:name="LC144"/></text:p>
          </table:table-cell>
          <table:table-cell table:style-name="Table2.A1" office:value-type="string">
            <text:p text:style-name="P24"><text:span text:style-name="T2">shift</text:span> <text:span text:style-name="T1"># value</text:span><text:bookmark text:name="L153"/><text:bookmark text:name="L154"/></text:p>
          </table:table-cell>
        </table:table-row>
        <table:table-row>
          <table:table-cell table:style-name="Table2.A1" office:value-type="string">
            <text:p text:style-name="P25"><text:bookmark text:name="LC153"/><text:bookmark text:name="LC154"/></text:p>
          </table:table-cell>
          <table:table-cell table:style-name="Table2.A1" office:value-type="string">
            <text:p text:style-name="P24">;;<text:bookmark text:name="L163"/><text:bookmark text:name="L164"/></text:p>
          </table:table-cell>
        </table:table-row>
        <table:table-row>
          <table:table-cell table:style-name="Table2.A1" office:value-type="string">
            <text:p text:style-name="P25"><text:bookmark text:name="LC163"/><text:bookmark text:name="LC164"/></text:p>
          </table:table-cell>
          <table:table-cell table:style-name="Table2.A1" office:value-type="string">
            <text:p text:style-name="P24">-p|--parameters)<text:bookmark text:name="L173"/><text:bookmark text:name="L174"/></text:p>
          </table:table-cell>
        </table:table-row>
        <table:table-row>
          <table:table-cell table:style-name="Table2.A1" office:value-type="string">
            <text:p text:style-name="P25"><text:bookmark text:name="LC173"/><text:bookmark text:name="LC174"/></text:p>
          </table:table-cell>
          <table:table-cell table:style-name="Table2.A1" office:value-type="string">
            <text:p text:style-name="P24">STACK_PARAMETERS_FILE=<text:span text:style-name="T4">"</text:span>$2<text:span text:style-name="T4">"</text:span><text:bookmark text:name="L183"/><text:bookmark text:name="L184"/></text:p>
          </table:table-cell>
        </table:table-row>
        <table:table-row>
          <table:table-cell table:style-name="Table2.A1" office:value-type="string">
            <text:p text:style-name="P25"><text:bookmark text:name="LC183"/><text:bookmark text:name="LC184"/></text:p>
          </table:table-cell>
          <table:table-cell table:style-name="Table2.A1" office:value-type="string">
            <text:p text:style-name="P24"><text:span text:style-name="T2">shift</text:span> <text:span text:style-name="T1"># argument</text:span><text:bookmark text:name="L193"/><text:bookmark text:name="L194"/></text:p>
          </table:table-cell>
        </table:table-row>
        <table:table-row>
          <table:table-cell table:style-name="Table2.A1" office:value-type="string">
            <text:p text:style-name="P25"><text:bookmark text:name="LC193"/><text:bookmark text:name="LC194"/></text:p>
          </table:table-cell>
          <table:table-cell table:style-name="Table2.A1" office:value-type="string">
            <text:p text:style-name="P24"><text:span text:style-name="T2">shift</text:span> <text:span text:style-name="T1"># value</text:span><text:bookmark text:name="L203"/><text:bookmark text:name="L204"/></text:p>
          </table:table-cell>
        </table:table-row>
        <table:table-row>
          <table:table-cell table:style-name="Table2.A1" office:value-type="string">
            <text:p text:style-name="P25"><text:bookmark text:name="LC203"/><text:bookmark text:name="LC204"/></text:p>
          </table:table-cell>
          <table:table-cell table:style-name="Table2.A1" office:value-type="string">
            <text:p text:style-name="P24">;;<text:bookmark text:name="L21"/></text:p>
          </table:table-cell>
        </table:table-row>
        <table:table-row>
          <table:table-cell table:style-name="Table2.A1" office:value-type="string">
            <text:p text:style-name="P25"><text:bookmark text:name="LC21"/></text:p>
          </table:table-cell>
          <table:table-cell table:style-name="Table2.A1" office:value-type="string">
            <text:p text:style-name="P24">-n|--dry-run)<text:bookmark text:name="L22"/></text:p>
          </table:table-cell>
        </table:table-row>
        <table:table-row>
          <table:table-cell table:style-name="Table2.A1" office:value-type="string">
            <text:p text:style-name="P25"><text:bookmark text:name="LC22"/></text:p>
          </table:table-cell>
          <table:table-cell table:style-name="Table2.A1" office:value-type="string">
            <text:p text:style-name="P24">DRY_RUN=1<text:bookmark text:name="L231"/><text:bookmark text:name="L232"/></text:p>
          </table:table-cell>
        </table:table-row>
        <table:table-row>
          <table:table-cell table:style-name="Table2.A1" office:value-type="string">
            <text:p text:style-name="P25"><text:bookmark text:name="LC231"/><text:bookmark text:name="LC232"/></text:p>
          </table:table-cell>
          <table:table-cell table:style-name="Table2.A1" office:value-type="string">
            <text:p text:style-name="P24"><text:span text:style-name="T2">shift</text:span> <text:span text:style-name="T1"># argument</text:span><text:bookmark text:name="L241"/><text:bookmark text:name="L242"/></text:p>
          </table:table-cell>
        </table:table-row>
        <text:soft-page-break/>
        <table:table-row>
          <table:table-cell table:style-name="Table2.A1" office:value-type="string">
            <text:p text:style-name="P25"><text:bookmark text:name="LC241"/><text:bookmark text:name="LC242"/></text:p>
          </table:table-cell>
          <table:table-cell table:style-name="Table2.A1" office:value-type="string">
            <text:p text:style-name="P24">;;<text:bookmark text:name="L25"/></text:p>
          </table:table-cell>
        </table:table-row>
        <table:table-row>
          <table:table-cell table:style-name="Table2.A1" office:value-type="string">
            <text:p text:style-name="P25"><text:bookmark text:name="LC25"/></text:p>
          </table:table-cell>
          <table:table-cell table:style-name="Table2.A1" office:value-type="string">
            <text:p text:style-name="P24"><text:span text:style-name="T3">*</text:span>)<text:bookmark text:name="L26"/></text:p>
          </table:table-cell>
        </table:table-row>
        <table:table-row>
          <table:table-cell table:style-name="Table2.A1" office:value-type="string">
            <text:p text:style-name="P25"><text:bookmark text:name="LC26"/></text:p>
          </table:table-cell>
          <table:table-cell table:style-name="Table2.A1" office:value-type="string">
            <text:p text:style-name="P24"><text:span text:style-name="T2">echo</text:span> <text:span text:style-name="T4">"Error: Invalid command line argument </text:span>$1<text:span text:style-name="T4">"</text:span><text:bookmark text:name="L27"/></text:p>
          </table:table-cell>
        </table:table-row>
        <table:table-row>
          <table:table-cell table:style-name="Table2.A1" office:value-type="string">
            <text:p text:style-name="P25"><text:bookmark text:name="LC27"/></text:p>
          </table:table-cell>
          <table:table-cell table:style-name="Table2.A1" office:value-type="string">
            <text:p text:style-name="P24"><text:span text:style-name="T2">exit</text:span> 255<text:bookmark text:name="L28"/></text:p>
          </table:table-cell>
        </table:table-row>
        <table:table-row>
          <table:table-cell table:style-name="Table2.A1" office:value-type="string">
            <text:p text:style-name="P25"><text:bookmark text:name="LC28"/></text:p>
          </table:table-cell>
          <table:table-cell table:style-name="Table2.A1" office:value-type="string">
            <text:p text:style-name="P24">;;<text:bookmark text:name="L29"/></text:p>
          </table:table-cell>
        </table:table-row>
        <table:table-row>
          <table:table-cell table:style-name="Table2.A1" office:value-type="string">
            <text:p text:style-name="P25"><text:bookmark text:name="LC29"/></text:p>
          </table:table-cell>
          <table:table-cell table:style-name="Table2.A1" office:value-type="string">
            <text:p text:style-name="P27">esac<text:bookmark text:name="L30"/></text:p>
          </table:table-cell>
        </table:table-row>
        <table:table-row>
          <table:table-cell table:style-name="Table2.A1" office:value-type="string">
            <text:p text:style-name="P25"><text:bookmark text:name="LC30"/></text:p>
          </table:table-cell>
          <table:table-cell table:style-name="Table2.A1" office:value-type="string">
            <text:p text:style-name="P27">done<text:bookmark text:name="L31"/></text:p>
          </table:table-cell>
        </table:table-row>
        <table:table-row>
          <table:table-cell table:style-name="Table2.A1" office:value-type="string">
            <text:p text:style-name="P25"><text:bookmark text:name="LC31"/></text:p>
          </table:table-cell>
          <table:table-cell table:style-name="Table2.A1" office:value-type="string">
            <text:p text:style-name="P25"><text:bookmark text:name="L32"/></text:p>
          </table:table-cell>
        </table:table-row>
        <table:table-row>
          <table:table-cell table:style-name="Table2.A1" office:value-type="string">
            <text:p text:style-name="P25"><text:bookmark text:name="LC32"/></text:p>
          </table:table-cell>
          <table:table-cell table:style-name="Table2.A1" office:value-type="string">
            <text:p text:style-name="P24"><text:span text:style-name="T3">if</text:span> [[ <text:span text:style-name="T3">-z</text:span> $STACK_TEMPLATE <text:span text:style-name="T3">||</text:span> <text:span text:style-name="T3">!</text:span> <text:span text:style-name="T3">-f</text:span> $STACK_TEMPLATE ]]<text:span text:style-name="T3">;</text:span> <text:span text:style-name="T3">then</text:span><text:bookmark text:name="L331"/><text:bookmark text:name="L332"/></text:p>
          </table:table-cell>
        </table:table-row>
        <table:table-row>
          <table:table-cell table:style-name="Table2.A1" office:value-type="string">
            <text:p text:style-name="P25"><text:bookmark text:name="LC331"/><text:bookmark text:name="LC332"/></text:p>
          </table:table-cell>
          <table:table-cell table:style-name="Table2.A1" office:value-type="string">
            <text:p text:style-name="P24"><text:span text:style-name="T2">echo</text:span> <text:span text:style-name="T4">"Error: Stack template argument missing or file not found"</text:span><text:bookmark text:name="L341"/><text:bookmark text:name="L342"/></text:p>
          </table:table-cell>
        </table:table-row>
        <table:table-row>
          <table:table-cell table:style-name="Table2.A1" office:value-type="string">
            <text:p text:style-name="P25"><text:bookmark text:name="LC341"/><text:bookmark text:name="LC342"/></text:p>
          </table:table-cell>
          <table:table-cell table:style-name="Table2.A1" office:value-type="string">
            <text:p text:style-name="P24"><text:span text:style-name="T2">exit</text:span> 255<text:bookmark text:name="L35"/></text:p>
          </table:table-cell>
        </table:table-row>
        <table:table-row>
          <table:table-cell table:style-name="Table2.A1" office:value-type="string">
            <text:p text:style-name="P25"><text:bookmark text:name="LC35"/></text:p>
          </table:table-cell>
          <table:table-cell table:style-name="Table2.A1" office:value-type="string">
            <text:p text:style-name="P27">fi<text:bookmark text:name="L36"/></text:p>
          </table:table-cell>
        </table:table-row>
        <table:table-row>
          <table:table-cell table:style-name="Table2.A1" office:value-type="string">
            <text:p text:style-name="P25"><text:bookmark text:name="LC36"/></text:p>
          </table:table-cell>
          <table:table-cell table:style-name="Table2.A1" office:value-type="string">
            <text:p text:style-name="P25"><text:bookmark text:name="L37"/></text:p>
          </table:table-cell>
        </table:table-row>
        <table:table-row>
          <table:table-cell table:style-name="Table2.A1" office:value-type="string">
            <text:p text:style-name="P25"><text:bookmark text:name="LC37"/></text:p>
          </table:table-cell>
          <table:table-cell table:style-name="Table2.A1" office:value-type="string">
            <text:p text:style-name="P24"><text:span text:style-name="T3">if</text:span> [[ <text:span text:style-name="T3">!</text:span> <text:span text:style-name="T3">-z</text:span> $STACK_PARAMETERS_FILE <text:span text:style-name="T3">&amp;&amp;</text:span> <text:span text:style-name="T3">!</text:span> <text:span text:style-name="T3">-f</text:span> $STACK_PARAMETERS_FILE ]]<text:span text:style-name="T3">;</text:span> <text:span text:style-name="T3">then</text:span><text:bookmark text:name="L38"/></text:p>
          </table:table-cell>
        </table:table-row>
        <table:table-row>
          <table:table-cell table:style-name="Table2.A1" office:value-type="string">
            <text:p text:style-name="P25"><text:bookmark text:name="LC38"/></text:p>
          </table:table-cell>
          <table:table-cell table:style-name="Table2.A1" office:value-type="string">
            <text:p text:style-name="P24"><text:span text:style-name="T2">echo</text:span> <text:span text:style-name="T4">"Error: Stack parameters file not found"</text:span><text:bookmark text:name="L39"/></text:p>
          </table:table-cell>
        </table:table-row>
        <table:table-row>
          <table:table-cell table:style-name="Table2.A1" office:value-type="string">
            <text:p text:style-name="P25"><text:bookmark text:name="LC39"/></text:p>
          </table:table-cell>
          <table:table-cell table:style-name="Table2.A1" office:value-type="string">
            <text:p text:style-name="P24"><text:span text:style-name="T2">exit</text:span> 255<text:bookmark text:name="L40"/></text:p>
          </table:table-cell>
        </table:table-row>
        <table:table-row>
          <table:table-cell table:style-name="Table2.A1" office:value-type="string">
            <text:p text:style-name="P25"><text:bookmark text:name="LC40"/></text:p>
          </table:table-cell>
          <table:table-cell table:style-name="Table2.A1" office:value-type="string">
            <text:p text:style-name="P27">fi<text:bookmark text:name="L41"/></text:p>
          </table:table-cell>
        </table:table-row>
        <table:table-row>
          <table:table-cell table:style-name="Table2.A1" office:value-type="string">
            <text:p text:style-name="P25"><text:bookmark text:name="LC41"/></text:p>
          </table:table-cell>
          <table:table-cell table:style-name="Table2.A1" office:value-type="string">
            <text:p text:style-name="P25"><text:bookmark text:name="L42"/></text:p>
          </table:table-cell>
        </table:table-row>
        <table:table-row>
          <table:table-cell table:style-name="Table2.A1" office:value-type="string">
            <text:p text:style-name="P25"><text:bookmark text:name="LC42"/></text:p>
          </table:table-cell>
          <table:table-cell table:style-name="Table2.A1" office:value-type="string">
            <text:p text:style-name="P24"><text:span text:style-name="T3">if</text:span> [ <text:span text:style-name="T3">-z</text:span> $AWS_DEFAULT_REGION ]<text:span text:style-name="T3">;</text:span> <text:span text:style-name="T3">then</text:span><text:bookmark text:name="L431"/><text:bookmark text:name="L432"/></text:p>
          </table:table-cell>
        </table:table-row>
        <table:table-row>
          <table:table-cell table:style-name="Table2.A1" office:value-type="string">
            <text:p text:style-name="P25"><text:bookmark text:name="LC431"/><text:bookmark text:name="LC432"/></text:p>
          </table:table-cell>
          <table:table-cell table:style-name="Table2.A1" office:value-type="string">
            <text:p text:style-name="P24"><text:span text:style-name="T2">echo</text:span> <text:span text:style-name="T4">"Error: Environment variable AWS_DEFAULT_REGION undefined"</text:span><text:bookmark text:name="L441"/><text:bookmark text:name="L442"/></text:p>
          </table:table-cell>
        </table:table-row>
        <table:table-row>
          <table:table-cell table:style-name="Table2.A1" office:value-type="string">
            <text:p text:style-name="P25"><text:bookmark text:name="LC441"/><text:bookmark text:name="LC442"/></text:p>
          </table:table-cell>
          <table:table-cell table:style-name="Table2.A1" office:value-type="string">
            <text:p text:style-name="P24"><text:span text:style-name="T2">exit</text:span> 255<text:bookmark text:name="L45"/></text:p>
          </table:table-cell>
        </table:table-row>
        <table:table-row>
          <table:table-cell table:style-name="Table2.A1" office:value-type="string">
            <text:p text:style-name="P25"><text:bookmark text:name="LC45"/></text:p>
          </table:table-cell>
          <table:table-cell table:style-name="Table2.A1" office:value-type="string">
            <text:p text:style-name="P27">fi<text:bookmark text:name="L46"/></text:p>
          </table:table-cell>
        </table:table-row>
        <table:table-row>
          <table:table-cell table:style-name="Table2.A1" office:value-type="string">
            <text:p text:style-name="P25"><text:bookmark text:name="LC46"/></text:p>
          </table:table-cell>
          <table:table-cell table:style-name="Table2.A1" office:value-type="string">
            <text:p text:style-name="P25"><text:bookmark text:name="L47"/></text:p>
          </table:table-cell>
        </table:table-row>
        <table:table-row>
          <table:table-cell table:style-name="Table2.A1" office:value-type="string">
            <text:p text:style-name="P25"><text:bookmark text:name="LC47"/></text:p>
          </table:table-cell>
          <table:table-cell table:style-name="Table2.A1" office:value-type="string">
            <text:p text:style-name="P26"># Load environment from account alias<text:bookmark text:name="L48"/></text:p>
          </table:table-cell>
        </table:table-row>
        <table:table-row>
          <table:table-cell table:style-name="Table2.A1" office:value-type="string">
            <text:p text:style-name="P25"><text:bookmark text:name="LC48"/></text:p>
          </table:table-cell>
          <table:table-cell table:style-name="Table2.A1" office:value-type="string">
            <text:p text:style-name="P24">ENVIRONMENT=<text:span text:style-name="T4">$(aws iam list-account-aliases </text:span><text:span text:style-name="T3">|</text:span><text:span text:style-name="T4"> jq --raw-output .AccountAliases[0])</text:span><text:bookmark text:name="L49"/></text:p>
          </table:table-cell>
        </table:table-row>
        <table:table-row>
          <table:table-cell table:style-name="Table2.A1" office:value-type="string">
            <text:p text:style-name="P25"><text:bookmark text:name="LC49"/></text:p>
          </table:table-cell>
          <table:table-cell table:style-name="Table2.A1" office:value-type="string">
            <text:p text:style-name="P24"><text:span text:style-name="T3">if</text:span> [ <text:span text:style-name="T3">-z</text:span> $ENVIRONMENT ]<text:span text:style-name="T3">;</text:span> <text:span text:style-name="T3">then</text:span><text:bookmark text:name="L50"/></text:p>
          </table:table-cell>
        </table:table-row>
        <table:table-row>
          <table:table-cell table:style-name="Table2.A1" office:value-type="string">
            <text:p text:style-name="P25"><text:bookmark text:name="LC50"/></text:p>
          </table:table-cell>
          <table:table-cell table:style-name="Table2.A1" office:value-type="string">
            <text:p text:style-name="P24"><text:span text:style-name="T2">echo</text:span> <text:span text:style-name="T4">"Error: Unable to determine environment / account alias"</text:span><text:bookmark text:name="L51"/></text:p>
          </table:table-cell>
        </table:table-row>
        <table:table-row>
          <table:table-cell table:style-name="Table2.A1" office:value-type="string">
            <text:p text:style-name="P25"><text:bookmark text:name="LC51"/></text:p>
          </table:table-cell>
          <table:table-cell table:style-name="Table2.A1" office:value-type="string">
            <text:p text:style-name="P24"><text:span text:style-name="T2">exit</text:span> 255<text:bookmark text:name="L52"/></text:p>
          </table:table-cell>
        </table:table-row>
        <table:table-row>
          <table:table-cell table:style-name="Table2.A1" office:value-type="string">
            <text:p text:style-name="P25"><text:bookmark text:name="LC52"/></text:p>
          </table:table-cell>
          <table:table-cell table:style-name="Table2.A1" office:value-type="string">
            <text:p text:style-name="P27">fi<text:bookmark text:name="L531"/><text:bookmark text:name="L532"/></text:p>
          </table:table-cell>
        </table:table-row>
        <table:table-row>
          <table:table-cell table:style-name="Table2.A1" office:value-type="string">
            <text:p text:style-name="P25"><text:bookmark text:name="LC531"/><text:bookmark text:name="LC532"/></text:p>
          </table:table-cell>
          <table:table-cell table:style-name="Table2.A1" office:value-type="string">
            <text:p text:style-name="P25"><text:bookmark text:name="L541"/><text:bookmark text:name="L542"/></text:p>
          </table:table-cell>
        </table:table-row>
        <table:table-row>
          <table:table-cell table:style-name="Table2.A1" office:value-type="string">
            <text:p text:style-name="P25"><text:bookmark text:name="LC541"/><text:bookmark text:name="LC542"/></text:p>
          </table:table-cell>
          <table:table-cell table:style-name="Table2.A1" office:value-type="string">
            <text:p text:style-name="P26"># Ensure environment matches profile (when defined)<text:bookmark text:name="L55"/></text:p>
          </table:table-cell>
        </table:table-row>
        <table:table-row>
          <table:table-cell table:style-name="Table2.A1" office:value-type="string">
            <text:p text:style-name="P25"><text:bookmark text:name="LC55"/></text:p>
          </table:table-cell>
          <table:table-cell table:style-name="Table2.A1" office:value-type="string">
            <text:p text:style-name="P24"><text:span text:style-name="T3">if</text:span> [[ <text:span text:style-name="T3">!</text:span> <text:span text:style-name="T3">-z</text:span> $AWS_PROFILE <text:span text:style-name="T3">&amp;&amp;</text:span> <text:span text:style-name="T4">"</text:span>$ENVIRONMENT<text:span text:style-name="T4">"</text:span> <text:span text:style-name="T3">!=</text:span> <text:span text:style-name="T4">"</text:span>$AWS_PROFILE<text:span text:style-name="T4">"</text:span> ]]<text:span text:style-name="T3">;</text:span> <text:span text:style-name="T3">then</text:span><text:bookmark text:name="L56"/></text:p>
          </table:table-cell>
        </table:table-row>
        <table:table-row>
          <table:table-cell table:style-name="Table2.A1" office:value-type="string">
            <text:p text:style-name="P25"><text:bookmark text:name="LC56"/></text:p>
          </table:table-cell>
          <table:table-cell table:style-name="Table2.A1" office:value-type="string">
            <text:p text:style-name="P24"><text:span text:style-name="T2">echo</text:span> <text:span text:style-name="T4">"Error: Environment name (</text:span>$ENVIRONMENT<text:span text:style-name="T4">) and profile (</text:span>$AWS_PROFILE<text:span text:style-name="T4">) mismatch"</text:span><text:bookmark text:name="L57"/></text:p>
          </table:table-cell>
        </table:table-row>
        <table:table-row>
          <table:table-cell table:style-name="Table2.A1" office:value-type="string">
            <text:p text:style-name="P25"><text:bookmark text:name="LC57"/></text:p>
          </table:table-cell>
          <table:table-cell table:style-name="Table2.A1" office:value-type="string">
            <text:p text:style-name="P24"><text:span text:style-name="T2">exit</text:span> 255<text:bookmark text:name="L58"/></text:p>
          </table:table-cell>
        </table:table-row>
        <table:table-row>
          <table:table-cell table:style-name="Table2.A1" office:value-type="string">
            <text:p text:style-name="P25"><text:bookmark text:name="LC58"/></text:p>
          </table:table-cell>
          <table:table-cell table:style-name="Table2.A1" office:value-type="string">
            <text:p text:style-name="P27">fi<text:bookmark text:name="L59"/></text:p>
          </table:table-cell>
        </table:table-row>
        <table:table-row>
          <table:table-cell table:style-name="Table2.A1" office:value-type="string">
            <text:p text:style-name="P25"><text:bookmark text:name="LC59"/></text:p>
          </table:table-cell>
          <table:table-cell table:style-name="Table2.A1" office:value-type="string">
            <text:p text:style-name="P25"><text:bookmark text:name="L60"/></text:p>
          </table:table-cell>
        </table:table-row>
        <table:table-row>
          <table:table-cell table:style-name="Table2.A1" office:value-type="string">
            <text:p text:style-name="P25"><text:bookmark text:name="LC60"/></text:p>
          </table:table-cell>
          <table:table-cell table:style-name="Table2.A1" office:value-type="string">
            <text:p text:style-name="P26"># Strip out the fandomconnect- prefix<text:bookmark text:name="L61"/></text:p>
          </table:table-cell>
        </table:table-row>
        <table:table-row>
          <table:table-cell table:style-name="Table2.A1" office:value-type="string">
            <text:p text:style-name="P25"><text:bookmark text:name="LC61"/></text:p>
          </table:table-cell>
          <table:table-cell table:style-name="Table2.A1" office:value-type="string">
            <text:p text:style-name="P24">ENVIRONMENT=<text:span text:style-name="T4">$(echo </text:span>$ENVIRONMENT<text:span text:style-name="T4"> </text:span><text:span text:style-name="T3">|</text:span><text:span text:style-name="T4"> sed s/fandomconnect-//)</text:span><text:bookmark text:name="L62"/></text:p>
          </table:table-cell>
        </table:table-row>
        <table:table-row>
          <table:table-cell table:style-name="Table2.A1" office:value-type="string">
            <text:p text:style-name="P25"><text:bookmark text:name="LC62"/></text:p>
          </table:table-cell>
          <table:table-cell table:style-name="Table2.A1" office:value-type="string">
            <text:p text:style-name="P25"><text:bookmark text:name="L631"/><text:bookmark text:name="L632"/></text:p>
          </table:table-cell>
        </table:table-row>
        <table:table-row>
          <table:table-cell table:style-name="Table2.A1" office:value-type="string">
            <text:p text:style-name="P25"><text:bookmark text:name="LC631"/><text:bookmark text:name="LC632"/></text:p>
          </table:table-cell>
          <table:table-cell table:style-name="Table2.A1" office:value-type="string">
            <text:p text:style-name="P26"># Build stack parameters<text:bookmark text:name="L641"/><text:bookmark text:name="L642"/></text:p>
          </table:table-cell>
        </table:table-row>
        <table:table-row>
          <table:table-cell table:style-name="Table2.A1" office:value-type="string">
            <text:p text:style-name="P25"><text:bookmark text:name="LC641"/><text:bookmark text:name="LC642"/></text:p>
          </table:table-cell>
          <table:table-cell table:style-name="Table2.A1" office:value-type="string">
            <text:p text:style-name="P28"><text:bookmark text:name="L65"/><text:span text:style-name="T7">STACK_PARAMETERS=”</text:span><text:span text:style-name="T5">EnvironmentName=</text:span><text:span text:style-name="T7">$ENVIRONMENT</text:span><text:span text:style-name="T5"> </text:span><text:span text:style-name="T12">CommitSha=$(git rev-parse --short HEAD)"</text:span></text:p>
          </table:table-cell>
        </table:table-row>
        <table:table-row>
          <table:table-cell table:style-name="Table2.A1" office:value-type="string">
            <text:p text:style-name="P25"><text:bookmark text:name="LC65"/></text:p>
          </table:table-cell>
          <table:table-cell table:style-name="Table2.A1" office:value-type="string">
            <text:p text:style-name="P24"><text:bookmark text:name="L66"/><text:span text:style-name="T3">if</text:span> [ <text:span text:style-name="T3">!</text:span> <text:span text:style-name="T3">-z</text:span> $STACK_PARAMETERS_FILE ]<text:span text:style-name="T3">;</text:span> <text:span text:style-name="T3">then</text:span></text:p>
          </table:table-cell>
        </table:table-row>
        <table:table-row>
          <table:table-cell table:style-name="Table2.A1" office:value-type="string">
            <text:p text:style-name="P25"><text:bookmark text:name="LC66"/></text:p>
          </table:table-cell>
          <table:table-cell table:style-name="Table2.A1" office:value-type="string">
            <text:p text:style-name="P24"><text:bookmark text:name="L67"/><text:span text:style-name="T3">for</text:span> p <text:span text:style-name="T3">in</text:span> <text:span text:style-name="T4">$(cat </text:span>$STACK_PARAMETERS_FILE<text:span text:style-name="T4"> </text:span><text:span text:style-name="T3">|</text:span><text:span text:style-name="T4"> tr "\n" " ")</text:span><text:span text:style-name="T3">;</text:span> <text:span text:style-name="T3">do</text:span></text:p>
          </table:table-cell>
        </table:table-row>
        <table:table-row>
          <table:table-cell table:style-name="Table2.A1" office:value-type="string">
            <text:p text:style-name="P25"><text:bookmark text:name="LC67"/></text:p>
          </table:table-cell>
          <table:table-cell table:style-name="Table2.A1" office:value-type="string">
            <text:p text:style-name="P24"><text:bookmark text:name="L68"/>KEY=<text:span text:style-name="T4">$(echo </text:span>$p<text:span text:style-name="T4"> </text:span><text:span text:style-name="T3">|</text:span><text:span text:style-name="T4"> cut -d\= -f1)</text:span></text:p>
          </table:table-cell>
        </table:table-row>
        <table:table-row>
          <table:table-cell table:style-name="Table2.A1" office:value-type="string">
            <text:p text:style-name="P25"><text:bookmark text:name="LC68"/></text:p>
          </table:table-cell>
          <table:table-cell table:style-name="Table2.A1" office:value-type="string">
            <text:p text:style-name="P24"><text:bookmark text:name="L69"/>VALUE=<text:span text:style-name="T4">$(echo </text:span>$p<text:span text:style-name="T4"> </text:span><text:span text:style-name="T3">|</text:span><text:span text:style-name="T4"> cut -d\= -f2)</text:span></text:p>
          </table:table-cell>
        </table:table-row>
        <table:table-row>
          <table:table-cell table:style-name="Table2.A1" office:value-type="string">
            <text:p text:style-name="P25"><text:bookmark text:name="LC69"/></text:p>
          </table:table-cell>
          <table:table-cell table:style-name="Table2.A1" office:value-type="string">
            <text:p text:style-name="P24"><text:bookmark text:name="L70"/>STACK_PARAMETERS=<text:span text:style-name="T4">"</text:span>$STACK_PARAMETERS<text:span text:style-name="T4"> </text:span>$KEY<text:span text:style-name="T4">=</text:span>$VALUE<text:span text:style-name="T4">"</text:span></text:p>
          </table:table-cell>
        </table:table-row>
        <table:table-row>
          <table:table-cell table:style-name="Table2.A1" office:value-type="string">
            <text:p text:style-name="P25"><text:bookmark text:name="LC70"/></text:p>
          </table:table-cell>
          <table:table-cell table:style-name="Table2.A1" office:value-type="string">
            <text:p text:style-name="P27"><text:bookmark text:name="L71"/>done</text:p>
          </table:table-cell>
        </table:table-row>
        <table:table-row>
          <table:table-cell table:style-name="Table2.A1" office:value-type="string">
            <text:p text:style-name="P25"><text:bookmark text:name="LC71"/></text:p>
          </table:table-cell>
          <table:table-cell table:style-name="Table2.A1" office:value-type="string">
            <text:p text:style-name="P27"><text:bookmark text:name="L72"/>fi</text:p>
          </table:table-cell>
        </table:table-row>
        <table:table-row>
          <table:table-cell table:style-name="Table2.A1" office:value-type="string">
            <text:p text:style-name="P25"><text:bookmark text:name="LC72"/></text:p>
          </table:table-cell>
          <table:table-cell table:style-name="Table2.A1" office:value-type="string">
            <text:p text:style-name="P25"><text:bookmark text:name="L731"/><text:bookmark text:name="L732"/></text:p>
          </table:table-cell>
        </table:table-row>
        <table:table-row>
          <table:table-cell table:style-name="Table2.A1" office:value-type="string">
            <text:p text:style-name="P25"><text:bookmark text:name="LC731"/><text:bookmark text:name="LC732"/></text:p>
          </table:table-cell>
          <table:table-cell table:style-name="Table2.A1" office:value-type="string">
            <text:p text:style-name="P26"># Validate template<text:bookmark text:name="L741"/><text:bookmark text:name="L742"/></text:p>
          </table:table-cell>
        </table:table-row>
        <table:table-row>
          <table:table-cell table:style-name="Table2.A1" office:value-type="string">
            <text:p text:style-name="P25"><text:bookmark text:name="LC741"/><text:bookmark text:name="LC742"/></text:p>
          </table:table-cell>
          <table:table-cell table:style-name="Table2.A1" office:value-type="string">
            <text:p text:style-name="P24">cfn-lint -t $STACK_TEMPLATE -r $AWS_DEFAULT_REGION<text:bookmark text:name="L75"/></text:p>
          </table:table-cell>
        </table:table-row>
        <table:table-row>
          <table:table-cell table:style-name="Table2.A1" office:value-type="string">
            <text:p text:style-name="P25"><text:bookmark text:name="LC75"/></text:p>
          </table:table-cell>
          <table:table-cell table:style-name="Table2.A1" office:value-type="string">
            <text:p text:style-name="P25"><text:bookmark text:name="L76"/></text:p>
          </table:table-cell>
        </table:table-row>
        <table:table-row>
          <table:table-cell table:style-name="Table2.A1" office:value-type="string">
            <text:p text:style-name="P25"><text:bookmark text:name="LC76"/></text:p>
          </table:table-cell>
          <table:table-cell table:style-name="Table2.A1" office:value-type="string">
            <text:p text:style-name="P26"># Package template<text:bookmark text:name="L77"/></text:p>
          </table:table-cell>
        </table:table-row>
        <table:table-row>
          <table:table-cell table:style-name="Table2.A1" office:value-type="string">
            <text:p text:style-name="P25"><text:bookmark text:name="LC77"/></text:p>
          </table:table-cell>
          <table:table-cell table:style-name="Table2.A1" office:value-type="string">
            <text:p text:style-name="P24">STACK_NAME=<text:span text:style-name="T4">$(basename $(dirname </text:span>$STACK_TEMPLATE<text:span text:style-name="T4">) </text:span><text:span text:style-name="T3">|</text:span><text:span text:style-name="T4"> sed s/_/-/)</text:span><text:bookmark text:name="L78"/></text:p>
          </table:table-cell>
        </table:table-row>
        <table:table-row>
          <table:table-cell table:style-name="Table2.A1" office:value-type="string">
            <text:p text:style-name="P25"><text:bookmark text:name="LC78"/></text:p>
          </table:table-cell>
          <table:table-cell table:style-name="Table2.A1" office:value-type="string">
            <text:p text:style-name="P24">PACKAGE_BUCKET=$ENVIRONMENT.cfn<text:bookmark text:name="L79"/></text:p>
          </table:table-cell>
        </table:table-row>
        <text:soft-page-break/>
        <table:table-row>
          <table:table-cell table:style-name="Table2.A1" office:value-type="string">
            <text:p text:style-name="P25"><text:bookmark text:name="LC79"/></text:p>
          </table:table-cell>
          <table:table-cell table:style-name="Table2.A1" office:value-type="string">
            <text:p text:style-name="P24">PACKAGE_TEMPLATE=<text:span text:style-name="T4">$(mktemp)</text:span>.yaml<text:bookmark text:name="L80"/></text:p>
          </table:table-cell>
        </table:table-row>
        <table:table-row>
          <table:table-cell table:style-name="Table2.A1" office:value-type="string">
            <text:p text:style-name="P25"><text:bookmark text:name="LC80"/></text:p>
          </table:table-cell>
          <table:table-cell table:style-name="Table2.A1" office:value-type="string">
            <text:p text:style-name="P24">aws s3api create-bucket --bucket $PACKAGE_BUCKET<text:bookmark text:name="L81"/></text:p>
          </table:table-cell>
        </table:table-row>
        <table:table-row>
          <table:table-cell table:style-name="Table2.A1" office:value-type="string">
            <text:p text:style-name="P25"><text:bookmark text:name="LC81"/></text:p>
          </table:table-cell>
          <table:table-cell table:style-name="Table2.A1" office:value-type="string">
            <text:p text:style-name="P24">aws cloudformation package --template-file $STACK_TEMPLATE --s3-bucket $PACKAGE_BUCKET --output-template-file $PACKAGE_TEMPLATE<text:bookmark text:name="L82"/></text:p>
          </table:table-cell>
        </table:table-row>
        <table:table-row>
          <table:table-cell table:style-name="Table2.A1" office:value-type="string">
            <text:p text:style-name="P25"><text:bookmark text:name="LC82"/></text:p>
          </table:table-cell>
          <table:table-cell table:style-name="Table2.A1" office:value-type="string">
            <text:p text:style-name="P25"><text:bookmark text:name="L831"/><text:bookmark text:name="L832"/></text:p>
          </table:table-cell>
        </table:table-row>
        <table:table-row>
          <table:table-cell table:style-name="Table2.A1" office:value-type="string">
            <text:p text:style-name="P25"><text:bookmark text:name="LC831"/><text:bookmark text:name="LC832"/></text:p>
          </table:table-cell>
          <table:table-cell table:style-name="Table2.A1" office:value-type="string">
            <text:p text:style-name="P26"># Skip deploy when dry-run<text:bookmark text:name="L841"/><text:bookmark text:name="L842"/></text:p>
          </table:table-cell>
        </table:table-row>
        <table:table-row>
          <table:table-cell table:style-name="Table2.A1" office:value-type="string">
            <text:p text:style-name="P25"><text:bookmark text:name="LC841"/><text:bookmark text:name="LC842"/></text:p>
          </table:table-cell>
          <table:table-cell table:style-name="Table2.A1" office:value-type="string">
            <text:p text:style-name="P24"><text:span text:style-name="T3">if</text:span> [ $DRY_RUN <text:span text:style-name="T3">-eq</text:span> 1 ]<text:span text:style-name="T3">;</text:span> <text:span text:style-name="T3">then</text:span><text:bookmark text:name="L85"/></text:p>
          </table:table-cell>
        </table:table-row>
        <table:table-row>
          <table:table-cell table:style-name="Table2.A1" office:value-type="string">
            <text:p text:style-name="P25"><text:bookmark text:name="LC85"/></text:p>
          </table:table-cell>
          <table:table-cell table:style-name="Table2.A1" office:value-type="string">
            <text:p text:style-name="P24"><text:span text:style-name="T2">echo</text:span> <text:span text:style-name="T4">"Skipping deploy due to --dry-run flag"</text:span><text:bookmark text:name="L86"/></text:p>
          </table:table-cell>
        </table:table-row>
        <table:table-row>
          <table:table-cell table:style-name="Table2.A1" office:value-type="string">
            <text:p text:style-name="P25"><text:bookmark text:name="LC86"/></text:p>
          </table:table-cell>
          <table:table-cell table:style-name="Table2.A1" office:value-type="string">
            <text:p text:style-name="P24"><text:span text:style-name="T2">exit</text:span> 0<text:bookmark text:name="L87"/></text:p>
          </table:table-cell>
        </table:table-row>
        <table:table-row>
          <table:table-cell table:style-name="Table2.A1" office:value-type="string">
            <text:p text:style-name="P25"><text:bookmark text:name="LC87"/></text:p>
          </table:table-cell>
          <table:table-cell table:style-name="Table2.A1" office:value-type="string">
            <text:p text:style-name="P27">fi<text:bookmark text:name="L88"/></text:p>
          </table:table-cell>
        </table:table-row>
        <table:table-row>
          <table:table-cell table:style-name="Table2.A1" office:value-type="string">
            <text:p text:style-name="P25"><text:bookmark text:name="LC88"/></text:p>
          </table:table-cell>
          <table:table-cell table:style-name="Table2.A1" office:value-type="string">
            <text:p text:style-name="P25"><text:bookmark text:name="L89"/></text:p>
          </table:table-cell>
        </table:table-row>
        <table:table-row>
          <table:table-cell table:style-name="Table2.A1" office:value-type="string">
            <text:p text:style-name="P25"><text:bookmark text:name="LC89"/></text:p>
          </table:table-cell>
          <table:table-cell table:style-name="Table2.A1" office:value-type="string">
            <text:p text:style-name="P24">DEPLOY_BUCKET=$ENVIRONMENT.cfn<text:bookmark text:name="L90"/></text:p>
          </table:table-cell>
        </table:table-row>
        <table:table-row>
          <table:table-cell table:style-name="Table2.A1" office:value-type="string">
            <text:p text:style-name="P25"><text:bookmark text:name="LC90"/></text:p>
          </table:table-cell>
          <table:table-cell table:style-name="Table2.A1" office:value-type="string">
            <text:p text:style-name="P24">aws cloudformation deploy --template-file $PACKAGE_TEMPLATE --s3-bucket $DEPLOY_BUCKET --capabilities CAPABILITY_NAMED_IAM --stack-name $STACK_NAME --no-fail-on-empty-changeset --parameter-overrides $STACK_PARAMETERS </text:p>
          </table:table-cell>
        </table:table-row>
      </table:table>
      <text:p text:style-name="P4"/>
      <text:p text:style-name="P14">Buildkite <text:span text:style-name="T9">Pipeline </text:span>Scrip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<text:bookmark text:name="LC111"/><text:bookmark text:name="LC110"/><text:span text:style-name="T8">env</text:span>:<text:bookmark text:name="L211"/><text:bookmark text:name="L210"/></text:p>
          </table:table-cell>
          <table:table-cell table:style-name="Table3.B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5"><text:bookmark text:name="LC211"/><text:bookmark text:name="LC210"/></text:p>
          </table:table-cell>
          <table:table-cell table:style-name="Table3.A1" office:value-type="string">
            <text:p text:style-name="P24"><text:span text:style-name="T8">AWS_DEFAULT_REGION</text:span>: <text:span text:style-name="T4">us-east-1</text:span><text:bookmark text:name="L311"/><text:bookmark text:name="L310"/></text:p>
          </table:table-cell>
        </table:table-row>
        <table:table-row>
          <table:table-cell table:style-name="Table3.A1" office:value-type="string">
            <text:p text:style-name="P25"><text:bookmark text:name="LC311"/><text:bookmark text:name="LC310"/></text:p>
          </table:table-cell>
          <table:table-cell table:style-name="Table3.A1" office:value-type="string">
            <text:p text:style-name="P25"><text:bookmark text:name="L411"/><text:bookmark text:name="L410"/></text:p>
          </table:table-cell>
        </table:table-row>
        <table:table-row>
          <table:table-cell table:style-name="Table3.A1" office:value-type="string">
            <text:p text:style-name="P25"><text:bookmark text:name="LC411"/><text:bookmark text:name="LC410"/></text:p>
          </table:table-cell>
          <table:table-cell table:style-name="Table3.A1" office:value-type="string">
            <text:p text:style-name="P24"><text:span text:style-name="T8">steps</text:span>:<text:bookmark text:name="L511"/><text:bookmark text:name="L510"/></text:p>
          </table:table-cell>
        </table:table-row>
        <table:table-row>
          <table:table-cell table:style-name="Table3.A1" office:value-type="string">
            <text:p text:style-name="P25"><text:bookmark text:name="LC511"/><text:bookmark text:name="LC510"/></text:p>
          </table:table-cell>
          <table:table-cell table:style-name="Table3.A1" office:value-type="string">
            <text:p text:style-name="P26"># Build/test (all branches)<text:bookmark text:name="L611"/><text:bookmark text:name="L610"/></text:p>
          </table:table-cell>
        </table:table-row>
        <table:table-row>
          <table:table-cell table:style-name="Table3.A1" office:value-type="string">
            <text:p text:style-name="P25"><text:bookmark text:name="LC611"/><text:bookmark text:name="LC610"/></text:p>
          </table:table-cell>
          <table:table-cell table:style-name="Table3.A1" office:value-type="string">
            <text:p text:style-name="P24">- <text:span text:style-name="T8">label</text:span>: <text:span text:style-name="T4">":hammer: Build"</text:span><text:bookmark text:name="L711"/><text:bookmark text:name="L710"/></text:p>
          </table:table-cell>
        </table:table-row>
        <table:table-row>
          <table:table-cell table:style-name="Table3.A1" office:value-type="string">
            <text:p text:style-name="P25"><text:bookmark text:name="LC711"/><text:bookmark text:name="LC710"/></text:p>
          </table:table-cell>
          <table:table-cell table:style-name="Table3.A1" office:value-type="string">
            <text:p text:style-name="P24"><text:bookmark text:name="L811"/><text:bookmark text:name="L810"/><text:span text:style-name="T8">commands</text:span>: <text:span text:style-name="T10">./deploy/deploy_cfn.sh --template ./deploy/stacks/service/stack.yml --stack-name coupon-service --parameters ./deploy/stacks/service/scorzuse1-dev.properties</text:span></text:p>
          </table:table-cell>
        </table:table-row>
        <table:table-row>
          <table:table-cell table:style-name="Table3.A1" office:value-type="string">
            <text:p text:style-name="P25"><text:bookmark text:name="LC811"/><text:bookmark text:name="LC810"/></text:p>
          </table:table-cell>
          <table:table-cell table:style-name="Table3.A1" office:value-type="string">
            <text:p text:style-name="P26"># ./gradlew clean build <text:bookmark text:name="L92"/><text:bookmark text:name="L91"/></text:p>
          </table:table-cell>
        </table:table-row>
        <table:table-row>
          <table:table-cell table:style-name="Table3.A1" office:value-type="string">
            <text:p text:style-name="P25"><text:bookmark text:name="LC92"/><text:bookmark text:name="LC91"/></text:p>
          </table:table-cell>
          <table:table-cell table:style-name="Table3.A1" office:value-type="string">
            <text:p text:style-name="P24"><text:span text:style-name="T8">agents</text:span>:<text:bookmark text:name="L102"/><text:bookmark text:name="L101"/></text:p>
          </table:table-cell>
        </table:table-row>
        <table:table-row>
          <table:table-cell table:style-name="Table3.A1" office:value-type="string">
            <text:p text:style-name="P25"><text:bookmark text:name="LC102"/><text:bookmark text:name="LC101"/></text:p>
          </table:table-cell>
          <table:table-cell table:style-name="Table3.A1" office:value-type="string">
            <text:p text:style-name="P24"><text:span text:style-name="T8">queue</text:span>: <text:span text:style-name="T4">"scorzuse1-dev"</text:span><text:bookmark text:name="L112"/><text:bookmark text:name="L111"/></text:p>
          </table:table-cell>
        </table:table-row>
        <table:table-row>
          <table:table-cell table:style-name="Table3.A1" office:value-type="string">
            <text:p text:style-name="P25"><text:bookmark text:name="LC117"/><text:bookmark text:name="LC116"/></text:p>
          </table:table-cell>
          <table:table-cell table:style-name="Table3.A1" office:value-type="string">
            <text:p text:style-name="P25"><text:bookmark text:name="L122"/><text:bookmark text:name="L121"/></text:p>
          </table:table-cell>
        </table:table-row>
        <table:table-row>
          <table:table-cell table:style-name="Table3.A1" office:value-type="string">
            <text:p text:style-name="P25"><text:bookmark text:name="LC122"/><text:bookmark text:name="LC121"/></text:p>
          </table:table-cell>
          <table:table-cell table:style-name="Table3.A1" office:value-type="string">
            <text:p text:style-name="P26"># Validate (no branch filter)<text:bookmark text:name="L132"/><text:bookmark text:name="L131"/></text:p>
          </table:table-cell>
        </table:table-row>
        <table:table-row>
          <table:table-cell table:style-name="Table3.A1" office:value-type="string">
            <text:p text:style-name="P25"><text:bookmark text:name="LC132"/><text:bookmark text:name="LC131"/></text:p>
          </table:table-cell>
          <table:table-cell table:style-name="Table3.A1" office:value-type="string">
            <text:p text:style-name="P26"># - wait<text:bookmark text:name="L142"/><text:bookmark text:name="L141"/></text:p>
          </table:table-cell>
        </table:table-row>
        <table:table-row>
          <table:table-cell table:style-name="Table3.A1" office:value-type="string">
            <text:p text:style-name="P25"><text:bookmark text:name="LC142"/><text:bookmark text:name="LC141"/></text:p>
          </table:table-cell>
          <table:table-cell table:style-name="Table3.A1" office:value-type="string">
            <text:p text:style-name="P26"># - label: ":rocket: Base"<text:bookmark text:name="L152"/><text:bookmark text:name="L151"/></text:p>
          </table:table-cell>
        </table:table-row>
        <table:table-row>
          <table:table-cell table:style-name="Table3.A1" office:value-type="string">
            <text:p text:style-name="P25"><text:bookmark text:name="LC152"/><text:bookmark text:name="LC151"/></text:p>
          </table:table-cell>
          <table:table-cell table:style-name="Table3.A1" office:value-type="string">
            <text:p text:style-name="P26"># commands: |<text:bookmark text:name="L162"/><text:bookmark text:name="L161"/></text:p>
          </table:table-cell>
        </table:table-row>
        <table:table-row>
          <table:table-cell table:style-name="Table3.A1" office:value-type="string">
            <text:p text:style-name="P25"><text:bookmark text:name="LC162"/><text:bookmark text:name="LC161"/></text:p>
          </table:table-cell>
          <table:table-cell table:style-name="Table3.A1" office:value-type="string">
            <text:p text:style-name="P26"># ./deploy/deploy_cfn.sh --template ./stacks/fargate/stack.yml<text:bookmark text:name="L172"/><text:bookmark text:name="L171"/></text:p>
          </table:table-cell>
        </table:table-row>
        <table:table-row>
          <table:table-cell table:style-name="Table3.A1" office:value-type="string">
            <text:p text:style-name="P25"><text:bookmark text:name="LC172"/><text:bookmark text:name="LC171"/></text:p>
          </table:table-cell>
          <table:table-cell table:style-name="Table3.A1" office:value-type="string">
            <text:p text:style-name="P26"># agents:<text:bookmark text:name="L182"/><text:bookmark text:name="L181"/></text:p>
          </table:table-cell>
        </table:table-row>
        <table:table-row>
          <table:table-cell table:style-name="Table3.A1" office:value-type="string">
            <text:p text:style-name="P25"><text:bookmark text:name="LC182"/><text:bookmark text:name="LC181"/></text:p>
          </table:table-cell>
          <table:table-cell table:style-name="Table3.A1" office:value-type="string">
            <text:p text:style-name="P26"># queue: scorzuse1-dev</text:p>
          </table:table-cell>
        </table:table-row>
      </table:table>
      <text:p text:style-name="P19"/>
      <text:p text:style-name="P5"/>
      <text:p text:style-name="P10">RDS STACK</text:p>
      <text:p text:style-name="P2"/>
      <text:p text:style-name="P5">Description: Base RDS stack</text:p>
      <text:p text:style-name="P5"/>
      <text:p text:style-name="P5">Parameters:</text:p>
      <text:p text:style-name="P5"/>
      <text:p text:style-name="P5"><text:s text:c="2"/>EnvironmentName:</text:p>
      <text:p text:style-name="P5"><text:s text:c="4"/>Description: Environment name (e.g. scorzuse1-dev).</text:p>
      <text:p text:style-name="P5"><text:s text:c="4"/>Type: String</text:p>
      <text:p text:style-name="P5"/>
      <text:p text:style-name="P5"><text:s text:c="2"/>VpcStack:</text:p>
      <text:p text:style-name="P5"><text:s text:c="4"/>Description: VPC stack name</text:p>
      <text:p text:style-name="P5"><text:s text:c="4"/>Type: String</text:p>
      <text:p text:style-name="P5"><text:s text:c="4"/>MinLength: 1</text:p>
      <text:p text:style-name="P5"><text:soft-page-break/><text:s text:c="4"/>MaxLength: 128</text:p>
      <text:p text:style-name="P5"><text:s text:c="4"/>AllowedPattern: '^[a-zA-Z]+[0-9a-zA-Z\-]*$'</text:p>
      <text:p text:style-name="P5"/>
      <text:p text:style-name="P5"><text:s text:c="2"/>EngineVersion:</text:p>
      <text:p text:style-name="P5"><text:s text:c="4"/>Description: Database engine version</text:p>
      <text:p text:style-name="P5"><text:s text:c="4"/>Type: String</text:p>
      <text:p text:style-name="P5"/>
      <text:p text:style-name="P5"><text:s text:c="2"/>SnapshotId:</text:p>
      <text:p text:style-name="P5"><text:s text:c="4"/>Description: Database cluster snapshot identifier</text:p>
      <text:p text:style-name="P5"><text:s text:c="4"/>Type: String</text:p>
      <text:p text:style-name="P5"/>
      <text:p text:style-name="P5"><text:s text:c="2"/>InstanceClass:</text:p>
      <text:p text:style-name="P5"><text:s text:c="4"/>Description: Database instance class</text:p>
      <text:p text:style-name="P5"><text:s text:c="4"/>Type: String</text:p>
      <text:p text:style-name="P5"/>
      <text:p text:style-name="P5">Conditions:</text:p>
      <text:p text:style-name="P5"><text:s text:c="2"/># Conditional to specify whether snapshot should be used</text:p>
      <text:p text:style-name="P5"><text:s text:c="2"/>UseSnapshot: !Not [!Equals [!Ref SnapshotId, ""]]</text:p>
      <text:p text:style-name="P5"><text:s text:c="2"/>NotUseSnapshot: !Not [Condition: UseSnapshot]</text:p>
      <text:p text:style-name="P5"><text:s text:c="2"/>Production: !Equals [!Select [1, !Split ["-", !Ref EnvironmentName]], "prod"]</text:p>
      <text:p text:style-name="P5"/>
      <text:p text:style-name="P5">Mappings:</text:p>
      <text:p text:style-name="P5"/>
      <text:p text:style-name="P5"><text:s text:c="2"/>DatabaseFamilyMap:</text:p>
      <text:p text:style-name="P5"><text:s text:c="4"/>'11.6':</text:p>
      <text:p text:style-name="P5"><text:s text:c="6"/>'family': 'aurora-postgresql11'</text:p>
      <text:p text:style-name="P5"/>
      <text:p text:style-name="P5">Resources:</text:p>
      <text:p text:style-name="P5"/>
      <text:p text:style-name="P5"><text:s text:c="2"/>DatabaseSubnetGroup:</text:p>
      <text:p text:style-name="P5"><text:s text:c="4"/># Subnet group for RDS instances (must be in different Availability Zones in the same region)</text:p>
      <text:p text:style-name="P5"><text:s text:c="4"/>Type: AWS::RDS::DBSubnetGroup</text:p>
      <text:p text:style-name="P5"><text:s text:c="4"/>Properties:</text:p>
      <text:p text:style-name="P5"><text:s text:c="6"/>DBSubnetGroupDescription: Database subnet group</text:p>
      <text:p text:style-name="P5"><text:s text:c="6"/>SubnetIds: !Split [',', 'Fn::ImportValue': !Sub '${VpcStack}-PrivateSubnets']</text:p>
      <text:p text:style-name="P5"/>
      <text:p text:style-name="P5"><text:s text:c="2"/>DatabaseClusterParameterGroup:</text:p>
      <text:p text:style-name="P5"><text:s text:c="4"/># Custom cluster parameter group</text:p>
      <text:p text:style-name="P5"><text:s text:c="4"/>Type: AWS::RDS::DBClusterParameterGroup</text:p>
      <text:p text:style-name="P5"><text:s text:c="4"/>Properties:</text:p>
      <text:p text:style-name="P5"><text:s text:c="6"/>Description: Custom database cluster parameter group</text:p>
      <text:p text:style-name="P5"><text:s text:c="6"/>Family: !FindInMap [ DatabaseFamilyMap, !Ref EngineVersion, 'family' ]</text:p>
      <text:p text:style-name="P5"><text:s text:c="6"/>Parameters:</text:p>
      <text:p text:style-name="P5"><text:s text:c="8"/># TODO: Review and add/update</text:p>
      <text:p text:style-name="P5"><text:s text:c="8"/>rds.force_ssl: 0</text:p>
      <text:p text:style-name="P5"/>
      <text:p text:style-name="P5"><text:s text:c="2"/>DatabaseParameterGroup:</text:p>
      <text:p text:style-name="P5"><text:s text:c="4"/>Type: AWS::RDS::DBParameterGroup</text:p>
      <text:p text:style-name="P5"><text:s text:c="4"/>Properties:</text:p>
      <text:p text:style-name="P5"><text:s text:c="6"/>Description: Custom database parameter group</text:p>
      <text:p text:style-name="P5"><text:s text:c="6"/>Family: !FindInMap [ DatabaseFamilyMap, !Ref EngineVersion, 'family' ]</text:p>
      <text:p text:style-name="P5"><text:s text:c="6"/>Parameters:</text:p>
      <text:p text:style-name="P5"><text:soft-page-break/><text:s text:c="8"/># TODO: Review and add/update</text:p>
      <text:p text:style-name="P5"><text:s text:c="8"/>shared_preload_libraries: auto_explain,pg_stat_statements,pg_hint_plan,pgaudit</text:p>
      <text:p text:style-name="P5"><text:s text:c="8"/>log_statement: "ddl"</text:p>
      <text:p text:style-name="P5"><text:s text:c="8"/>log_connections: '1'</text:p>
      <text:p text:style-name="P5"><text:s text:c="8"/>log_disconnections: '1'</text:p>
      <text:p text:style-name="P5"><text:s text:c="8"/>log_lock_waits: '1'</text:p>
      <text:p text:style-name="P5"><text:s text:c="8"/>log_min_duration_statement: '5000'</text:p>
      <text:p text:style-name="P5"><text:s text:c="8"/>auto_explain.log_min_duration: '5000'</text:p>
      <text:p text:style-name="P5"><text:s text:c="8"/>auto_explain.log_verbose: '1'</text:p>
      <text:p text:style-name="P5"><text:s text:c="8"/>log_rotation_age: '1440'</text:p>
      <text:p text:style-name="P5"><text:s text:c="8"/>log_rotation_size: '102400'</text:p>
      <text:p text:style-name="P5"><text:s text:c="8"/>rds.log_retention_period: '10080'</text:p>
      <text:p text:style-name="P5"><text:s text:c="8"/>random_page_cost: '1'</text:p>
      <text:p text:style-name="P5"><text:s text:c="8"/>track_activity_query_size: '16384'</text:p>
      <text:p text:style-name="P5"><text:s text:c="8"/>idle_in_transaction_session_timeout: '7200000'</text:p>
      <text:p text:style-name="P5"><text:s text:c="8"/>statement_timeout: '7200000'</text:p>
      <text:p text:style-name="P5"><text:s text:c="8"/>search_path: '"$user",public'</text:p>
      <text:p text:style-name="P5"/>
      <text:p text:style-name="P5"><text:s text:c="2"/>DatabaseMasterSecret:</text:p>
      <text:p text:style-name="P5"><text:s text:c="4"/>Condition: NotUseSnapshot</text:p>
      <text:p text:style-name="P5"><text:s text:c="4"/>Type: AWS::SecretsManager::Secret</text:p>
      <text:p text:style-name="P5"><text:s text:c="4"/>Properties:</text:p>
      <text:p text:style-name="P5"><text:s text:c="6"/>Description: Aurora database user secrets</text:p>
      <text:p text:style-name="P5"><text:s text:c="6"/>GenerateSecretString:</text:p>
      <text:p text:style-name="P5"><text:s text:c="8"/>SecretStringTemplate: '{ "username": "master" }'</text:p>
      <text:p text:style-name="P5"><text:s text:c="8"/>GenerateStringKey: "password"</text:p>
      <text:p text:style-name="P5"><text:s text:c="8"/>ExcludeCharacters: '"@/\'</text:p>
      <text:p text:style-name="P5"><text:s text:c="8"/>PasswordLength: 16</text:p>
      <text:p text:style-name="P5"/>
      <text:p text:style-name="P5"><text:s text:c="2"/>DatabaseCluster:</text:p>
      <text:p text:style-name="P5"><text:s text:c="4"/># RDS database cluster (nodes added to the cluster below)</text:p>
      <text:p text:style-name="P5"><text:s text:c="4"/>Type: AWS::RDS::DBCluster</text:p>
      <text:p text:style-name="P5"><text:s text:c="4"/>DeletionPolicy: Snapshot</text:p>
      <text:p text:style-name="P5"><text:s text:c="4"/>UpdateReplacePolicy: Snapshot</text:p>
      <text:p text:style-name="P5"><text:s text:c="4"/>Properties:</text:p>
      <text:p text:style-name="P5"><text:s text:c="6"/>Engine: aurora-postgresql</text:p>
      <text:p text:style-name="P5"><text:s text:c="6"/>EngineVersion: !Ref EngineVersion</text:p>
      <text:p text:style-name="P5"><text:s text:c="6"/>Port: 5432</text:p>
      <text:p text:style-name="P5"><text:s text:c="6"/>MasterUsername:</text:p>
      <text:p text:style-name="P5"><text:s text:c="8"/>Fn::If:</text:p>
      <text:p text:style-name="P5"><text:s text:c="10"/>- UseSnapshot</text:p>
      <text:p text:style-name="P5"><text:s text:c="10"/>- !Ref AWS::NoValue</text:p>
      <text:p text:style-name="P5"><text:s text:c="10"/>- !Sub '{{resolve:secretsmanager:${DatabaseMasterSecret}:SecretString:username}}'</text:p>
      <text:p text:style-name="P5"><text:s text:c="6"/>MasterUserPassword:</text:p>
      <text:p text:style-name="P5"><text:s text:c="8"/>Fn::If:</text:p>
      <text:p text:style-name="P5"><text:s text:c="10"/>- UseSnapshot</text:p>
      <text:p text:style-name="P5"><text:s text:c="10"/>- !Ref AWS::NoValue</text:p>
      <text:p text:style-name="P5"><text:s text:c="10"/>- !Sub '{{resolve:secretsmanager:${DatabaseMasterSecret}:SecretString:password}}'</text:p>
      <text:p text:style-name="P5"><text:s text:c="6"/>DBSubnetGroupName: !Ref DatabaseSubnetGroup</text:p>
      <text:p text:style-name="P5"><text:s text:c="6"/>DBClusterParameterGroupName: !Ref DatabaseClusterParameterGroup</text:p>
      <text:p text:style-name="P5"><text:s text:c="6"/>SnapshotIdentifier: !If [UseSnapshot, !Ref SnapshotId, !Ref 'AWS::NoValue']</text:p>
      <text:p text:style-name="P5"><text:s text:c="6"/>StorageEncrypted: !If [UseSnapshot, !Ref 'AWS::NoValue', true]</text:p>
      <text:p text:style-name="P5"><text:soft-page-break/><text:s text:c="6"/>BackupRetentionPeriod: !If [Production, 28, 7]</text:p>
      <text:p text:style-name="P5"><text:s text:c="6"/>VpcSecurityGroupIds:</text:p>
      <text:p text:style-name="P5"><text:s text:c="8"/>- Fn::ImportValue: !Sub ${VpcStack}-RdsSecurityGroupId</text:p>
      <text:p text:style-name="P5"><text:s text:c="6"/>#PreferredBackupWindow: 07:00-07:30</text:p>
      <text:p text:style-name="P5"><text:s text:c="6"/>#PreferredMaintenanceWindow: Wed:07:30-Wed:08:00</text:p>
      <text:p text:style-name="P5"/>
      <text:p text:style-name="P5"><text:s text:c="2"/>DatabaseSecretClusterAttachment:</text:p>
      <text:p text:style-name="P5"><text:s text:c="4"/>Condition: NotUseSnapshot</text:p>
      <text:p text:style-name="P5"><text:s text:c="4"/>Type: AWS::SecretsManager::SecretTargetAttachment</text:p>
      <text:p text:style-name="P5"><text:s text:c="4"/>Properties:</text:p>
      <text:p text:style-name="P5"><text:s text:c="6"/>SecretId: !Ref DatabaseMasterSecret</text:p>
      <text:p text:style-name="P5"><text:s text:c="6"/>TargetId: !Ref DatabaseCluster</text:p>
      <text:p text:style-name="P5"><text:s text:c="6"/>TargetType: AWS::RDS::DBCluster</text:p>
      <text:p text:style-name="P5"/>
      <text:p text:style-name="P5"><text:s text:c="2"/>DatabaseNode1:</text:p>
      <text:p text:style-name="P5"><text:s text:c="4"/># Create node in the RDS cluster</text:p>
      <text:p text:style-name="P5"><text:s text:c="4"/>Type: AWS::RDS::DBInstance</text:p>
      <text:p text:style-name="P5"><text:s text:c="4"/>Properties:</text:p>
      <text:p text:style-name="P5"><text:s text:c="6"/>DBInstanceClass: !Ref InstanceClass</text:p>
      <text:p text:style-name="P5"><text:s text:c="6"/>DBClusterIdentifier: !Ref DatabaseCluster</text:p>
      <text:p text:style-name="P5"><text:s text:c="6"/>Engine: aurora-postgresql</text:p>
      <text:p text:style-name="P5"><text:s text:c="6"/>EngineVersion: !Ref EngineVersion</text:p>
      <text:p text:style-name="P5"><text:s text:c="6"/>DBParameterGroupName: !Ref DatabaseParameterGroup</text:p>
      <text:p text:style-name="P5"><text:s text:c="6"/>MonitoringInterval: 0</text:p>
      <text:p text:style-name="P5"><text:s text:c="6"/>AutoMinorVersionUpgrade: false</text:p>
      <text:p text:style-name="P5"><text:s text:c="6"/>DBSubnetGroupName: !Ref DatabaseSubnetGroup</text:p>
      <text:p text:style-name="P5"><text:s text:c="6"/>PubliclyAccessible: false</text:p>
      <text:p text:style-name="P5"><text:s text:c="6"/>EnablePerformanceInsights: true</text:p>
      <text:p text:style-name="P5"><text:s text:c="6"/>PerformanceInsightsRetentionPeriod: !If [Production, 90, 7]</text:p>
      <text:p text:style-name="P5"/>
      <text:p text:style-name="P5"><text:s text:c="2"/>DatabaseNode2:</text:p>
      <text:p text:style-name="P5"><text:s text:c="4"/># Create node in the RDS cluster</text:p>
      <text:p text:style-name="P5"><text:s text:c="4"/>Condition: Production</text:p>
      <text:p text:style-name="P5"><text:s text:c="4"/>Type: AWS::RDS::DBInstance</text:p>
      <text:p text:style-name="P5"><text:s text:c="4"/>Properties:</text:p>
      <text:p text:style-name="P5"><text:s text:c="6"/>DBInstanceClass: !Ref InstanceClass</text:p>
      <text:p text:style-name="P5"><text:s text:c="6"/>DBClusterIdentifier: !Ref DatabaseCluster</text:p>
      <text:p text:style-name="P5"><text:s text:c="6"/>Engine: aurora-postgresql</text:p>
      <text:p text:style-name="P5"><text:s text:c="6"/>EngineVersion: !Ref EngineVersion</text:p>
      <text:p text:style-name="P5"><text:s text:c="6"/>DBParameterGroupName: !Ref DatabaseParameterGroup</text:p>
      <text:p text:style-name="P5"><text:s text:c="6"/>MonitoringInterval: 0</text:p>
      <text:p text:style-name="P5"><text:s text:c="6"/>AutoMinorVersionUpgrade: false</text:p>
      <text:p text:style-name="P5"><text:s text:c="6"/>DBSubnetGroupName: !Ref DatabaseSubnetGroup</text:p>
      <text:p text:style-name="P5"><text:s text:c="6"/>PubliclyAccessible: false</text:p>
      <text:p text:style-name="P5"><text:s text:c="6"/>EnablePerformanceInsights: true</text:p>
      <text:p text:style-name="P5"><text:s text:c="6"/>PerformanceInsightsRetentionPeriod: !If [Production, 90, 7]</text:p>
      <text:p text:style-name="P5"/>
      <text:p text:style-name="P5">Outputs:</text:p>
      <text:p text:style-name="P5"/>
      <text:p text:style-name="P5"><text:s text:c="2"/>EndpointAddress:</text:p>
      <text:p text:style-name="P5"><text:s text:c="4"/>Description: Database endpoint address</text:p>
      <text:p text:style-name="P5"><text:s text:c="4"/>Value: !GetAtt DatabaseCluster.Endpoint.Address</text:p>
      <text:p text:style-name="P5"><text:soft-page-break/></text:p>
      <text:p text:style-name="P5"><text:s text:c="2"/>ReadEndpointAddress:</text:p>
      <text:p text:style-name="P5"><text:s text:c="4"/>Description: Database read endpoint address</text:p>
      <text:p text:style-name="P5"><text:s text:c="4"/>Value: !GetAtt DatabaseCluster.ReadEndpoint.Address</text:p>
      <text:p text:style-name="P5"/>
      <text:p text:style-name="P5"><text:s text:c="2"/>EndpointPort:</text:p>
      <text:p text:style-name="P5"><text:s text:c="4"/>Description: Database cluster endpoint port</text:p>
      <text:p text:style-name="P5"><text:s text:c="4"/>Value: !GetAtt DatabaseCluster.Endpoint.Port</text:p>
      <text:p text:style-name="P5"/>
      <text:p text:style-name="P5"><text:s text:c="2"/>DatabaseMasterSecret:</text:p>
      <text:p text:style-name="P5"><text:s text:c="4"/>Condition: NotUseSnapshot</text:p>
      <text:p text:style-name="P5"><text:s text:c="4"/>Description: Database master secret</text:p>
      <text:p text:style-name="P5"><text:s text:c="4"/>Value: !Ref DatabaseMasterSecret</text:p>
      <text:p text:style-name="P21"/>
      <text:p text:style-name="P3"/>
      <text:p text:style-name="P10">ECR STACK</text:p>
      <text:p text:style-name="P12"/>
      <text:p text:style-name="P5">Description: Base ECR stack</text:p>
      <text:p text:style-name="P5"/>
      <text:p text:style-name="P5">Parameters:</text:p>
      <text:p text:style-name="P5"/>
      <text:p text:style-name="P5"><text:s text:c="2"/>RepositoryName:</text:p>
      <text:p text:style-name="P5"><text:s text:c="4"/>Description: Repository name</text:p>
      <text:p text:style-name="P5"><text:s text:c="4"/>Type: String</text:p>
      <text:p text:style-name="P5"/>
      <text:p text:style-name="P5">Resources:</text:p>
      <text:p text:style-name="P5"/>
      <text:p text:style-name="P5"><text:s text:c="2"/>Repository:</text:p>
      <text:p text:style-name="P5"><text:s text:c="4"/>Type: AWS::ECR::Repository</text:p>
      <text:p text:style-name="P5"><text:s text:c="4"/>DeletionPolicy: Retain</text:p>
      <text:p text:style-name="P5"><text:s text:c="4"/>UpdateReplacePolicy: Retain</text:p>
      <text:p text:style-name="P5"><text:s text:c="4"/>Properties:</text:p>
      <text:p text:style-name="P5"><text:s text:c="6"/>RepositoryName: !Ref RepositoryName</text:p>
      <text:p text:style-name="P5"><text:s text:c="6"/>RepositoryPolicyText:</text:p>
      <text:p text:style-name="P5"><text:s text:c="8"/>Version: '2012-10-17'</text:p>
      <text:p text:style-name="P5"><text:s text:c="8"/>Statement:</text:p>
      <text:p text:style-name="P5"><text:s text:c="8"/>- Sid: AllowCrossAccountAccess</text:p>
      <text:p text:style-name="P5"><text:s text:c="10"/>Effect: Allow</text:p>
      <text:p text:style-name="P5"><text:s text:c="10"/>Principal:</text:p>
      <text:p text:style-name="P5"><text:s text:c="12"/>AWS:</text:p>
      <text:p text:style-name="P5"><text:s text:c="14"/>- arn:aws:iam::625198369737:root # scorzuse1-dev</text:p>
      <text:p text:style-name="P5"><text:s text:c="14"/>- arn:aws:iam::537204759362:root # scorzuse1-canary</text:p>
      <text:p text:style-name="P5"><text:s text:c="14"/>- arn:aws:iam::096958585562:root # scorzuse1-preprod</text:p>
      <text:p text:style-name="P5"><text:s text:c="14"/>- arn:aws:iam::698913130078:root # scorzuse1-prod # TBC</text:p>
      <text:p text:style-name="P5"><text:s text:c="10"/>Action:</text:p>
      <text:p text:style-name="P5"><text:s text:c="12"/>- ecr:BatchGetImage</text:p>
      <text:p text:style-name="P5"><text:s text:c="12"/>- ecr:BatchCheckLayerAvailability</text:p>
      <text:p text:style-name="P5"><text:s text:c="12"/>- ecr:GetDownloadUrlForLayer</text:p>
      <text:p text:style-name="P5"><text:s text:c="12"/>- ecr:InitiateLayerUpload</text:p>
      <text:p text:style-name="P5"><text:s text:c="12"/>- ecr:UploadLayerPart</text:p>
      <text:p text:style-name="P5"><text:s text:c="12"/>- ecr:CompleteLayerUpload</text:p>
      <text:p text:style-name="P5"><text:s text:c="12"/>- ecr:PutImage</text:p>
      <text:p text:style-name="P5"><text:soft-page-break/></text:p>
      <text:p text:style-name="P5">Outputs:</text:p>
      <text:p text:style-name="P5"/>
      <text:p text:style-name="P5"><text:s text:c="2"/>RepositoryUrl:</text:p>
      <text:p text:style-name="P5"><text:s text:c="4"/>Description: ECR Repository URL</text:p>
      <text:p text:style-name="P5"><text:s text:c="4"/>Value: !Sub ${AWS::AccountId}.dkr.ecr.${AWS::Region}.amazonaws.com/${Repository}</text:p>
      <text:p text:style-name="P19"/>
      <text:p text:style-name="P5"/>
      <text:p text:style-name="P8">BASTION STACK</text:p>
      <text:p text:style-name="P3"/>
      <text:p text:style-name="P5">Description: Base bastion stack</text:p>
      <text:p text:style-name="P5"/>
      <text:p text:style-name="P5">Parameters:</text:p>
      <text:p text:style-name="P5"/>
      <text:p text:style-name="P5"><text:s text:c="2"/>VpcStack:</text:p>
      <text:p text:style-name="P5"><text:s text:c="4"/>Description: VPC stack name</text:p>
      <text:p text:style-name="P5"><text:s text:c="4"/>Type: String</text:p>
      <text:p text:style-name="P5"><text:s text:c="4"/>MinLength: 1</text:p>
      <text:p text:style-name="P5"><text:s text:c="4"/>MaxLength: 128</text:p>
      <text:p text:style-name="P5"><text:s text:c="4"/>AllowedPattern: '^[a-zA-Z]+[0-9a-zA-Z\-]*$'</text:p>
      <text:p text:style-name="P5"/>
      <text:p text:style-name="P5"><text:s text:c="2"/>ImageId:</text:p>
      <text:p text:style-name="P5"><text:s text:c="4"/>Description: AMI image name to use for EC2 instances.</text:p>
      <text:p text:style-name="P5"><text:s text:c="4"/>Type: AWS::SSM::Parameter::Value&lt;AWS::EC2::Image::Id&gt;</text:p>
      <text:p text:style-name="P5"/>
      <text:p text:style-name="P5"><text:s text:c="2"/>InstanceType:</text:p>
      <text:p text:style-name="P5"><text:s text:c="4"/>Description: Type of instance to use for the agent.</text:p>
      <text:p text:style-name="P5"><text:s text:c="4"/>Type: String</text:p>
      <text:p text:style-name="P5"><text:s text:c="4"/>MinLength: 1</text:p>
      <text:p text:style-name="P5"/>
      <text:p text:style-name="P5"><text:s text:c="2"/>KeyName:</text:p>
      <text:p text:style-name="P5"><text:s text:c="4"/>Description: SSH keypair used to access the buildkite instances.</text:p>
      <text:p text:style-name="P5"><text:s text:c="4"/>Type: AWS::EC2::KeyPair::KeyName</text:p>
      <text:p text:style-name="P5"/>
      <text:p text:style-name="P5"><text:s text:c="2"/>LogRetentionInDays:</text:p>
      <text:p text:style-name="P5"><text:s text:c="4"/>Description: Log retention (in days)</text:p>
      <text:p text:style-name="P5"><text:s text:c="4"/>Type: Number</text:p>
      <text:p text:style-name="P5"><text:s text:c="4"/>AllowedValues: [1, 3, 5, 7, 14, 30, 60, 90, 120]</text:p>
      <text:p text:style-name="P5"><text:s text:c="4"/>Default: 14</text:p>
      <text:p text:style-name="P5"/>
      <text:p text:style-name="P5">Resources:</text:p>
      <text:p text:style-name="P5"/>
      <text:p text:style-name="P5"><text:s text:c="2"/>LogGroup:</text:p>
      <text:p text:style-name="P5"><text:s text:c="4"/>Type: AWS::Logs::LogGroup</text:p>
      <text:p text:style-name="P5"><text:s text:c="4"/>Properties:</text:p>
      <text:p text:style-name="P5"><text:s text:c="6"/>RetentionInDays: !Ref LogRetentionInDays</text:p>
      <text:p text:style-name="P5"/>
      <text:p text:style-name="P5"><text:s text:c="2"/>InstanceRole:</text:p>
      <text:p text:style-name="P5"><text:s text:c="4"/>Type: AWS::IAM::Role</text:p>
      <text:p text:style-name="P5"><text:s text:c="4"/>Properties:</text:p>
      <text:p text:style-name="P5"><text:s text:c="6"/>Policies:</text:p>
      <text:p text:style-name="P5"><text:s text:c="8"/>- PolicyName: InstanceRolePolicy</text:p>
      <text:p text:style-name="P5"><text:soft-page-break/><text:s text:c="10"/>PolicyDocument:</text:p>
      <text:p text:style-name="P5"><text:s text:c="12"/>Version: 2012-10-17</text:p>
      <text:p text:style-name="P5"><text:s text:c="12"/>Statement:</text:p>
      <text:p text:style-name="P5"><text:s text:c="14"/>- Effect: Allow</text:p>
      <text:p text:style-name="P5"><text:s text:c="16"/>Action:</text:p>
      <text:p text:style-name="P5"><text:s text:c="18"/>- logs:CreateLogStream</text:p>
      <text:p text:style-name="P5"><text:s text:c="18"/>- logs:GetLogEvents</text:p>
      <text:p text:style-name="P5"><text:s text:c="18"/>- logs:PutLogEvents</text:p>
      <text:p text:style-name="P5"><text:s text:c="18"/>- logs:DescribeLogGroups</text:p>
      <text:p text:style-name="P5"><text:s text:c="18"/>- logs:DescribeLogStreams</text:p>
      <text:p text:style-name="P5"><text:s text:c="18"/>- logs:PutRetentionPolicy</text:p>
      <text:p text:style-name="P5"><text:s text:c="18"/>- logs:PutMetricFilter</text:p>
      <text:p text:style-name="P5"><text:s text:c="18"/>- logs:CreateLogGroup</text:p>
      <text:p text:style-name="P5"><text:s text:c="16"/>Resource:</text:p>
      <text:p text:style-name="P5"><text:s text:c="18"/>- !Sub arn:aws:logs:${AWS::Region}:${AWS::AccountId}:log-group:${LogGroup}:*</text:p>
      <text:p text:style-name="P5"><text:s text:c="14"/>- Effect: Allow</text:p>
      <text:p text:style-name="P5"><text:s text:c="16"/>Action:</text:p>
      <text:p text:style-name="P5"><text:s text:c="18"/>- ec2:AssociateAddress</text:p>
      <text:p text:style-name="P5"><text:s text:c="18"/>- ec2:DescribeAddresses</text:p>
      <text:p text:style-name="P5"><text:s text:c="16"/>Resource:</text:p>
      <text:p text:style-name="P5"><text:s text:c="18"/>- "*"</text:p>
      <text:p text:style-name="P5"><text:s text:c="6"/>AssumeRolePolicyDocument:</text:p>
      <text:p text:style-name="P5"><text:s text:c="8"/>Version: 2012-10-17</text:p>
      <text:p text:style-name="P5"><text:s text:c="8"/>Statement:</text:p>
      <text:p text:style-name="P5"><text:s text:c="10"/>- Effect: Allow</text:p>
      <text:p text:style-name="P5"><text:s text:c="12"/>Principal:</text:p>
      <text:p text:style-name="P5"><text:s text:c="14"/>Service:</text:p>
      <text:p text:style-name="P5"><text:s text:c="16"/>- ec2.amazonaws.com</text:p>
      <text:p text:style-name="P5"><text:s text:c="12"/>Action:</text:p>
      <text:p text:style-name="P5"><text:s text:c="14"/>- sts:AssumeRole</text:p>
      <text:p text:style-name="P5"/>
      <text:p text:style-name="P5"><text:s text:c="2"/>InstanceProfile:</text:p>
      <text:p text:style-name="P5"><text:s text:c="4"/>Type: AWS::IAM::InstanceProfile</text:p>
      <text:p text:style-name="P5"><text:s text:c="4"/>Properties:</text:p>
      <text:p text:style-name="P5"><text:s text:c="6"/>Roles:</text:p>
      <text:p text:style-name="P5"><text:s text:c="8"/>- !Ref InstanceRole</text:p>
      <text:p text:style-name="P5"><text:s text:c="6"/>Path: /</text:p>
      <text:p text:style-name="P5"/>
      <text:p text:style-name="P5"><text:s text:c="2"/>InstanceEip:</text:p>
      <text:p text:style-name="P5"><text:s text:c="4"/>Type: AWS::EC2::EIP</text:p>
      <text:p text:style-name="P5"><text:s text:c="4"/>Properties:</text:p>
      <text:p text:style-name="P5"><text:s text:c="6"/>Domain: vpc</text:p>
      <text:p text:style-name="P5"><text:s text:c="6"/>Tags:</text:p>
      <text:p text:style-name="P5"><text:s text:c="8"/>- Key: Name</text:p>
      <text:p text:style-name="P5"><text:s text:c="10"/>Value: bastion</text:p>
      <text:p text:style-name="P5"/>
      <text:p text:style-name="P5"><text:s text:c="2"/>Instance:</text:p>
      <text:p text:style-name="P5"><text:s text:c="4"/># Instance used to access the private RDS database cluster</text:p>
      <text:p text:style-name="P5"><text:s text:c="4"/>Type: AWS::EC2::Instance</text:p>
      <text:p text:style-name="P5"><text:s text:c="4"/>Properties:</text:p>
      <text:p text:style-name="P5"><text:s text:c="6"/>ImageId: !Ref ImageId</text:p>
      <text:p text:style-name="P5"><text:s text:c="6"/>InstanceInitiatedShutdownBehavior: stop</text:p>
      <text:p text:style-name="P5"><text:soft-page-break/><text:s text:c="6"/>InstanceType: !Ref InstanceType</text:p>
      <text:p text:style-name="P5"><text:s text:c="6"/>KeyName: !Ref KeyName</text:p>
      <text:p text:style-name="P5"><text:s text:c="6"/>SecurityGroupIds:</text:p>
      <text:p text:style-name="P5"><text:s text:c="8"/>- Fn::ImportValue: !Sub ${VpcStack}-BastionSecurityGroupId</text:p>
      <text:p text:style-name="P5"><text:s text:c="6"/>SubnetId: !Select [0, !Split [',', 'Fn::ImportValue': !Sub '${VpcStack}-PublicSubnets']]</text:p>
      <text:p text:style-name="P5"><text:s text:c="6"/>UserData:</text:p>
      <text:p text:style-name="P5"><text:s text:c="8"/>Fn::Base64:</text:p>
      <text:p text:style-name="P5"><text:s text:c="10"/>!Sub |</text:p>
      <text:p text:style-name="P5"><text:s text:c="12"/>#!/bin/bash -xe</text:p>
      <text:p text:style-name="P5"><text:s text:c="12"/>exec &gt; /var/log/user-data.log 2&gt;&amp;1</text:p>
      <text:p text:style-name="P5"><text:s text:c="12"/>#</text:p>
      <text:p text:style-name="P5"><text:s text:c="12"/>echo "Executing cfn-init..."</text:p>
      <text:p text:style-name="P5"><text:s text:c="12"/>yum -y update</text:p>
      <text:p text:style-name="P5"><text:s text:c="12"/>yum -y install aws-cfn-bootstrap</text:p>
      <text:p text:style-name="P5"><text:s text:c="12"/>/opt/aws/bin/cfn-init -v --stack ${AWS::StackName} --resource Instance --region ${AWS::Region} --configsets install</text:p>
      <text:p text:style-name="P5"><text:s text:c="12"/>#</text:p>
      <text:p text:style-name="P5"><text:s text:c="12"/>echo "Installing Python and pip packages/tools..."</text:p>
      <text:p text:style-name="P5"><text:s text:c="12"/>yum -y install python-pip</text:p>
      <text:p text:style-name="P5"><text:s text:c="12"/>pip install --upgrade pip</text:p>
      <text:p text:style-name="P5"><text:s text:c="12"/>pip install --upgrade botocore</text:p>
      <text:p text:style-name="P5"><text:s text:c="12"/>pip install --upgrade boto3</text:p>
      <text:p text:style-name="P5"><text:s text:c="12"/>pip install --upgrade awscli</text:p>
      <text:p text:style-name="P5"><text:s text:c="12"/>yum -y install python3</text:p>
      <text:p text:style-name="P5"><text:s text:c="12"/>pip3 install boto3</text:p>
      <text:p text:style-name="P5"><text:s text:c="12"/>pip3 install awscli</text:p>
      <text:p text:style-name="P5"><text:s text:c="12"/>pip3 install termcolor</text:p>
      <text:p text:style-name="P5"><text:s text:c="12"/>#</text:p>
      <text:p text:style-name="P5"><text:s text:c="12"/>echo "Installing PostgreSQL client..."</text:p>
      <text:p text:style-name="P5"><text:s text:c="12"/>yum -y install postgresql.x86_64</text:p>
      <text:p text:style-name="P5"><text:s text:c="12"/>#</text:p>
      <text:p text:style-name="P5"><text:s text:c="12"/>echo "Install Flyway..."</text:p>
      <text:p text:style-name="P5"><text:s text:c="12"/>wget -qO- https://repo1.maven.org/maven2/org/flywaydb/flyway-commandline/6.4.2/flyway-commandline-6.4.2-linux-x64.tar.gz | tar xvz -C /home/ec2-user</text:p>
      <text:p text:style-name="P5"><text:s text:c="12"/>chown -R ec2-user:ec2-user /home/ec2-user/flyway-6.4.2</text:p>
      <text:p text:style-name="P5"><text:s text:c="12"/>mkdir -p /home/ec2-user/bin</text:p>
      <text:p text:style-name="P5"><text:s text:c="12"/>chown -R ec2-user:ec2-user /home/ec2-user/bin</text:p>
      <text:p text:style-name="P5"><text:s text:c="12"/>sudo ln -s /home/ec2-user/flyway-6.4.2/flyway /home/ec2-user/bin</text:p>
      <text:p text:style-name="P5"><text:s text:c="12"/>#</text:p>
      <text:p text:style-name="P5"><text:s text:c="12"/>echo "Executing cfn-signal..."</text:p>
      <text:p text:style-name="P5"><text:s text:c="12"/>/opt/aws/bin/cfn-signal -e $? --stack ${AWS::StackName} --resource Instance --region ${AWS::Region}</text:p>
      <text:p text:style-name="P5"><text:s text:c="6"/>Tags:</text:p>
      <text:p text:style-name="P5"><text:s text:c="8"/>- Key: Name</text:p>
      <text:p text:style-name="P5"><text:s text:c="10"/>Value: bastion # EC2 instance name</text:p>
      <text:p text:style-name="P5"><text:s text:c="4"/>Metadata:</text:p>
      <text:p text:style-name="P5"><text:s text:c="6"/>AWS::CloudFormation::Init:</text:p>
      <text:p text:style-name="P5"><text:s text:c="8"/>configSets:</text:p>
      <text:p text:style-name="P5"><text:s text:c="10"/>install: [ "install" ]</text:p>
      <text:p text:style-name="P5"><text:s text:c="8"/>install:</text:p>
      <text:p text:style-name="P5"><text:s text:c="10"/>files:</text:p>
      <text:p text:style-name="P5"><text:s text:c="12"/>/etc/cfn/cfn-hup.conf:</text:p>
      <text:p text:style-name="P5"><text:soft-page-break/><text:s text:c="14"/>content: !Sub |</text:p>
      <text:p text:style-name="P5"><text:s text:c="16"/>[main]</text:p>
      <text:p text:style-name="P5"><text:s text:c="16"/>stack=${AWS::StackName}</text:p>
      <text:p text:style-name="P5"><text:s text:c="16"/>region=${AWS::Region}</text:p>
      <text:p text:style-name="P5"><text:s text:c="14"/>mode: '000400'</text:p>
      <text:p text:style-name="P5"><text:s text:c="14"/>owner: root</text:p>
      <text:p text:style-name="P5"><text:s text:c="14"/>group: root</text:p>
      <text:p text:style-name="P5"><text:s text:c="12"/>/etc/cfn/hooks.d/cfn-auto-reloader.conf:</text:p>
      <text:p text:style-name="P5"><text:s text:c="14"/>content: !Sub |</text:p>
      <text:p text:style-name="P5"><text:s text:c="16"/>[cfn-auto-reloader-hook]</text:p>
      <text:p text:style-name="P5"><text:s text:c="16"/>triggers=post.update</text:p>
      <text:p text:style-name="P5"><text:s text:c="16"/>path=Resources.AgentLaunchTemplate.Metadata.AWS::CloudFormation::Init</text:p>
      <text:p text:style-name="P5"><text:s text:c="16"/>action=/opt/aws/bin/cfn-init -v --stack ${AWS::StackName} --resource Instance --region ${AWS::Region} --configsets install</text:p>
      <text:p text:style-name="P5"><text:s text:c="16"/>runas=root</text:p>
      <text:p text:style-name="P5"><text:s text:c="10"/>services:</text:p>
      <text:p text:style-name="P5"><text:s text:c="12"/>sysvinit:</text:p>
      <text:p text:style-name="P5"><text:s text:c="14"/>cfn-hup:</text:p>
      <text:p text:style-name="P5"><text:s text:c="16"/>enabled: 'true'</text:p>
      <text:p text:style-name="P5"><text:s text:c="16"/>ensureRunning: 'true'</text:p>
      <text:p text:style-name="P5"><text:s text:c="16"/>files: [ /etc/cfn/cfn-hup.conf, /etc/cfn/hooks.d/cfn-auto-reloader.conf ]</text:p>
      <text:p text:style-name="P5"><text:s text:c="4"/>CreationPolicy:</text:p>
      <text:p text:style-name="P5"><text:s text:c="6"/>ResourceSignal:</text:p>
      <text:p text:style-name="P5"><text:s text:c="8"/>Timeout: PT5M</text:p>
      <text:p text:style-name="P5"/>
      <text:p text:style-name="P5"><text:s text:c="2"/>EipAssociation:</text:p>
      <text:p text:style-name="P5"><text:s text:c="4"/>Type: AWS::EC2::EIPAssociation</text:p>
      <text:p text:style-name="P5"><text:s text:c="4"/>Properties:</text:p>
      <text:p text:style-name="P5"><text:s text:c="6"/>EIP: !Ref InstanceEip</text:p>
      <text:p text:style-name="P5"><text:s text:c="6"/>InstanceId: !Ref Instance</text:p>
      <text:p text:style-name="P5"/>
      <text:p text:style-name="P5">Outputs:</text:p>
      <text:p text:style-name="P5"/>
      <text:p text:style-name="P5"><text:s text:c="2"/>InstanceId:</text:p>
      <text:p text:style-name="P5"><text:s text:c="4"/>Description: EC2 instance ID</text:p>
      <text:p text:style-name="P5"><text:s text:c="4"/>Value: !Ref Instance</text:p>
      <text:p text:style-name="P5"/>
      <text:p text:style-name="P5"><text:s text:c="2"/>InstanceEip:</text:p>
      <text:p text:style-name="P5"><text:s text:c="4"/>Description: EC2 instance EIP</text:p>
      <text:p text:style-name="P5"><text:s text:c="4"/>Value: !Ref InstanceEip</text:p>
      <text:p text:style-name="P5"/>
      <text:p text:style-name="P5"><text:s text:c="2"/>SshCommand:</text:p>
      <text:p text:style-name="P5"><text:s text:c="4"/>Description: SSH command line</text:p>
      <text:p text:style-name="P5"><text:s text:c="4"/>Value: !Sub ssh -i ${KeyName}.pem ec2-user@${InstanceEip}</text:p>
      <text:p text:style-name="P19"/>
      <text:p text:style-name="P5"/>
      <text:p text:style-name="P11">VPC STACK</text:p>
      <text:p text:style-name="P9"/>
      <text:p text:style-name="P16">Description: Base VPC stack</text:p>
      <text:p text:style-name="P16"/>
      <text:p text:style-name="P16">Parameters:</text:p>
      <text:p text:style-name="P16"><text:soft-page-break/></text:p>
      <text:p text:style-name="P16"><text:s text:c="2"/>CidrBlock:</text:p>
      <text:p text:style-name="P16"><text:s text:c="4"/>Type: String</text:p>
      <text:p text:style-name="P16"><text:s text:c="4"/>AllowedPattern: ^(([0-9]|[1-9][0-9]|1[0-9]{2}|2[0-4][0-9]|25[0-5])\.){3}([0-9]|[1-9][0-9]|1[0-9]{2}|2[0-4][0-9]|25[0-5])(\/(1[6-9]|2[0-8]))$</text:p>
      <text:p text:style-name="P16"/>
      <text:p text:style-name="P16"><text:s text:c="2"/>PrivateSubnet1CidrBlock:</text:p>
      <text:p text:style-name="P16"><text:s text:c="4"/>Type: String</text:p>
      <text:p text:style-name="P16"><text:s text:c="4"/>AllowedPattern: ^(([0-9]|[1-9][0-9]|1[0-9]{2}|2[0-4][0-9]|25[0-5])\.){3}([0-9]|[1-9][0-9]|1[0-9]{2}|2[0-4][0-9]|25[0-5])(\/(1[6-9]|2[0-8]))$</text:p>
      <text:p text:style-name="P16"/>
      <text:p text:style-name="P16"><text:s text:c="2"/>PrivateSubnet2CidrBlock:</text:p>
      <text:p text:style-name="P16"><text:s text:c="4"/>Type: String</text:p>
      <text:p text:style-name="P16"><text:s text:c="4"/>AllowedPattern: ^(([0-9]|[1-9][0-9]|1[0-9]{2}|2[0-4][0-9]|25[0-5])\.){3}([0-9]|[1-9][0-9]|1[0-9]{2}|2[0-4][0-9]|25[0-5])(\/(1[6-9]|2[0-8]))$</text:p>
      <text:p text:style-name="P16"/>
      <text:p text:style-name="P16"><text:s text:c="2"/>PublicSubnet1CidrBlock:</text:p>
      <text:p text:style-name="P16"><text:s text:c="4"/>Type: String</text:p>
      <text:p text:style-name="P16"><text:s text:c="4"/>AllowedPattern: ^(([0-9]|[1-9][0-9]|1[0-9]{2}|2[0-4][0-9]|25[0-5])\.){3}([0-9]|[1-9][0-9]|1[0-9]{2}|2[0-4][0-9]|25[0-5])(\/(1[6-9]|2[0-8]))$</text:p>
      <text:p text:style-name="P16"/>
      <text:p text:style-name="P16"><text:s text:c="2"/>PublicSubnet2CidrBlock:</text:p>
      <text:p text:style-name="P16"><text:s text:c="4"/>Type: String</text:p>
      <text:p text:style-name="P16"><text:s text:c="4"/>AllowedPattern: ^(([0-9]|[1-9][0-9]|1[0-9]{2}|2[0-4][0-9]|25[0-5])\.){3}([0-9]|[1-9][0-9]|1[0-9]{2}|2[0-4][0-9]|25[0-5])(\/(1[6-9]|2[0-8]))$</text:p>
      <text:p text:style-name="P16"/>
      <text:p text:style-name="P16">Conditions:</text:p>
      <text:p text:style-name="P16"><text:s text:c="2"/>ScorzUse1CentralAccount: !Equals [ !Ref "AWS::AccountId", "008456843884" ]</text:p>
      <text:p text:style-name="P16"/>
      <text:p text:style-name="P16">Resources:</text:p>
      <text:p text:style-name="P16"/>
      <text:p text:style-name="P16"><text:s text:c="2"/>Vpc:</text:p>
      <text:p text:style-name="P16"><text:s text:c="4"/>Type: AWS::EC2::VPC</text:p>
      <text:p text:style-name="P16"><text:s text:c="4"/>Properties:</text:p>
      <text:p text:style-name="P16"><text:s text:c="6"/>CidrBlock: !Ref CidrBlock</text:p>
      <text:p text:style-name="P16"><text:s text:c="6"/>EnableDnsSupport: true</text:p>
      <text:p text:style-name="P16"><text:s text:c="6"/>EnableDnsHostnames: true</text:p>
      <text:p text:style-name="P16"/>
      <text:p text:style-name="P16"><text:s text:c="2"/>InternetGateway:</text:p>
      <text:p text:style-name="P16"><text:s text:c="4"/># Internet gateway for the VPC (required to allow outbound internet access)</text:p>
      <text:p text:style-name="P16"><text:s text:c="4"/>Type: AWS::EC2::InternetGateway</text:p>
      <text:p text:style-name="P16"><text:s text:c="4"/>Properties:</text:p>
      <text:p text:style-name="P16"><text:s text:c="6"/>Tags:</text:p>
      <text:p text:style-name="P16"><text:s text:c="8"/>- Key: Zone</text:p>
      <text:p text:style-name="P16"><text:s text:c="10"/>Value: Public</text:p>
      <text:p text:style-name="P16"/>
      <text:p text:style-name="P16"><text:s text:c="2"/>InternetGatewayVpcAttachment:</text:p>
      <text:p text:style-name="P16"><text:s text:c="4"/># Attach internet gateway to the VPC</text:p>
      <text:p text:style-name="P16"><text:soft-page-break/><text:s text:c="4"/>Type: AWS::EC2::VPCGatewayAttachment</text:p>
      <text:p text:style-name="P16"><text:s text:c="4"/>Properties:</text:p>
      <text:p text:style-name="P16"><text:s text:c="6"/>VpcId: !Ref Vpc</text:p>
      <text:p text:style-name="P16"><text:s text:c="6"/>InternetGatewayId: !Ref InternetGateway</text:p>
      <text:p text:style-name="P16"/>
      <text:p text:style-name="P16"><text:s text:c="2"/>PrivateSubnet1:</text:p>
      <text:p text:style-name="P16"><text:s text:c="4"/># Private subnet in first availability zone</text:p>
      <text:p text:style-name="P16"><text:s text:c="4"/>Type: AWS::EC2::Subnet</text:p>
      <text:p text:style-name="P16"><text:s text:c="4"/>Properties:</text:p>
      <text:p text:style-name="P16"><text:s text:c="6"/>VpcId: !Ref Vpc</text:p>
      <text:p text:style-name="P16"><text:s text:c="6"/>CidrBlock: !Ref PrivateSubnet1CidrBlock</text:p>
      <text:p text:style-name="P16"><text:s text:c="6"/>AvailabilityZone: !Select</text:p>
      <text:p text:style-name="P16"><text:s text:c="8"/>- 0 # First availability zone</text:p>
      <text:p text:style-name="P16"><text:s text:c="8"/>- Fn::GetAZs: ""</text:p>
      <text:p text:style-name="P16"><text:s text:c="6"/>Tags:</text:p>
      <text:p text:style-name="P16"><text:s text:c="8"/>- Key: Zone</text:p>
      <text:p text:style-name="P16"><text:s text:c="10"/>Value: Private</text:p>
      <text:p text:style-name="P16"/>
      <text:p text:style-name="P16"><text:s text:c="2"/>PrivateSubnet2:</text:p>
      <text:p text:style-name="P16"><text:s text:c="4"/># Private subnet in second availability zone</text:p>
      <text:p text:style-name="P16"><text:s text:c="4"/>Type: AWS::EC2::Subnet</text:p>
      <text:p text:style-name="P16"><text:s text:c="4"/>Properties:</text:p>
      <text:p text:style-name="P16"><text:s text:c="6"/>VpcId: !Ref Vpc</text:p>
      <text:p text:style-name="P16"><text:s text:c="6"/>CidrBlock: !Ref PrivateSubnet2CidrBlock</text:p>
      <text:p text:style-name="P16"><text:s text:c="6"/>AvailabilityZone: !Select</text:p>
      <text:p text:style-name="P16"><text:s text:c="8"/>- 1 # Second availability zone</text:p>
      <text:p text:style-name="P16"><text:s text:c="8"/>- Fn::GetAZs: ""</text:p>
      <text:p text:style-name="P16"><text:s text:c="6"/>Tags:</text:p>
      <text:p text:style-name="P16"><text:s text:c="8"/>- Key: Zone</text:p>
      <text:p text:style-name="P16"><text:s text:c="10"/>Value: Private</text:p>
      <text:p text:style-name="P16"/>
      <text:p text:style-name="P16"><text:s text:c="2"/>PublicSubnet1:</text:p>
      <text:p text:style-name="P16"><text:s text:c="4"/># Public subnet in first availability zone</text:p>
      <text:p text:style-name="P16"><text:s text:c="4"/>Type: AWS::EC2::Subnet</text:p>
      <text:p text:style-name="P16"><text:s text:c="4"/>Properties:</text:p>
      <text:p text:style-name="P16"><text:s text:c="6"/>VpcId: !Ref Vpc</text:p>
      <text:p text:style-name="P16"><text:s text:c="6"/>CidrBlock: !Ref PublicSubnet1CidrBlock</text:p>
      <text:p text:style-name="P16"><text:s text:c="6"/>AvailabilityZone: !Select</text:p>
      <text:p text:style-name="P16"><text:s text:c="8"/>- 0 # First availability zone</text:p>
      <text:p text:style-name="P16"><text:s text:c="8"/>- Fn::GetAZs: ""</text:p>
      <text:p text:style-name="P16"><text:s text:c="6"/>MapPublicIpOnLaunch: true</text:p>
      <text:p text:style-name="P16"><text:s text:c="6"/>Tags:</text:p>
      <text:p text:style-name="P16"><text:s text:c="8"/>- Key: Zone</text:p>
      <text:p text:style-name="P16"><text:s text:c="10"/>Value: Public</text:p>
      <text:p text:style-name="P16"/>
      <text:p text:style-name="P16"><text:s text:c="2"/>PublicSubnet2:</text:p>
      <text:p text:style-name="P16"><text:s text:c="4"/># Public subnet in second availability zone</text:p>
      <text:p text:style-name="P16"><text:s text:c="4"/>Type: AWS::EC2::Subnet</text:p>
      <text:p text:style-name="P16"><text:soft-page-break/><text:s text:c="4"/>Properties:</text:p>
      <text:p text:style-name="P16"><text:s text:c="6"/>VpcId: !Ref Vpc</text:p>
      <text:p text:style-name="P16"><text:s text:c="6"/>CidrBlock: !Ref PublicSubnet2CidrBlock</text:p>
      <text:p text:style-name="P16"><text:s text:c="6"/>AvailabilityZone: !Select</text:p>
      <text:p text:style-name="P16"><text:s text:c="8"/>- 1 # Second availability zone</text:p>
      <text:p text:style-name="P16"><text:s text:c="8"/>- Fn::GetAZs: ""</text:p>
      <text:p text:style-name="P16"><text:s text:c="6"/>MapPublicIpOnLaunch: true</text:p>
      <text:p text:style-name="P16"><text:s text:c="6"/>Tags:</text:p>
      <text:p text:style-name="P16"><text:s text:c="8"/>- Key: Zone</text:p>
      <text:p text:style-name="P16"><text:s text:c="10"/>Value: Public</text:p>
      <text:p text:style-name="P16"/>
      <text:p text:style-name="P16"><text:s text:c="2"/>ElasticIp1:</text:p>
      <text:p text:style-name="P16"><text:s text:c="4"/># Elastic IP address for first NAT Gateway</text:p>
      <text:p text:style-name="P16"><text:s text:c="4"/>Type: AWS::EC2::EIP</text:p>
      <text:p text:style-name="P16"><text:s text:c="4"/>Properties:</text:p>
      <text:p text:style-name="P16"><text:s text:c="6"/>Domain: vpc</text:p>
      <text:p text:style-name="P16"><text:s text:c="6"/>Tags:</text:p>
      <text:p text:style-name="P16"><text:s text:c="8"/>- Key: Name</text:p>
      <text:p text:style-name="P16"><text:s text:c="10"/>Value: nat-gateway-1</text:p>
      <text:p text:style-name="P16"/>
      <text:p text:style-name="P16"><text:s text:c="2"/>NatGateway1:</text:p>
      <text:p text:style-name="P16"><text:s text:c="4"/># NAT gateway placed in the first public subnet</text:p>
      <text:p text:style-name="P16"><text:s text:c="4"/>DependsOn: InternetGatewayVpcAttachment</text:p>
      <text:p text:style-name="P16"><text:s text:c="4"/>Type: AWS::EC2::NatGateway</text:p>
      <text:p text:style-name="P16"><text:s text:c="4"/>Properties:</text:p>
      <text:p text:style-name="P16"><text:s text:c="6"/>AllocationId: !GetAtt ElasticIp1.AllocationId</text:p>
      <text:p text:style-name="P16"><text:s text:c="6"/>SubnetId: !Ref PublicSubnet1</text:p>
      <text:p text:style-name="P16"/>
      <text:p text:style-name="P16"><text:s text:c="2"/>ElasticIp2:</text:p>
      <text:p text:style-name="P16"><text:s text:c="4"/># Elastic IP address for second NAT Gateway</text:p>
      <text:p text:style-name="P16"><text:s text:c="4"/>Type: AWS::EC2::EIP</text:p>
      <text:p text:style-name="P16"><text:s text:c="4"/>Properties:</text:p>
      <text:p text:style-name="P16"><text:s text:c="6"/>Domain: vpc</text:p>
      <text:p text:style-name="P16"><text:s text:c="6"/>Tags:</text:p>
      <text:p text:style-name="P16"><text:s text:c="8"/>- Key: Name</text:p>
      <text:p text:style-name="P16"><text:s text:c="10"/>Value: nat-gateway-2</text:p>
      <text:p text:style-name="P16"/>
      <text:p text:style-name="P16"><text:s text:c="2"/>NatGateway2:</text:p>
      <text:p text:style-name="P16"><text:s text:c="4"/># NAT gateway placed in the second public subnet</text:p>
      <text:p text:style-name="P16"><text:s text:c="4"/>DependsOn: InternetGatewayVpcAttachment</text:p>
      <text:p text:style-name="P16"><text:s text:c="4"/>Type: AWS::EC2::NatGateway</text:p>
      <text:p text:style-name="P16"><text:s text:c="4"/>Properties:</text:p>
      <text:p text:style-name="P16"><text:s text:c="6"/>AllocationId: !GetAtt ElasticIp2.AllocationId</text:p>
      <text:p text:style-name="P16"><text:s text:c="6"/>SubnetId: !Ref PublicSubnet2</text:p>
      <text:p text:style-name="P16"/>
      <text:p text:style-name="P16"><text:s text:c="2"/>PrivateSubnet1RouteTable:</text:p>
      <text:p text:style-name="P16"><text:s text:c="4"/># Route table for first private subnet</text:p>
      <text:p text:style-name="P16"><text:s text:c="4"/>Type: AWS::EC2::RouteTable</text:p>
      <text:p text:style-name="P16"><text:soft-page-break/><text:s text:c="4"/>Properties:</text:p>
      <text:p text:style-name="P16"><text:s text:c="6"/>VpcId: !Ref Vpc</text:p>
      <text:p text:style-name="P16"><text:s text:c="6"/>Tags:</text:p>
      <text:p text:style-name="P16"><text:s text:c="8"/>- Key: Zone</text:p>
      <text:p text:style-name="P16"><text:s text:c="10"/>Value: Private</text:p>
      <text:p text:style-name="P16"/>
      <text:p text:style-name="P16"><text:s text:c="2"/>PrivateSubnet1Route:</text:p>
      <text:p text:style-name="P16"><text:s text:c="4"/># Route traffic to the NAT gateway (allows instances inside the private subnet outbound access to the internet)</text:p>
      <text:p text:style-name="P16"><text:s text:c="4"/>Type: AWS::EC2::Route</text:p>
      <text:p text:style-name="P16"><text:s text:c="4"/>Properties:</text:p>
      <text:p text:style-name="P16"><text:s text:c="6"/>DestinationCidrBlock: 0.0.0.0/0</text:p>
      <text:p text:style-name="P16"><text:s text:c="6"/>NatGatewayId: !Ref NatGateway1</text:p>
      <text:p text:style-name="P16"><text:s text:c="6"/>RouteTableId: !Ref PrivateSubnet1RouteTable</text:p>
      <text:p text:style-name="P16"/>
      <text:p text:style-name="P16"><text:s text:c="2"/>PrivateSubnet1RouteTableAssociation:</text:p>
      <text:p text:style-name="P16"><text:s text:c="4"/># Associate route table with the first private subnet</text:p>
      <text:p text:style-name="P16"><text:s text:c="4"/>Type: AWS::EC2::SubnetRouteTableAssociation</text:p>
      <text:p text:style-name="P16"><text:s text:c="4"/>Properties:</text:p>
      <text:p text:style-name="P16"><text:s text:c="6"/>SubnetId: !Ref PrivateSubnet1</text:p>
      <text:p text:style-name="P16"><text:s text:c="6"/>RouteTableId: !Ref PrivateSubnet1RouteTable</text:p>
      <text:p text:style-name="P16"/>
      <text:p text:style-name="P16"><text:s text:c="2"/>PrivateSubnet2RouteTable:</text:p>
      <text:p text:style-name="P16"><text:s text:c="4"/># Route table for second private subnet</text:p>
      <text:p text:style-name="P16"><text:s text:c="4"/>Type: AWS::EC2::RouteTable</text:p>
      <text:p text:style-name="P16"><text:s text:c="4"/>Properties:</text:p>
      <text:p text:style-name="P16"><text:s text:c="6"/>VpcId: !Ref Vpc</text:p>
      <text:p text:style-name="P16"/>
      <text:p text:style-name="P16"><text:s text:c="2"/>PrivateSubnet2Route:</text:p>
      <text:p text:style-name="P16"><text:s text:c="4"/># Route traffic to the NAT gateway (allows instances inside the private subnet outbound access to the internet)</text:p>
      <text:p text:style-name="P16"><text:s text:c="4"/>Type: AWS::EC2::Route</text:p>
      <text:p text:style-name="P16"><text:s text:c="4"/>Properties:</text:p>
      <text:p text:style-name="P16"><text:s text:c="6"/>DestinationCidrBlock: 0.0.0.0/0</text:p>
      <text:p text:style-name="P16"><text:s text:c="6"/>NatGatewayId: !Ref NatGateway2</text:p>
      <text:p text:style-name="P16"><text:s text:c="6"/>RouteTableId: !Ref PrivateSubnet2RouteTable</text:p>
      <text:p text:style-name="P16"/>
      <text:p text:style-name="P16"><text:s text:c="2"/>PrivateSubnet2RouteTableAssociation:</text:p>
      <text:p text:style-name="P16"><text:s text:c="4"/># Associate route table with the second private subnet</text:p>
      <text:p text:style-name="P16"><text:s text:c="4"/>Type: AWS::EC2::SubnetRouteTableAssociation</text:p>
      <text:p text:style-name="P16"><text:s text:c="4"/>Properties:</text:p>
      <text:p text:style-name="P16"><text:s text:c="6"/>SubnetId: !Ref PrivateSubnet2</text:p>
      <text:p text:style-name="P16"><text:s text:c="6"/>RouteTableId: !Ref PrivateSubnet2RouteTable</text:p>
      <text:p text:style-name="P16"/>
      <text:p text:style-name="P16"><text:s text:c="2"/>PublicSubnetRouteTable:</text:p>
      <text:p text:style-name="P16"><text:s text:c="4"/># Route table for public subnet</text:p>
      <text:p text:style-name="P16"><text:s text:c="4"/>Type: AWS::EC2::RouteTable</text:p>
      <text:p text:style-name="P16"><text:s text:c="4"/>Properties:</text:p>
      <text:p text:style-name="P16"><text:soft-page-break/><text:s text:c="6"/>VpcId: !Ref Vpc</text:p>
      <text:p text:style-name="P16"><text:s text:c="6"/>Tags:</text:p>
      <text:p text:style-name="P16"><text:s text:c="8"/>- Key: Zone</text:p>
      <text:p text:style-name="P16"><text:s text:c="10"/>Value: Public</text:p>
      <text:p text:style-name="P16"/>
      <text:p text:style-name="P16"><text:s text:c="2"/>PublicSubnetRoute:</text:p>
      <text:p text:style-name="P16"><text:s text:c="4"/># Route traffic to the internet gateway by default (allows access to the internet)</text:p>
      <text:p text:style-name="P16"><text:s text:c="4"/>DependsOn: InternetGatewayVpcAttachment</text:p>
      <text:p text:style-name="P16"><text:s text:c="4"/>Type: AWS::EC2::Route</text:p>
      <text:p text:style-name="P16"><text:s text:c="4"/>Properties:</text:p>
      <text:p text:style-name="P16"><text:s text:c="6"/>DestinationCidrBlock: 0.0.0.0/0</text:p>
      <text:p text:style-name="P16"><text:s text:c="6"/>GatewayId: !Ref InternetGateway</text:p>
      <text:p text:style-name="P16"><text:s text:c="6"/>RouteTableId: !Ref PublicSubnetRouteTable</text:p>
      <text:p text:style-name="P16"/>
      <text:p text:style-name="P16"><text:s text:c="2"/>PublicSubnet1RouteTableAssociation:</text:p>
      <text:p text:style-name="P16"><text:s text:c="4"/># Associate the route table with the first public subnet (makes the subnet public)</text:p>
      <text:p text:style-name="P16"><text:s text:c="4"/>Type: AWS::EC2::SubnetRouteTableAssociation</text:p>
      <text:p text:style-name="P16"><text:s text:c="4"/>Properties:</text:p>
      <text:p text:style-name="P16"><text:s text:c="6"/>SubnetId: !Ref PublicSubnet1</text:p>
      <text:p text:style-name="P16"><text:s text:c="6"/>RouteTableId: !Ref PublicSubnetRouteTable</text:p>
      <text:p text:style-name="P16"/>
      <text:p text:style-name="P16"><text:s text:c="2"/>PublicSubnet2RouteTableAssociation:</text:p>
      <text:p text:style-name="P16"><text:s text:c="4"/># Associate the route table with the second public subnet (makes the subnet public)</text:p>
      <text:p text:style-name="P16"><text:s text:c="4"/>Type: AWS::EC2::SubnetRouteTableAssociation</text:p>
      <text:p text:style-name="P16"><text:s text:c="4"/>Properties:</text:p>
      <text:p text:style-name="P16"><text:s text:c="6"/>SubnetId: !Ref PublicSubnet2</text:p>
      <text:p text:style-name="P16"><text:s text:c="6"/>RouteTableId: !Ref PublicSubnetRouteTable</text:p>
      <text:p text:style-name="P16"/>
      <text:p text:style-name="P16"><text:s text:c="2"/>BuildkiteSecurityGroup:</text:p>
      <text:p text:style-name="P16"><text:s text:c="4"/># Security group for buildkite instance</text:p>
      <text:p text:style-name="P16"><text:s text:c="4"/>Type: AWS::EC2::SecurityGroup</text:p>
      <text:p text:style-name="P16"><text:s text:c="4"/>Properties:</text:p>
      <text:p text:style-name="P16"><text:s text:c="6"/>GroupDescription: Buildkite instance security group</text:p>
      <text:p text:style-name="P16"><text:s text:c="6"/>SecurityGroupIngress:</text:p>
      <text:p text:style-name="P16"><text:s text:c="8"/>- CidrIp: !Ref CidrBlock</text:p>
      <text:p text:style-name="P16"><text:s text:c="10"/>IpProtocol: tcp</text:p>
      <text:p text:style-name="P16"><text:s text:c="10"/>FromPort: 22</text:p>
      <text:p text:style-name="P16"><text:s text:c="10"/>ToPort: 22</text:p>
      <text:p text:style-name="P16"><text:s text:c="6"/>VpcId: !Ref Vpc</text:p>
      <text:p text:style-name="P16"><text:s text:c="6"/>Tags:</text:p>
      <text:p text:style-name="P16"><text:s text:c="8"/>- Key: Name</text:p>
      <text:p text:style-name="P16"><text:s text:c="10"/>Value: buildkite</text:p>
      <text:p text:style-name="P16"/>
      <text:p text:style-name="P16"><text:s text:c="2"/>BastionSecurityGroup:</text:p>
      <text:p text:style-name="P16"><text:s text:c="4"/># Security group for bastion instance</text:p>
      <text:p text:style-name="P16"><text:s text:c="4"/>Type: AWS::EC2::SecurityGroup</text:p>
      <text:p text:style-name="P16"><text:s text:c="4"/>Properties:</text:p>
      <text:p text:style-name="P16"><text:s text:c="6"/>GroupDescription: Bastion instance security group</text:p>
      <text:p text:style-name="P16"><text:soft-page-break/><text:s text:c="6"/>SecurityGroupIngress:</text:p>
      <text:p text:style-name="P16"><text:s text:c="8"/>- CidrIp: 0.0.0.0/0</text:p>
      <text:p text:style-name="P16"><text:s text:c="10"/>IpProtocol: tcp</text:p>
      <text:p text:style-name="P16"><text:s text:c="10"/>FromPort: 22</text:p>
      <text:p text:style-name="P16"><text:s text:c="10"/>ToPort: 22</text:p>
      <text:p text:style-name="P16"><text:s text:c="6"/>VpcId: !Ref Vpc</text:p>
      <text:p text:style-name="P16"><text:s text:c="6"/>Tags:</text:p>
      <text:p text:style-name="P16"><text:s text:c="8"/>- Key: Name</text:p>
      <text:p text:style-name="P16"><text:s text:c="10"/>Value: bastion</text:p>
      <text:p text:style-name="P16"/>
      <text:p text:style-name="P16"><text:s text:c="2"/>LambdaSecurityGroup:</text:p>
      <text:p text:style-name="P16"><text:s text:c="4"/># Security group for Lambda functions</text:p>
      <text:p text:style-name="P16"><text:s text:c="4"/>Type: AWS::EC2::SecurityGroup</text:p>
      <text:p text:style-name="P16"><text:s text:c="4"/>Properties:</text:p>
      <text:p text:style-name="P16"><text:s text:c="6"/>GroupDescription: Lambda security group</text:p>
      <text:p text:style-name="P16"><text:s text:c="6"/>VpcId: !Ref Vpc</text:p>
      <text:p text:style-name="P16"><text:s text:c="6"/>Tags:</text:p>
      <text:p text:style-name="P16"><text:s text:c="8"/>- Key: Name</text:p>
      <text:p text:style-name="P16"><text:s text:c="10"/>Value: lambda</text:p>
      <text:p text:style-name="P16"/>
      <text:p text:style-name="P16"><text:s text:c="2"/>RdsSecurityGroup:</text:p>
      <text:p text:style-name="P16"><text:s text:c="4"/># Security group for RDS cluster</text:p>
      <text:p text:style-name="P16"><text:s text:c="4"/>Type: AWS::EC2::SecurityGroup</text:p>
      <text:p text:style-name="P16"><text:s text:c="4"/>Properties:</text:p>
      <text:p text:style-name="P16"><text:s text:c="6"/>GroupDescription: RDS cluster security group</text:p>
      <text:p text:style-name="P16"><text:s text:c="6"/>SecurityGroupIngress:</text:p>
      <text:p text:style-name="P16"><text:s text:c="8"/># Allow PostgreSQL port from bastion</text:p>
      <text:p text:style-name="P16"><text:s text:c="8"/>- IpProtocol: TCP</text:p>
      <text:p text:style-name="P16"><text:s text:c="10"/>FromPort: 5432</text:p>
      <text:p text:style-name="P16"><text:s text:c="10"/>ToPort: 5432</text:p>
      <text:p text:style-name="P16"><text:s text:c="10"/>SourceSecurityGroupId: !GetAtt BastionSecurityGroup.GroupId</text:p>
      <text:p text:style-name="P16"><text:s text:c="8"/># Allow PostgreSQL port from Lambda</text:p>
      <text:p text:style-name="P16"><text:s text:c="8"/>- IpProtocol: TCP</text:p>
      <text:p text:style-name="P16"><text:s text:c="10"/>FromPort: 5432</text:p>
      <text:p text:style-name="P16"><text:s text:c="10"/>ToPort: 5432</text:p>
      <text:p text:style-name="P16"><text:s text:c="10"/>SourceSecurityGroupId: !GetAtt LambdaSecurityGroup.GroupId</text:p>
      <text:p text:style-name="P16"><text:s text:c="6"/>VpcId: !Ref Vpc</text:p>
      <text:p text:style-name="P16"><text:s text:c="6"/>Tags:</text:p>
      <text:p text:style-name="P16"><text:s text:c="8"/>- Key: Name</text:p>
      <text:p text:style-name="P16"><text:s text:c="10"/>Value: rds</text:p>
      <text:p text:style-name="P16"/>
      <text:p text:style-name="P16"><text:s text:c="2"/>RdsSecurityGroupSelfReference:</text:p>
      <text:p text:style-name="P16"><text:s text:c="4"/># Selft reference for RDS security group</text:p>
      <text:p text:style-name="P16"><text:s text:c="4"/>Type: AWS::EC2::SecurityGroupIngress</text:p>
      <text:p text:style-name="P16"><text:s text:c="4"/>Properties:</text:p>
      <text:p text:style-name="P16"><text:s text:c="6"/>GroupId: !GetAtt RdsSecurityGroup.GroupId</text:p>
      <text:p text:style-name="P16"><text:s text:c="6"/>IpProtocol: '-1'</text:p>
      <text:p text:style-name="P16"><text:s text:c="6"/>SourceSecurityGroupId: !Ref RdsSecurityGroup</text:p>
      <text:p text:style-name="P16"><text:soft-page-break/><text:s text:c="6"/>Description: 'Self Reference'</text:p>
      <text:p text:style-name="P16"/>
      <text:p text:style-name="P16"><text:s text:c="2"/>VpcEndpointS3:</text:p>
      <text:p text:style-name="P16"><text:s text:c="4"/>Type: AWS::EC2::VPCEndpoint</text:p>
      <text:p text:style-name="P16"><text:s text:c="4"/>Properties:</text:p>
      <text:p text:style-name="P16"><text:s text:c="6"/>PolicyDocument:</text:p>
      <text:p text:style-name="P16"><text:s text:c="8"/>Version: '2012-10-17'</text:p>
      <text:p text:style-name="P16"><text:s text:c="8"/>Statement:</text:p>
      <text:p text:style-name="P16"><text:s text:c="10"/>- Effect: Allow</text:p>
      <text:p text:style-name="P16"><text:s text:c="12"/>Action: "*"</text:p>
      <text:p text:style-name="P16"><text:s text:c="12"/>Resource: "*"</text:p>
      <text:p text:style-name="P16"><text:s text:c="12"/>Principal: "*"</text:p>
      <text:p text:style-name="P16"><text:s text:c="6"/>RouteTableIds:</text:p>
      <text:p text:style-name="P16"><text:s text:c="8"/>- !Ref PrivateSubnet1RouteTable</text:p>
      <text:p text:style-name="P16"><text:s text:c="8"/>- !Ref PrivateSubnet2RouteTable</text:p>
      <text:p text:style-name="P16"><text:s text:c="6"/>ServiceName: !Sub com.amazonaws.${AWS::Region}.s3</text:p>
      <text:p text:style-name="P16"><text:s text:c="6"/>VpcId:</text:p>
      <text:p text:style-name="P16"><text:s text:c="8"/>!Ref Vpc</text:p>
      <text:p text:style-name="P16"/>
      <text:p text:style-name="P16"><text:s text:c="2"/>PeerAcceptRole:</text:p>
      <text:p text:style-name="P16"><text:s text:c="4"/># Role allowing central account to accept VPC peering connection</text:p>
      <text:p text:style-name="P16"><text:s text:c="4"/>Condition: ScorzUse1CentralAccount</text:p>
      <text:p text:style-name="P16"><text:s text:c="4"/>Type: AWS::IAM::Role</text:p>
      <text:p text:style-name="P16"><text:s text:c="4"/>Properties:</text:p>
      <text:p text:style-name="P16"><text:s text:c="6"/>AssumeRolePolicyDocument:</text:p>
      <text:p text:style-name="P16"><text:s text:c="8"/>Statement:</text:p>
      <text:p text:style-name="P16"><text:s text:c="10"/>- Effect: Allow</text:p>
      <text:p text:style-name="P16"><text:s text:c="12"/>Action:</text:p>
      <text:p text:style-name="P16"><text:s text:c="14"/>- sts:AssumeRole</text:p>
      <text:p text:style-name="P16"><text:s text:c="12"/>Principal:</text:p>
      <text:p text:style-name="P16"><text:s text:c="14"/>AWS:</text:p>
      <text:p text:style-name="P16"><text:s text:c="16"/>- '625198369737' # scorzuse1-dev</text:p>
      <text:p text:style-name="P16"><text:s text:c="16"/>- '537204759362' # scorzuse1-canary</text:p>
      <text:p text:style-name="P16"><text:s text:c="16"/>- '096958585562' # scorzuse1-preprod</text:p>
      <text:p text:style-name="P16"><text:s text:c="16"/>- '698913130078' # scorzuse1-prod # TBC</text:p>
      <text:p text:style-name="P16"><text:s text:c="16"/>- '152561351734' # bsa-staging</text:p>
      <text:p text:style-name="P16"><text:s text:c="16"/>- '114935271345' # bsa-prod</text:p>
      <text:p text:style-name="P16"><text:s text:c="6"/>Policies:</text:p>
      <text:p text:style-name="P16"><text:s text:c="8"/>- PolicyName: PeerAcceptRolePolicy</text:p>
      <text:p text:style-name="P16"><text:s text:c="10"/>PolicyDocument:</text:p>
      <text:p text:style-name="P16"><text:s text:c="12"/>Version: 2012-10-17</text:p>
      <text:p text:style-name="P16"><text:s text:c="12"/>Statement:</text:p>
      <text:p text:style-name="P16"><text:s text:c="14"/>- Effect: Allow</text:p>
      <text:p text:style-name="P16"><text:s text:c="16"/>Action: ec2:AcceptVpcPeeringConnection</text:p>
      <text:p text:style-name="P16"><text:s text:c="16"/>Resource: "*"</text:p>
      <text:p text:style-name="P16"/>
      <text:p text:style-name="P16">Outputs:</text:p>
      <text:p text:style-name="P16"/>
      <text:p text:style-name="P16"><text:soft-page-break/><text:s text:c="2"/>VpcId:</text:p>
      <text:p text:style-name="P16"><text:s text:c="4"/>Description: VPC identifier</text:p>
      <text:p text:style-name="P16"><text:s text:c="4"/>Value: !Ref Vpc</text:p>
      <text:p text:style-name="P16"><text:s text:c="4"/>Export:</text:p>
      <text:p text:style-name="P16"><text:s text:c="6"/>Name: !Sub ${AWS::StackName}-VpcId</text:p>
      <text:p text:style-name="P16"/>
      <text:p text:style-name="P16"><text:s text:c="2"/>CidrBlock:</text:p>
      <text:p text:style-name="P16"><text:s text:c="4"/>Description: VPC CIDR block for convenience</text:p>
      <text:p text:style-name="P16"><text:s text:c="4"/>Value: !Ref CidrBlock</text:p>
      <text:p text:style-name="P16"><text:s text:c="4"/>Export:</text:p>
      <text:p text:style-name="P16"><text:s text:c="6"/>Name: !Sub ${AWS::StackName}-CidrBlock</text:p>
      <text:p text:style-name="P16"/>
      <text:p text:style-name="P16"><text:s text:c="2"/>PrivateSubnets:</text:p>
      <text:p text:style-name="P16"><text:s text:c="4"/>Description: Private subnets</text:p>
      <text:p text:style-name="P16"><text:s text:c="4"/>Value: !Sub ${PrivateSubnet1},${PrivateSubnet2}</text:p>
      <text:p text:style-name="P16"><text:s text:c="4"/>Export:</text:p>
      <text:p text:style-name="P16"><text:s text:c="6"/>Name: !Sub ${AWS::StackName}-PrivateSubnets</text:p>
      <text:p text:style-name="P16"/>
      <text:p text:style-name="P16"><text:s text:c="3"/>PublicSubnets:</text:p>
      <text:p text:style-name="P16"><text:s text:c="4"/>Description: Public subnets</text:p>
      <text:p text:style-name="P16"><text:s text:c="4"/>Value: !Sub ${PublicSubnet1},${PublicSubnet2}</text:p>
      <text:p text:style-name="P16"><text:s text:c="4"/>Export:</text:p>
      <text:p text:style-name="P16"><text:s text:c="6"/>Name: !Sub ${AWS::StackName}-PublicSubnets</text:p>
      <text:p text:style-name="P16"/>
      <text:p text:style-name="P16"><text:s text:c="2"/>BuildkiteSecurityGroupId:</text:p>
      <text:p text:style-name="P16"><text:s text:c="4"/>Description: Buildkite security group id</text:p>
      <text:p text:style-name="P16"><text:s text:c="4"/>Value: !Ref BuildkiteSecurityGroup</text:p>
      <text:p text:style-name="P16"><text:s text:c="4"/>Export:</text:p>
      <text:p text:style-name="P16"><text:s text:c="6"/>Name: !Sub ${AWS::StackName}-BuildkiteSecurityGroupId</text:p>
      <text:p text:style-name="P16"/>
      <text:p text:style-name="P16"><text:s text:c="2"/>BastionSecurityGroupId:</text:p>
      <text:p text:style-name="P16"><text:s text:c="4"/>Description: Bastion security group id</text:p>
      <text:p text:style-name="P16"><text:s text:c="4"/>Value: !Ref BastionSecurityGroup</text:p>
      <text:p text:style-name="P16"><text:s text:c="4"/>Export:</text:p>
      <text:p text:style-name="P16"><text:s text:c="6"/>Name: !Sub ${AWS::StackName}-BastionSecurityGroupId</text:p>
      <text:p text:style-name="P16"/>
      <text:p text:style-name="P16"><text:s text:c="2"/>LambdaSecurityGroupId:</text:p>
      <text:p text:style-name="P16"><text:s text:c="4"/>Description: Lambda security group id</text:p>
      <text:p text:style-name="P16"><text:s text:c="4"/>Value: !Ref LambdaSecurityGroup</text:p>
      <text:p text:style-name="P16"><text:s text:c="4"/>Export:</text:p>
      <text:p text:style-name="P16"><text:s text:c="6"/>Name: !Sub ${AWS::StackName}-LambdaSecurityGroupId</text:p>
      <text:p text:style-name="P16"/>
      <text:p text:style-name="P16"><text:s text:c="2"/>RdsSecurityGroupId:</text:p>
      <text:p text:style-name="P16"><text:s text:c="4"/>Description: RDS security group id</text:p>
      <text:p text:style-name="P16"><text:s text:c="4"/>Value: !Ref RdsSecurityGroup</text:p>
      <text:p text:style-name="P16"><text:s text:c="4"/>Export:</text:p>
      <text:p text:style-name="P22"><text:s text:c="6"/>Name: !Sub ${AWS::StackName}-RdsSecurityGroupId</text:p>
      <text:p text:style-name="P16"/>
      <text:p text:style-name="P16"><text:soft-page-break/></text:p>
      <text:p text:style-name="P9">DOMAIN STACK</text:p>
      <text:p text:style-name="P16"/>
      <text:p text:style-name="P16">Description: Base domain stack</text:p>
      <text:p text:style-name="P16"/>
      <text:p text:style-name="P16">Resources:</text:p>
      <text:p text:style-name="P16"/>
      <text:p text:style-name="P16"><text:s text:c="2"/>ScorzComAuCertificate:</text:p>
      <text:p text:style-name="P16"><text:s text:c="4"/># Wildcard certificate for *.scorz.com.au domain</text:p>
      <text:p text:style-name="P16"><text:s text:c="4"/>Type: AWS::CertificateManager::Certificate</text:p>
      <text:p text:style-name="P16"><text:s text:c="4"/>Properties:</text:p>
      <text:p text:style-name="P16"><text:s text:c="6"/>DomainName: '*.scorz.com.au'</text:p>
      <text:p text:style-name="P16"><text:s text:c="6"/>ValidationMethod: DNS</text:p>
      <text:p text:style-name="P16"><text:s text:c="6"/>Tags:</text:p>
      <text:p text:style-name="P16"><text:s text:c="8"/>- Key: Certificate</text:p>
      <text:p text:style-name="P16"><text:s text:c="10"/>Value: scorz.com.au</text:p>
      <text:p text:style-name="P16"/>
      <text:p text:style-name="P16">Outputs:</text:p>
      <text:p text:style-name="P16"/>
      <text:p text:style-name="P16"><text:s text:c="2"/>ScorzComAuCertificateArn:</text:p>
      <text:p text:style-name="P16"><text:s text:c="4"/>Description: Certificate ARN for scorz.com.au</text:p>
      <text:p text:style-name="P16"><text:s text:c="4"/>Value: !Ref ScorzComAuCertificate</text:p>
      <text:p text:style-name="P16"><text:s text:c="4"/>Export:</text:p>
      <text:p text:style-name="P16"><text:s text:c="6"/>Name: !Sub ${AWS::StackName}-ScorzComAuCertificateArn</text:p>
      <text:p text:style-name="P22"/>
      <text:p text:style-name="P16"/>
      <text:p text:style-name="P9">TRAIL STACK</text:p>
      <text:p text:style-name="P9"/>
      <text:p text:style-name="P16">Description: Base account stack us-east-1</text:p>
      <text:p text:style-name="P16"/>
      <text:p text:style-name="P16">Parameters:</text:p>
      <text:p text:style-name="P16"/>
      <text:p text:style-name="P16"><text:s text:c="2"/>TrailBucketName:</text:p>
      <text:p text:style-name="P16"><text:s text:c="4"/>Description: Bucket where cloud trails should be written.</text:p>
      <text:p text:style-name="P16"><text:s text:c="4"/>Type: String</text:p>
      <text:p text:style-name="P16"/>
      <text:p text:style-name="P16">Conditions:</text:p>
      <text:p text:style-name="P16"/>
      <text:p text:style-name="P16"><text:s text:c="2"/>AuditAccount: !Equals [!Ref "AWS::AccountId", "973907312847"]</text:p>
      <text:p text:style-name="P16"><text:s text:c="2"/>RegularAccount: !Not [!Equals [!Ref "AWS::AccountId", "973907312847"]]</text:p>
      <text:p text:style-name="P16"/>
      <text:p text:style-name="P16">Resources:</text:p>
      <text:p text:style-name="P16"/>
      <text:p text:style-name="P16"><text:s text:c="2"/>TrailBucket:</text:p>
      <text:p text:style-name="P16"><text:s text:c="4"/># Cloud trail bucket created in audit account</text:p>
      <text:p text:style-name="P16"><text:s text:c="4"/>Condition: AuditAccount</text:p>
      <text:p text:style-name="P16"><text:s text:c="4"/>DeletionPolicy: Retain</text:p>
      <text:p text:style-name="P16"><text:s text:c="4"/>UpdateReplacePolicy: Retain</text:p>
      <text:p text:style-name="P16"><text:soft-page-break/><text:s text:c="4"/>Type: AWS::S3::Bucket</text:p>
      <text:p text:style-name="P16"><text:s text:c="4"/>Properties:</text:p>
      <text:p text:style-name="P16"><text:s text:c="6"/>AccessControl: Private</text:p>
      <text:p text:style-name="P16"><text:s text:c="6"/>BucketName: !Ref TrailBucketName</text:p>
      <text:p text:style-name="P16"><text:s text:c="6"/>VersioningConfiguration:</text:p>
      <text:p text:style-name="P16"><text:s text:c="10"/>Status: Enabled</text:p>
      <text:p text:style-name="P16"/>
      <text:p text:style-name="P16"><text:s text:c="2"/>TrailBucketPolicy:</text:p>
      <text:p text:style-name="P16"><text:s text:c="4"/># Policy allowing sub accounts to put cloud trails into the bucket</text:p>
      <text:p text:style-name="P16"><text:s text:c="4"/>Condition: AuditAccount</text:p>
      <text:p text:style-name="P16"><text:s text:c="4"/>Type: AWS::S3::BucketPolicy</text:p>
      <text:p text:style-name="P16"><text:s text:c="4"/>Properties:</text:p>
      <text:p text:style-name="P16"><text:s text:c="6"/>Bucket: !Ref TrailBucket</text:p>
      <text:p text:style-name="P16"><text:s text:c="6"/>PolicyDocument:</text:p>
      <text:p text:style-name="P16"><text:s text:c="8"/>Version: 2012-10-17</text:p>
      <text:p text:style-name="P16"><text:s text:c="8"/>Statement:</text:p>
      <text:p text:style-name="P16"><text:s text:c="10"/>- Effect: Allow</text:p>
      <text:p text:style-name="P16"><text:s text:c="12"/>Principal:</text:p>
      <text:p text:style-name="P16"><text:s text:c="14"/>Service:</text:p>
      <text:p text:style-name="P16"><text:s text:c="16"/>- cloudtrail.amazonaws.com</text:p>
      <text:p text:style-name="P16"><text:s text:c="12"/>Action: s3:GetBucketAcl</text:p>
      <text:p text:style-name="P16"><text:s text:c="12"/>Resource:</text:p>
      <text:p text:style-name="P16"><text:s text:c="14"/>- !Sub arn:aws:s3:::${TrailBucket}</text:p>
      <text:p text:style-name="P16"><text:s text:c="10"/>- Effect: Allow</text:p>
      <text:p text:style-name="P16"><text:s text:c="12"/>Principal:</text:p>
      <text:p text:style-name="P16"><text:s text:c="14"/>Service:</text:p>
      <text:p text:style-name="P16"><text:s text:c="16"/>- cloudtrail.amazonaws.com</text:p>
      <text:p text:style-name="P16"><text:s text:c="12"/>Action: s3:PutObject</text:p>
      <text:p text:style-name="P16"><text:s text:c="12"/>Resource:</text:p>
      <text:p text:style-name="P16"><text:s text:c="14"/># Master account</text:p>
      <text:p text:style-name="P16"><text:s text:c="14"/>- !Sub "arn:aws:s3:::${TrailBucket}/AWSLogs/815537910461/*"</text:p>
      <text:p text:style-name="P16"><text:s text:c="14"/># Scorz accounts</text:p>
      <text:p text:style-name="P16"><text:s text:c="14"/>- !Sub "arn:aws:s3:::${TrailBucket}/AWSLogs/008456843884/*"</text:p>
      <text:p text:style-name="P16"><text:s text:c="14"/>- !Sub "arn:aws:s3:::${TrailBucket}/AWSLogs/973907312847/*"</text:p>
      <text:p text:style-name="P16"><text:s text:c="14"/>- !Sub "arn:aws:s3:::${TrailBucket}/AWSLogs/625198369737/*"</text:p>
      <text:p text:style-name="P16"><text:s text:c="14"/>- !Sub "arn:aws:s3:::${TrailBucket}/AWSLogs/537204759362/*"</text:p>
      <text:p text:style-name="P16"><text:s text:c="14"/>- !Sub "arn:aws:s3:::${TrailBucket}/AWSLogs/096958585562/*"</text:p>
      <text:p text:style-name="P16"><text:s text:c="14"/>- !Sub "arn:aws:s3:::${TrailBucket}/AWSLogs/698913130078/*"</text:p>
      <text:p text:style-name="P16"><text:s text:c="14"/># BSA accounts</text:p>
      <text:p text:style-name="P16"><text:s text:c="14"/>- !Sub "arn:aws:s3:::${TrailBucket}/AWSLogs/152561351734/*"</text:p>
      <text:p text:style-name="P16"><text:s text:c="14"/>- !Sub "arn:aws:s3:::${TrailBucket}/AWSLogs/114935271345/*"</text:p>
      <text:p text:style-name="P16"><text:s text:c="14"/># Vitus accounts</text:p>
      <text:p text:style-name="P16"><text:s text:c="14"/>- !Sub "arn:aws:s3:::${TrailBucket}/AWSLogs/978763779501/*"</text:p>
      <text:p text:style-name="P16"><text:s text:c="14"/>- !Sub "arn:aws:s3:::${TrailBucket}/AWSLogs/139718715931/*"</text:p>
      <text:p text:style-name="P16"><text:s text:c="14"/># Sandbox account</text:p>
      <text:p text:style-name="P16"><text:s text:c="14"/>- !Sub "arn:aws:s3:::${TrailBucket}/AWSLogs/158764657851/*"</text:p>
      <text:p text:style-name="P16"><text:s text:c="14"/># Redlight account</text:p>
      <text:p text:style-name="P16"><text:s text:c="14"/>- !Sub "arn:aws:s3:::${TrailBucket}/AWSLogs/570090209056/*"</text:p>
      <text:p text:style-name="P16"><text:soft-page-break/><text:s text:c="12"/>Condition:</text:p>
      <text:p text:style-name="P16"><text:s text:c="16"/>StringEquals:</text:p>
      <text:p text:style-name="P16"><text:s text:c="20"/>"s3:x-amz-acl": "bucket-owner-full-control"</text:p>
      <text:p text:style-name="P16"/>
      <text:p text:style-name="P16"><text:s text:c="2"/>AuditAccountTrail:</text:p>
      <text:p text:style-name="P16"><text:s text:c="4"/># Audit account cloud trail</text:p>
      <text:p text:style-name="P16"><text:s text:c="4"/>Condition: AuditAccount</text:p>
      <text:p text:style-name="P16"><text:s text:c="4"/>DependsOn: TrailBucketPolicy</text:p>
      <text:p text:style-name="P16"><text:s text:c="4"/>Type: AWS::CloudTrail::Trail</text:p>
      <text:p text:style-name="P16"><text:s text:c="4"/>Properties:</text:p>
      <text:p text:style-name="P16"><text:s text:c="6"/>S3BucketName: !Ref TrailBucket # Bucket created in account</text:p>
      <text:p text:style-name="P16"><text:s text:c="6"/>EnableLogFileValidation: true</text:p>
      <text:p text:style-name="P16"><text:s text:c="6"/>IncludeGlobalServiceEvents: true</text:p>
      <text:p text:style-name="P16"><text:s text:c="6"/>IsMultiRegionTrail: true</text:p>
      <text:p text:style-name="P16"><text:s text:c="6"/>IsLogging: true</text:p>
      <text:p text:style-name="P16"/>
      <text:p text:style-name="P16"><text:s text:c="2"/>RegularAccountTrail:</text:p>
      <text:p text:style-name="P16"><text:s text:c="4"/># Regular account cloud trail</text:p>
      <text:p text:style-name="P16"><text:s text:c="4"/>Condition: RegularAccount</text:p>
      <text:p text:style-name="P16"><text:s text:c="4"/>Type: AWS::CloudTrail::Trail</text:p>
      <text:p text:style-name="P16"><text:s text:c="4"/>Properties:</text:p>
      <text:p text:style-name="P16"><text:s text:c="6"/>S3BucketName: !Ref TrailBucketName # Bucket from audit account</text:p>
      <text:p text:style-name="P16"><text:s text:c="6"/>EnableLogFileValidation: true</text:p>
      <text:p text:style-name="P16"><text:s text:c="6"/>IncludeGlobalServiceEvents: true</text:p>
      <text:p text:style-name="P16"><text:s text:c="6"/>IsMultiRegionTrail: true</text:p>
      <text:p text:style-name="P16"><text:s text:c="6"/>IsLogging: true</text:p>
      <text:p text:style-name="P22"/>
      <text:p text:style-name="P16"/>
      <text:p text:style-name="P11">BUILDKITE SERVER STACK</text:p>
      <text:p text:style-name="P16"/>
      <text:p text:style-name="P16">Description: Base buildkite stack</text:p>
      <text:p text:style-name="P16"/>
      <text:p text:style-name="P16">Parameters:</text:p>
      <text:p text:style-name="P16"/>
      <text:p text:style-name="P16"><text:s text:c="2"/>EnvironmentName:</text:p>
      <text:p text:style-name="P16"><text:s text:c="4"/>Description: Environment name (e.g. scorzuse1-dev).</text:p>
      <text:p text:style-name="P16"><text:s text:c="4"/>Type: String</text:p>
      <text:p text:style-name="P16"/>
      <text:p text:style-name="P16"><text:s text:c="2"/>VpcStack:</text:p>
      <text:p text:style-name="P16"><text:s text:c="4"/>Description: VPC stack name</text:p>
      <text:p text:style-name="P16"><text:s text:c="4"/>Type: String</text:p>
      <text:p text:style-name="P16"><text:s text:c="4"/>MinLength: 1</text:p>
      <text:p text:style-name="P16"><text:s text:c="4"/>MaxLength: 128</text:p>
      <text:p text:style-name="P16"><text:s text:c="4"/>AllowedPattern: '^[a-zA-Z]+[0-9a-zA-Z\-]*$'</text:p>
      <text:p text:style-name="P16"/>
      <text:p text:style-name="P16"><text:s text:c="2"/>ImageId:</text:p>
      <text:p text:style-name="P16"><text:s text:c="4"/>Description: AMI image name to use for EC2 instances.</text:p>
      <text:p text:style-name="P16"><text:s text:c="4"/>Type: AWS::SSM::Parameter::Value&lt;AWS::EC2::Image::Id&gt;</text:p>
      <text:p text:style-name="P16"><text:soft-page-break/></text:p>
      <text:p text:style-name="P16"><text:s text:c="2"/>InstanceType:</text:p>
      <text:p text:style-name="P16"><text:s text:c="4"/>Description: Type of instance to use for the agent.</text:p>
      <text:p text:style-name="P16"><text:s text:c="4"/>Type: String</text:p>
      <text:p text:style-name="P16"><text:s text:c="4"/>MinLength: 1</text:p>
      <text:p text:style-name="P16"/>
      <text:p text:style-name="P16"><text:s text:c="2"/>KeyName:</text:p>
      <text:p text:style-name="P16"><text:s text:c="4"/>Description: SSH keypair used to access the buildkite instances.</text:p>
      <text:p text:style-name="P16"><text:s text:c="4"/>Type: AWS::EC2::KeyPair::KeyName</text:p>
      <text:p text:style-name="P16"/>
      <text:p text:style-name="P16"><text:s text:c="2"/>Size:</text:p>
      <text:p text:style-name="P16"><text:s text:c="4"/>Description: Number of agents to launch.</text:p>
      <text:p text:style-name="P16"><text:s text:c="4"/>Type: Number</text:p>
      <text:p text:style-name="P16"/>
      <text:p text:style-name="P16"># <text:s text:c="4"/>"ArtifactsBucket": {</text:p>
      <text:p text:style-name="P16"># <text:s text:c="6"/>"Description": "Optional - name of an existing S3 bucket for build artifact storage",</text:p>
      <text:p text:style-name="P16"># <text:s text:c="6"/>"Type": "String",</text:p>
      <text:p text:style-name="P16"># <text:s text:c="6"/>"Default": ""</text:p>
      <text:p text:style-name="P16"># <text:s text:c="4"/>},</text:p>
      <text:p text:style-name="P16"># <text:s text:c="4"/>"AuthorizedUsersUrl": {</text:p>
      <text:p text:style-name="P16"># <text:s text:c="6"/>"Description": "Optional - S3 url to periodically download ssh authorized_keys from",</text:p>
      <text:p text:style-name="P16"># <text:s text:c="6"/>"Type": "String",</text:p>
      <text:p text:style-name="P16"># <text:s text:c="6"/>"Default": ""</text:p>
      <text:p text:style-name="P16"># <text:s text:c="4"/>},</text:p>
      <text:p text:style-name="P16"># <text:s text:c="4"/>"BuildkiteOrgSlug": {</text:p>
      <text:p text:style-name="P16"># <text:s text:c="6"/>"Description": "Optional Buildkite organization slug (required for autoscaling metrics)",</text:p>
      <text:p text:style-name="P16"># <text:s text:c="6"/>"Type": "String"</text:p>
      <text:p text:style-name="P16"># <text:s text:c="4"/>},</text:p>
      <text:p text:style-name="P16"># <text:s text:c="4"/>"BuildkiteApiAccessToken": {</text:p>
      <text:p text:style-name="P16"># <text:s text:c="6"/>"Description": "Optional Buildkite API access token with read_pipelines, read_builds and read_agents (required for autoscaling metrics)",</text:p>
      <text:p text:style-name="P16"># <text:s text:c="6"/>"Type": "String",</text:p>
      <text:p text:style-name="P16"># <text:s text:c="6"/>"NoEcho": "true"</text:p>
      <text:p text:style-name="P16"># <text:s text:c="4"/>},</text:p>
      <text:p text:style-name="P16"/>
      <text:p text:style-name="P16"># <text:s text:c="4"/>"UseArtifactsBucket": {</text:p>
      <text:p text:style-name="P16"># <text:s text:c="6"/>"Fn::Not": [</text:p>
      <text:p text:style-name="P16"># <text:s text:c="8"/>{</text:p>
      <text:p text:style-name="P16"># <text:s text:c="10"/>"Fn::Equals": [</text:p>
      <text:p text:style-name="P16"># <text:s text:c="12"/>{</text:p>
      <text:p text:style-name="P16"># <text:s text:c="14"/>"Ref": "ArtifactsBucket"</text:p>
      <text:p text:style-name="P16"># <text:s text:c="12"/>},</text:p>
      <text:p text:style-name="P16"># <text:s text:c="12"/>""</text:p>
      <text:p text:style-name="P16"># <text:s text:c="10"/>]</text:p>
      <text:p text:style-name="P16"># <text:s text:c="8"/>}</text:p>
      <text:p text:style-name="P16"># <text:s text:c="6"/>]</text:p>
      <text:p text:style-name="P16"># <text:s text:c="4"/>},</text:p>
      <text:p text:style-name="P16"><text:soft-page-break/># <text:s text:c="4"/>"CreateMetricsStack": {</text:p>
      <text:p text:style-name="P16"># <text:s text:c="6"/>"Fn::Not": [</text:p>
      <text:p text:style-name="P16"># <text:s text:c="8"/>{</text:p>
      <text:p text:style-name="P16"># <text:s text:c="10"/>"Fn::Equals": [</text:p>
      <text:p text:style-name="P16"># <text:s text:c="12"/>{</text:p>
      <text:p text:style-name="P16"># <text:s text:c="14"/>"Ref": "BuildkiteApiAccessToken"</text:p>
      <text:p text:style-name="P16"># <text:s text:c="12"/>},</text:p>
      <text:p text:style-name="P16"># <text:s text:c="12"/>""</text:p>
      <text:p text:style-name="P16"># <text:s text:c="10"/>]</text:p>
      <text:p text:style-name="P16"># <text:s text:c="8"/>}</text:p>
      <text:p text:style-name="P16"># <text:s text:c="6"/>]</text:p>
      <text:p text:style-name="P16"># <text:s text:c="4"/>}</text:p>
      <text:p text:style-name="P16"># <text:s text:c="2"/>},</text:p>
      <text:p text:style-name="P16"/>
      <text:p text:style-name="P16">Resources:</text:p>
      <text:p text:style-name="P16"/>
      <text:p text:style-name="P16"><text:s text:c="2"/>ScheduledActionDown:</text:p>
      <text:p text:style-name="P16"><text:s text:c="4"/>Type: AWS::AutoScaling::ScheduledAction</text:p>
      <text:p text:style-name="P16"><text:s text:c="4"/>Properties:</text:p>
      <text:p text:style-name="P16"><text:s text:c="6"/>AutoScalingGroupName: !Ref AgentAutoScaleGroup</text:p>
      <text:p text:style-name="P16"><text:s text:c="6"/>DesiredCapacity: 0</text:p>
      <text:p text:style-name="P16"><text:s text:c="6"/>MinSize: 0</text:p>
      <text:p text:style-name="P16"><text:s text:c="6"/>MaxSize: !Ref Size</text:p>
      <text:p text:style-name="P16"><text:s text:c="6"/>Recurrence: '0 20 * * *'</text:p>
      <text:p text:style-name="P16"/>
      <text:p text:style-name="P16"><text:s text:c="2"/>ScheduledActionUp:</text:p>
      <text:p text:style-name="P16"><text:s text:c="4"/>Type: AWS::AutoScaling::ScheduledAction</text:p>
      <text:p text:style-name="P16"><text:s text:c="4"/>Properties:</text:p>
      <text:p text:style-name="P16"><text:s text:c="6"/>AutoScalingGroupName: !Ref AgentAutoScaleGroup</text:p>
      <text:p text:style-name="P16"><text:s text:c="6"/>DesiredCapacity: !Ref Size</text:p>
      <text:p text:style-name="P16"><text:s text:c="6"/>MinSize: !Ref Size</text:p>
      <text:p text:style-name="P16"><text:s text:c="6"/>MaxSize: !Ref Size</text:p>
      <text:p text:style-name="P16"><text:s text:c="6"/>Recurrence: '30 20 * * *'</text:p>
      <text:p text:style-name="P16"/>
      <text:p text:style-name="P16"><text:s text:c="2"/>InstanceRole:</text:p>
      <text:p text:style-name="P16"><text:s text:c="4"/>Type: AWS::IAM::Role</text:p>
      <text:p text:style-name="P16"><text:s text:c="4"/>Properties:</text:p>
      <text:p text:style-name="P16"><text:s text:c="6"/>AssumeRolePolicyDocument:</text:p>
      <text:p text:style-name="P16"><text:s text:c="8"/>Statement:</text:p>
      <text:p text:style-name="P16"><text:s text:c="10"/>- Effect: Allow</text:p>
      <text:p text:style-name="P16"><text:s text:c="12"/>Principal:</text:p>
      <text:p text:style-name="P16"><text:s text:c="14"/>Service: ec2.amazonaws.com</text:p>
      <text:p text:style-name="P16"><text:s text:c="12"/>Action: sts:AssumeRole</text:p>
      <text:p text:style-name="P16"><text:s text:c="6"/># ManagedPolicyArns:</text:p>
      <text:p text:style-name="P16"><text:s text:c="6"/># <text:s text:c="2"/>- !Sub arn:aws:iam::${AWS::AccountId}:policy/scorz_EC2_instance-type-restriction</text:p>
      <text:p text:style-name="P16"/>
      <text:p text:style-name="P16"><text:s text:c="2"/>InstancePolicy:</text:p>
      <text:p text:style-name="P16"><text:s text:c="4"/>Type: AWS::IAM::Policy</text:p>
      <text:p text:style-name="P16"><text:soft-page-break/><text:s text:c="4"/>Properties:</text:p>
      <text:p text:style-name="P16"><text:s text:c="6"/>PolicyName: InstancePolicy</text:p>
      <text:p text:style-name="P16"><text:s text:c="6"/>PolicyDocument:</text:p>
      <text:p text:style-name="P16"><text:s text:c="8"/>Statement:</text:p>
      <text:p text:style-name="P16"><text:s text:c="8"/>- Effect: Allow</text:p>
      <text:p text:style-name="P16"><text:s text:c="10"/>Action:</text:p>
      <text:p text:style-name="P16"><text:s text:c="12"/>- logs:*</text:p>
      <text:p text:style-name="P16"><text:s text:c="10"/>Resource:</text:p>
      <text:p text:style-name="P16"><text:s text:c="11"/>- arn:aws:logs:*:*:*</text:p>
      <text:p text:style-name="P16"><text:s text:c="8"/>- Effect: Allow</text:p>
      <text:p text:style-name="P16"><text:s text:c="10"/>Action:</text:p>
      <text:p text:style-name="P16"><text:s text:c="12"/>- acm:*</text:p>
      <text:p text:style-name="P16"><text:s text:c="12"/>- apigateway:*</text:p>
      <text:p text:style-name="P16"><text:s text:c="12"/>- cloudwatch:*</text:p>
      <text:p text:style-name="P16"><text:s text:c="12"/>- cloudformation:*</text:p>
      <text:p text:style-name="P16"><text:s text:c="12"/>- cloudfront:*</text:p>
      <text:p text:style-name="P16"><text:s text:c="12"/>- cloudsearch:*</text:p>
      <text:p text:style-name="P16"><text:s text:c="12"/>- opsworks:*</text:p>
      <text:p text:style-name="P16"><text:s text:c="12"/>- ec2:*</text:p>
      <text:p text:style-name="P16"><text:s text:c="12"/>- ecr:*</text:p>
      <text:p text:style-name="P16"><text:s text:c="12"/>- ecs:*</text:p>
      <text:p text:style-name="P16"><text:s text:c="12"/>- elasticfilesystem:*</text:p>
      <text:p text:style-name="P16"><text:s text:c="12"/>- elasticloadbalancing:*</text:p>
      <text:p text:style-name="P16"><text:s text:c="12"/>- autoscaling:*</text:p>
      <text:p text:style-name="P16"><text:s text:c="12"/>- rds:*</text:p>
      <text:p text:style-name="P16"><text:s text:c="12"/>- kinesis:*</text:p>
      <text:p text:style-name="P16"><text:s text:c="12"/>- lambda:*</text:p>
      <text:p text:style-name="P16"><text:s text:c="12"/>- events:*</text:p>
      <text:p text:style-name="P16"><text:s text:c="12"/>- s3:*</text:p>
      <text:p text:style-name="P16"><text:s text:c="12"/>- sqs:*</text:p>
      <text:p text:style-name="P16"><text:s text:c="12"/>- sns:*</text:p>
      <text:p text:style-name="P16"><text:s text:c="12"/>- ses:*</text:p>
      <text:p text:style-name="P16"><text:s text:c="12"/>- ssm:*</text:p>
      <text:p text:style-name="P16"><text:s text:c="12"/>- route53:*</text:p>
      <text:p text:style-name="P16"><text:s text:c="12"/>- dynamodb:*</text:p>
      <text:p text:style-name="P16"><text:s text:c="12"/>- waf:*</text:p>
      <text:p text:style-name="P16"><text:s text:c="12"/>- cloudtrail:CreateTrail</text:p>
      <text:p text:style-name="P16"><text:s text:c="12"/>- cloudtrail:UpdateTrail</text:p>
      <text:p text:style-name="P16"><text:s text:c="12"/>- cloudtrail:StartLogging</text:p>
      <text:p text:style-name="P16"><text:s text:c="12"/>- cloudtrail:AddTags</text:p>
      <text:p text:style-name="P16"><text:s text:c="12"/>- elasticache:*</text:p>
      <text:p text:style-name="P16"><text:s text:c="12"/>- iam:Get*</text:p>
      <text:p text:style-name="P16"><text:s text:c="12"/>- iam:List*</text:p>
      <text:p text:style-name="P16"><text:s text:c="12"/>- iam:Create*</text:p>
      <text:p text:style-name="P16"><text:s text:c="12"/>- iam:PassRole</text:p>
      <text:p text:style-name="P16"><text:s text:c="12"/>- iam:AttachRolePolicy</text:p>
      <text:p text:style-name="P16"><text:s text:c="12"/>- iam:DetachRolePolicy</text:p>
      <text:p text:style-name="P16"><text:s text:c="12"/>- iam:PutRolePolicy</text:p>
      <text:p text:style-name="P16"><text:soft-page-break/><text:s text:c="12"/>- iam:DeleteRolePolicy</text:p>
      <text:p text:style-name="P16"><text:s text:c="12"/>- iam:AddRoleToInstanceProfile</text:p>
      <text:p text:style-name="P16"><text:s text:c="12"/>- iam:RemoveRoleFromInstanceProfile</text:p>
      <text:p text:style-name="P16"><text:s text:c="12"/>- iam:DeleteRoleFromInstanceProfile</text:p>
      <text:p text:style-name="P16"><text:s text:c="12"/>- iam:DeleteInstanceProfile</text:p>
      <text:p text:style-name="P16"><text:s text:c="12"/>- iam:RemoveRole</text:p>
      <text:p text:style-name="P16"><text:s text:c="12"/>- iam:DeleteRole</text:p>
      <text:p text:style-name="P16"><text:s text:c="12"/>- iam:ListOpenIDConnectProviders</text:p>
      <text:p text:style-name="P16"><text:s text:c="12"/>- iam:CreateOpenIDConnectProvider</text:p>
      <text:p text:style-name="P16"><text:s text:c="12"/>- iam:DeleteOpenIDConnectProvider</text:p>
      <text:p text:style-name="P16"><text:s text:c="12"/>- iam:AddClientIDToOpenIDConnectProvider</text:p>
      <text:p text:style-name="P16"><text:s text:c="12"/>- iam:UpdateOpenIDConnectProviderThumbprint</text:p>
      <text:p text:style-name="P16"><text:s text:c="12"/>- cognito-identity:CreateIdentityPool</text:p>
      <text:p text:style-name="P16"><text:s text:c="12"/>- cognito-identity:SetIdentityPoolRoles</text:p>
      <text:p text:style-name="P16"><text:s text:c="12"/>- cognito-idp:CreateUserPool</text:p>
      <text:p text:style-name="P16"><text:s text:c="12"/>- cognito-idp:CreateUserPoolClient</text:p>
      <text:p text:style-name="P16"><text:s text:c="12"/>- cognito-idp:DeleteUserPoolClient</text:p>
      <text:p text:style-name="P16"><text:s text:c="12"/>- cognito-idp:CreateUserPoolDomain</text:p>
      <text:p text:style-name="P16"><text:s text:c="12"/>- cognito-idp:DeleteUserPoolDomain</text:p>
      <text:p text:style-name="P16"><text:s text:c="10"/>Resource:</text:p>
      <text:p text:style-name="P16"><text:s text:c="12"/>- "*"</text:p>
      <text:p text:style-name="P16"><text:s text:c="8"/>- Effect: Allow</text:p>
      <text:p text:style-name="P16"><text:s text:c="10"/>Action:</text:p>
      <text:p text:style-name="P16"><text:s text:c="12"/>- kms:*</text:p>
      <text:p text:style-name="P16"><text:s text:c="12"/>- secretsmanager:*</text:p>
      <text:p text:style-name="P16"><text:s text:c="10"/>Resource:</text:p>
      <text:p text:style-name="P16"><text:s text:c="12"/>- "*"</text:p>
      <text:p text:style-name="P16"><text:s text:c="6"/>Roles:</text:p>
      <text:p text:style-name="P16"><text:s text:c="8"/>- !Ref InstanceRole</text:p>
      <text:p text:style-name="P16"/>
      <text:p text:style-name="P16"><text:s text:c="2"/>InstanceProfile:</text:p>
      <text:p text:style-name="P16"><text:s text:c="4"/>Type: AWS::IAM::InstanceProfile</text:p>
      <text:p text:style-name="P16"><text:s text:c="4"/>Properties:</text:p>
      <text:p text:style-name="P16"><text:s text:c="6"/>Roles:</text:p>
      <text:p text:style-name="P16"><text:s text:c="8"/>- !Ref InstanceRole</text:p>
      <text:p text:style-name="P16"/>
      <text:p text:style-name="P16"># <text:s text:c="4"/>"ArtifactsBucketPolicies": {</text:p>
      <text:p text:style-name="P16"># <text:s text:c="6"/>"Type": "AWS::IAM::Policy",</text:p>
      <text:p text:style-name="P16"># <text:s text:c="6"/>"Condition": "UseArtifactsBucket",</text:p>
      <text:p text:style-name="P16"># <text:s text:c="6"/>"Properties": {</text:p>
      <text:p text:style-name="P16"># <text:s text:c="8"/>"PolicyName": "ArtifactsBucketPolicy",</text:p>
      <text:p text:style-name="P16"># <text:s text:c="8"/>"PolicyDocument": {</text:p>
      <text:p text:style-name="P16"># <text:s text:c="10"/>"Statement": [</text:p>
      <text:p text:style-name="P16"># <text:s text:c="12"/>{</text:p>
      <text:p text:style-name="P16"># <text:s text:c="14"/>"Effect": "Allow",</text:p>
      <text:p text:style-name="P16"># <text:s text:c="14"/>"Action": [</text:p>
      <text:p text:style-name="P16"># <text:s text:c="16"/>"s3:Put*",</text:p>
      <text:p text:style-name="P16"># <text:s text:c="16"/>"s3:Get*",</text:p>
      <text:p text:style-name="P16"><text:soft-page-break/># <text:s text:c="16"/>"s3:List*"</text:p>
      <text:p text:style-name="P16"># <text:s text:c="14"/>],</text:p>
      <text:p text:style-name="P16"># <text:s text:c="14"/>"Resource": [</text:p>
      <text:p text:style-name="P16"># <text:s text:c="16"/>{</text:p>
      <text:p text:style-name="P16"># <text:s text:c="18"/>"Fn::Join": [</text:p>
      <text:p text:style-name="P16"># <text:s text:c="20"/>"",</text:p>
      <text:p text:style-name="P16"># <text:s text:c="20"/>[</text:p>
      <text:p text:style-name="P16"># <text:s text:c="22"/>"arn:aws:s3:::",</text:p>
      <text:p text:style-name="P16"># <text:s text:c="22"/>{</text:p>
      <text:p text:style-name="P16"># <text:s text:c="24"/>"Ref": "ArtifactsBucket"</text:p>
      <text:p text:style-name="P16"># <text:s text:c="22"/>},</text:p>
      <text:p text:style-name="P16"># <text:s text:c="22"/>"/*"</text:p>
      <text:p text:style-name="P16"># <text:s text:c="20"/>]</text:p>
      <text:p text:style-name="P16"># <text:s text:c="18"/>]</text:p>
      <text:p text:style-name="P16"># <text:s text:c="16"/>},</text:p>
      <text:p text:style-name="P16"># <text:s text:c="16"/>{</text:p>
      <text:p text:style-name="P16"># <text:s text:c="18"/>"Fn::Join": [</text:p>
      <text:p text:style-name="P16"># <text:s text:c="20"/>"",</text:p>
      <text:p text:style-name="P16"># <text:s text:c="20"/>[</text:p>
      <text:p text:style-name="P16"># <text:s text:c="22"/>"arn:aws:s3:::",</text:p>
      <text:p text:style-name="P16"># <text:s text:c="22"/>{</text:p>
      <text:p text:style-name="P16"># <text:s text:c="24"/>"Ref": "ArtifactsBucket"</text:p>
      <text:p text:style-name="P16"># <text:s text:c="22"/>}</text:p>
      <text:p text:style-name="P16"># <text:s text:c="20"/>]</text:p>
      <text:p text:style-name="P16"># <text:s text:c="18"/>]</text:p>
      <text:p text:style-name="P16"># <text:s text:c="16"/>}</text:p>
      <text:p text:style-name="P16"># <text:s text:c="14"/>]</text:p>
      <text:p text:style-name="P16"># <text:s text:c="12"/>}</text:p>
      <text:p text:style-name="P16"># <text:s text:c="10"/>]</text:p>
      <text:p text:style-name="P16"># <text:s text:c="8"/>},</text:p>
      <text:p text:style-name="P16"># <text:s text:c="8"/>"Roles": [</text:p>
      <text:p text:style-name="P16"># <text:s text:c="10"/>{</text:p>
      <text:p text:style-name="P16"># <text:s text:c="12"/>"Ref": "InstanceRole"</text:p>
      <text:p text:style-name="P16"># <text:s text:c="10"/>}</text:p>
      <text:p text:style-name="P16"># <text:s text:c="8"/>]</text:p>
      <text:p text:style-name="P16"># <text:s text:c="6"/>}</text:p>
      <text:p text:style-name="P16"># <text:s text:c="4"/>},</text:p>
      <text:p text:style-name="P16"/>
      <text:p text:style-name="P16"><text:s text:c="2"/>AgentLaunchTemplate:</text:p>
      <text:p text:style-name="P16"><text:s text:c="4"/>Type: AWS::EC2::LaunchTemplate</text:p>
      <text:p text:style-name="P16"><text:s text:c="4"/>Properties:</text:p>
      <text:p text:style-name="P16"><text:s text:c="6"/>LaunchTemplateName: AgentLaunchTemplate</text:p>
      <text:p text:style-name="P16"><text:s text:c="6"/>LaunchTemplateData:</text:p>
      <text:p text:style-name="P16"><text:s text:c="8"/>EbsOptimized: true</text:p>
      <text:p text:style-name="P16"><text:s text:c="8"/>IamInstanceProfile:</text:p>
      <text:p text:style-name="P16"><text:s text:c="10"/>Arn: !GetAtt InstanceProfile.Arn</text:p>
      <text:p text:style-name="P16"><text:s text:c="8"/>BlockDeviceMappings:</text:p>
      <text:p text:style-name="P16"><text:s text:c="8"/>- DeviceName: /dev/xvda</text:p>
      <text:p text:style-name="P16"><text:soft-page-break/><text:s text:c="10"/>Ebs:</text:p>
      <text:p text:style-name="P16"><text:s text:c="12"/>Encrypted: true</text:p>
      <text:p text:style-name="P16"><text:s text:c="12"/>DeleteOnTermination: true</text:p>
      <text:p text:style-name="P16"><text:s text:c="12"/># KmsKeyId: arn:aws:kms:${AWS::Region}:ACCOUNT NAME:key/KEYID <text:s/># TODO</text:p>
      <text:p text:style-name="P16"><text:s text:c="12"/>VolumeSize: 30</text:p>
      <text:p text:style-name="P16"><text:s text:c="12"/>VolumeType: gp2</text:p>
      <text:p text:style-name="P16"><text:s text:c="8"/>NetworkInterfaces:</text:p>
      <text:p text:style-name="P16"><text:s text:c="10"/>- AssociatePublicIpAddress: true</text:p>
      <text:p text:style-name="P16"><text:s text:c="12"/>DeleteOnTermination: true</text:p>
      <text:p text:style-name="P16"><text:s text:c="12"/>DeviceIndex: 0</text:p>
      <text:p text:style-name="P16"><text:s text:c="12"/>Groups:</text:p>
      <text:p text:style-name="P16"><text:s text:c="14"/>- Fn::ImportValue: !Sub '${VpcStack}-BuildkiteSecurityGroupId'</text:p>
      <text:p text:style-name="P16"><text:s text:c="8"/>ImageId: !Ref ImageId</text:p>
      <text:p text:style-name="P16"><text:s text:c="8"/>InstanceType: !Ref InstanceType</text:p>
      <text:p text:style-name="P16"><text:s text:c="8"/>KeyName: !Ref KeyName</text:p>
      <text:p text:style-name="P16"><text:s text:c="8"/>Monitoring:</text:p>
      <text:p text:style-name="P16"><text:s text:c="10"/>Enabled: false</text:p>
      <text:p text:style-name="P16"><text:s text:c="8"/>UserData:</text:p>
      <text:p text:style-name="P16"><text:s text:c="10"/>Fn::Base64:</text:p>
      <text:p text:style-name="P16"><text:s text:c="12"/>!Sub |</text:p>
      <text:p text:style-name="P16"><text:s text:c="14"/>#!/bin/bash -xe</text:p>
      <text:p text:style-name="P16"><text:s text:c="14"/>exec &gt; /var/log/user-data.log 2&gt;&amp;1</text:p>
      <text:p text:style-name="P16"><text:s text:c="14"/>#</text:p>
      <text:p text:style-name="P16"><text:s text:c="14"/>echo "Executing cfn-init..."</text:p>
      <text:p text:style-name="P16"><text:s text:c="14"/>yum -y update</text:p>
      <text:p text:style-name="P16"><text:s text:c="14"/>yum -y install aws-cfn-bootstrap</text:p>
      <text:p text:style-name="P16"><text:s text:c="14"/>/opt/aws/bin/cfn-init -v --stack ${AWS::StackName} --resource AgentLaunchTemplate --region ${AWS::Region} --configsets install</text:p>
      <text:p text:style-name="P16"><text:s text:c="14"/>#</text:p>
      <text:p text:style-name="P16"><text:s text:c="14"/>echo "Installing general packages/tools..."</text:p>
      <text:p text:style-name="P16"><text:s text:c="14"/>amazon-linux-extras install -y epel</text:p>
      <text:p text:style-name="P16"><text:s text:c="14"/>yum -y update</text:p>
      <text:p text:style-name="P16"><text:s text:c="14"/>yum -y install jq git gettext screen nano wget zip unzip</text:p>
      <text:p text:style-name="P16"><text:s text:c="14"/>#</text:p>
      <text:p text:style-name="P16"><text:s text:c="14"/>echo "Installing Python and pip packages/tools..."</text:p>
      <text:p text:style-name="P16"><text:s text:c="14"/>yum -y install python-pip</text:p>
      <text:p text:style-name="P16"><text:s text:c="14"/>pip install --upgrade cfn-lint # Install before pip upgrade https://github.com/pypa/pip/issues/5247#issuecomment-410910018</text:p>
      <text:p text:style-name="P16"><text:s text:c="14"/>pip install --upgrade pip</text:p>
      <text:p text:style-name="P16"><text:s text:c="14"/>pip install --upgrade botocore</text:p>
      <text:p text:style-name="P16"><text:s text:c="14"/>pip install --upgrade boto3</text:p>
      <text:p text:style-name="P16"><text:s text:c="14"/>pip install --upgrade awscli</text:p>
      <text:p text:style-name="P16"><text:s text:c="14"/>yum -y install python3</text:p>
      <text:p text:style-name="P16"><text:s text:c="14"/>pip3 install boto3</text:p>
      <text:p text:style-name="P16"><text:s text:c="14"/>pip3 install awscli</text:p>
      <text:p text:style-name="P16"><text:s text:c="14"/>pip3 install termcolor</text:p>
      <text:p text:style-name="P16"><text:s text:c="14"/>mkdir -p /root/.aws</text:p>
      <text:p text:style-name="P16"><text:soft-page-break/><text:s text:c="14"/>echo -e "[default]\nregion = ${AWS::Region}\noutput = json" &gt;&gt; /root/.aws/credentials</text:p>
      <text:p text:style-name="P16"><text:s text:c="14"/>mkdir -p /home/ec2-user/.aws</text:p>
      <text:p text:style-name="P16"><text:s text:c="14"/>echo -e "[default]\nregion = ${AWS::Region}\noutput = json" &gt;&gt; /home/ec2-user/.aws/credentials</text:p>
      <text:p text:style-name="P16"><text:s text:c="14"/>#</text:p>
      <text:p text:style-name="P16"><text:s text:c="14"/>echo "Installing Buildkite..."</text:p>
      <text:p text:style-name="P16"><text:s text:c="14"/>sh -c 'echo -e "[buildkite-agent]\nname = Buildkite Pty Ltd\nbaseurl = https://yum.buildkite.com/buildkite-agent/stable/x86_64/\nenabled=1\ngpgcheck=0\npriority=1" &gt; /etc/yum.repos.d/buildkite-agent.repo'</text:p>
      <text:p text:style-name="P16"><text:s text:c="14"/>yum -y install buildkite-agent</text:p>
      <text:p text:style-name="P16"><text:s text:c="14"/>export AGENT_TOKEN=$(aws secretsmanager get-secret-value --secret-id buildkite | jq --raw-output '.SecretString | fromjson | .token')</text:p>
      <text:p text:style-name="P16"><text:s text:c="14"/>sed -i "s/xxx/$AGENT_TOKEN/g" /etc/buildkite-agent/buildkite-agent.cfg</text:p>
      <text:p text:style-name="P16"><text:s text:c="14"/>echo -e "tags=\"queue=${EnvironmentName}\"" &gt;&gt; /etc/buildkite-agent/buildkite-agent.cfg</text:p>
      <text:p text:style-name="P16"><text:s text:c="14"/>echo -e "" &gt;&gt; /etc/buildkite-agent/buildkite-agent.cfg</text:p>
      <text:p text:style-name="P16"><text:s text:c="14"/>echo -e "# Added from user data" &gt;&gt; /etc/buildkite-agent/buildkite-agent.cfg</text:p>
      <text:p text:style-name="P16"><text:s text:c="14"/>echo -e "tags-from-ec2 = true" &gt;&gt; /etc/buildkite-agent/buildkite-agent.cfg</text:p>
      <text:p text:style-name="P16"><text:s text:c="14"/>echo -e "cancel-grace-period = 60" &gt;&gt; /etc/buildkite-agent/buildkite-agent.cfg</text:p>
      <text:p text:style-name="P16"><text:s text:c="14"/>service buildkite-agent stop</text:p>
      <text:p text:style-name="P16"><text:s text:c="14"/>#</text:p>
      <text:p text:style-name="P16"><text:s text:c="14"/>echo "Installing NodeJS..."</text:p>
      <text:p text:style-name="P16"><text:s text:c="14"/>curl --silent --location https://rpm.nodesource.com/setup_10.x | bash -</text:p>
      <text:p text:style-name="P16"><text:s text:c="14"/>yum -y --enablerepo=nodesource install nodejs</text:p>
      <text:p text:style-name="P16"><text:s text:c="14"/>curl --silent --location https://dl.yarnpkg.com/rpm/yarn.repo | tee /etc/yum.repos.d/yarn.repo</text:p>
      <text:p text:style-name="P16"><text:s text:c="14"/>yum -y update</text:p>
      <text:p text:style-name="P16"><text:s text:c="14"/>yum -y install yarn</text:p>
      <text:p text:style-name="P16"><text:s text:c="14"/># NPM Memory Allocation</text:p>
      <text:p text:style-name="P16"><text:s text:c="14"/>echo "alias npm='node --max_old_space_size=3072 `which npm`'" &gt;&gt; /var/lib/buildkite-agent/.bashrc &amp;&amp; source /var/lib/buildkite-agent/.bashrc &amp;&amp; chown buildkite-agent:buildkite-agent /var/lib/buildkite-agent/.bashrc</text:p>
      <text:p text:style-name="P16"><text:s text:c="14"/>#</text:p>
      <text:p text:style-name="P16"><text:s text:c="14"/>echo "Installing cognito-backup..."</text:p>
      <text:p text:style-name="P16"><text:s text:c="14"/>npm install -g cognito-backup</text:p>
      <text:p text:style-name="P16"><text:s text:c="14"/>#</text:p>
      <text:p text:style-name="P16"><text:s text:c="14"/>echo "Installing node-prune..."</text:p>
      <text:p text:style-name="P16"><text:s text:c="14"/>curl -sfL https://install.goreleaser.com/github.com/tj/node-prune.sh | bash -s -- -b /usr/local/bin</text:p>
      <text:p text:style-name="P16"><text:s text:c="14"/>#</text:p>
      <text:p text:style-name="P16"><text:s text:c="14"/>echo "Installing Java JDK..."</text:p>
      <text:p text:style-name="P16"><text:s text:c="14"/>amazon-linux-extras install -y java-openjdk11</text:p>
      <text:p text:style-name="P16"><text:s text:c="14"/>#</text:p>
      <text:p text:style-name="P16"><text:s text:c="14"/>## ----- .NET Core SDK (not yet used) -----</text:p>
      <text:p text:style-name="P16"><text:s text:c="14"/>#rpm -Uvh https://packages.microsoft.com/config/rhel/7/packages-microsoft-prod.rpm</text:p>
      <text:p text:style-name="P16"><text:s text:c="14"/>#yum update</text:p>
      <text:p text:style-name="P16"><text:soft-page-break/><text:s text:c="14"/>#yum install -y dotnet-sdk-2.1</text:p>
      <text:p text:style-name="P16"><text:s text:c="14"/>#</text:p>
      <text:p text:style-name="P16"><text:s text:c="14"/>## ----- Sonarcloud (not yet used) -----</text:p>
      <text:p text:style-name="P16"><text:s text:c="14"/>#wget https://binaries.sonarsource.com/Distribution/sonar-scanner-cli/sonar-scanner-cli-3.3.0.1492-linux.zip; unzip sonar-scanner-cli-*.zip; mv sonar-scanner-*-linux sonar-scanner; mv sonar-scanner /usr/local/bin/</text:p>
      <text:p text:style-name="P16"><text:s text:c="14"/>#echo "export PATH=$PATH:/usr/local/bin/sonar-scanner/bin" &gt;&gt; /var/lib/buildkite-agent/.bash_profile; su - buildkite-agent -c 'source /var/lib/buildkite-agent/.bash_profile'</text:p>
      <text:p text:style-name="P16"><text:s text:c="14"/>#</text:p>
      <text:p text:style-name="P16"><text:s text:c="14"/>echo "Installing Docker..."</text:p>
      <text:p text:style-name="P16"><text:s text:c="14"/>yum install -y yum-utils device-mapper-persistent-data lvm2</text:p>
      <text:p text:style-name="P16"><text:s text:c="14"/>amazon-linux-extras install -y docker</text:p>
      <text:p text:style-name="P16"><text:s text:c="14"/>curl -L "https://github.com/docker/compose/releases/download/1.24.1/docker-compose-$(uname -s)-$(uname -m)" -o /usr/local/bin/docker-compose</text:p>
      <text:p text:style-name="P16"><text:s text:c="14"/>chmod +x /usr/local/bin/docker-compose</text:p>
      <text:p text:style-name="P16"><text:s text:c="14"/>#groupadd docker</text:p>
      <text:p text:style-name="P16"><text:s text:c="14"/>for user in $(awk -F'[/:]' '{if ($3 &gt;= 1000 &amp;&amp; $3 != 65534 || $3 == 996) print $1}' /etc/passwd); do</text:p>
      <text:p text:style-name="P16"><text:s text:c="16"/>usermod -aG docker $user</text:p>
      <text:p text:style-name="P16"><text:s text:c="16"/>echo "Added $user to docker group"</text:p>
      <text:p text:style-name="P16"><text:s text:c="14"/>done</text:p>
      <text:p text:style-name="P16"><text:s text:c="14"/>service docker start</text:p>
      <text:p text:style-name="P16"><text:s text:c="14"/>chkconfig docker on</text:p>
      <text:p text:style-name="P16"><text:s text:c="14"/>#</text:p>
      <text:p text:style-name="P16"><text:s text:c="14"/>echo "Setup SSH keys..."</text:p>
      <text:p text:style-name="P16"><text:s text:c="14"/>mkdir -p /var/lib/buildkite-agent/.ssh</text:p>
      <text:p text:style-name="P16"><text:s text:c="14"/>echo $(aws secretsmanager get-secret-value --secret-id buildkite | jq --raw-output '.SecretString | fromjson | .sshKey') | base64 -d &gt; /var/lib/buildkite-agent/.ssh/id_rsa</text:p>
      <text:p text:style-name="P16"><text:s text:c="14"/>chown -R buildkite-agent:buildkite-agent /var/lib/buildkite-agent/.ssh</text:p>
      <text:p text:style-name="P16"><text:s text:c="14"/>chmod 400 /var/lib/buildkite-agent/.ssh/*</text:p>
      <text:p text:style-name="P16"><text:s text:c="14"/>#</text:p>
      <text:p text:style-name="P16"><text:s text:c="14"/>echo "Starting Buildkite agent..."</text:p>
      <text:p text:style-name="P16"><text:s text:c="14"/>service buildkite-agent start</text:p>
      <text:p text:style-name="P16"><text:s text:c="14"/>#</text:p>
      <text:p text:style-name="P16"><text:s text:c="14"/>echo "Executing cfn-signal..."</text:p>
      <text:p text:style-name="P16"><text:s text:c="14"/>/opt/aws/bin/cfn-signal -e $? --stack ${AWS::StackName} --resource AgentAutoScaleGroup --region ${AWS::Region}</text:p>
      <text:p text:style-name="P16"><text:s text:c="8"/>InstanceMarketOptions:</text:p>
      <text:p text:style-name="P16"><text:s text:c="10"/>MarketType: spot</text:p>
      <text:p text:style-name="P16"><text:s text:c="10"/>SpotOptions:</text:p>
      <text:p text:style-name="P16"><text:s text:c="12"/>MaxPrice: '0.0208'</text:p>
      <text:p text:style-name="P16"><text:s text:c="12"/>SpotInstanceType: one-time</text:p>
      <text:p text:style-name="P16"><text:s text:c="12"/>InstanceInterruptionBehavior: terminate</text:p>
      <text:p text:style-name="P16"><text:s text:c="8"/>CreditSpecification:</text:p>
      <text:p text:style-name="P16"><text:s text:c="10"/>CpuCredits: standard</text:p>
      <text:p text:style-name="P16"><text:s text:c="4"/>Metadata:</text:p>
      <text:p text:style-name="P16"><text:s text:c="6"/>AWS::CloudFormation::Init:</text:p>
      <text:p text:style-name="P16"><text:soft-page-break/><text:s text:c="8"/>configSets:</text:p>
      <text:p text:style-name="P16"><text:s text:c="10"/>install: [ "install" ]</text:p>
      <text:p text:style-name="P16"><text:s text:c="8"/>install:</text:p>
      <text:p text:style-name="P16"><text:s text:c="10"/>files:</text:p>
      <text:p text:style-name="P16"><text:s text:c="12"/>/etc/cfn/cfn-hup.conf:</text:p>
      <text:p text:style-name="P16"><text:s text:c="14"/>content: !Sub |</text:p>
      <text:p text:style-name="P16"><text:s text:c="16"/>[main]</text:p>
      <text:p text:style-name="P16"><text:s text:c="16"/>stack=${AWS::StackName}</text:p>
      <text:p text:style-name="P16"><text:s text:c="16"/>region=${AWS::Region}</text:p>
      <text:p text:style-name="P16"><text:s text:c="14"/>mode: '000400'</text:p>
      <text:p text:style-name="P16"><text:s text:c="14"/>owner: root</text:p>
      <text:p text:style-name="P16"><text:s text:c="14"/>group: root</text:p>
      <text:p text:style-name="P16"><text:s text:c="12"/>/etc/cfn/hooks.d/cfn-auto-reloader.conf:</text:p>
      <text:p text:style-name="P16"><text:s text:c="14"/>content: !Sub |</text:p>
      <text:p text:style-name="P16"><text:s text:c="16"/>[cfn-auto-reloader-hook]</text:p>
      <text:p text:style-name="P16"><text:s text:c="16"/>triggers=post.update</text:p>
      <text:p text:style-name="P16"><text:s text:c="16"/>path=Resources.AgentLaunchTemplate.Metadata.AWS::CloudFormation::Init</text:p>
      <text:p text:style-name="P16"><text:s text:c="16"/>action=/opt/aws/bin/cfn-init -v --stack ${AWS::StackName} --resource AgentLaunchTemplate --region ${AWS::Region} --configsets install</text:p>
      <text:p text:style-name="P16"><text:s text:c="16"/>runas=root</text:p>
      <text:p text:style-name="P16"><text:s text:c="10"/>services:</text:p>
      <text:p text:style-name="P16"><text:s text:c="12"/>sysvinit:</text:p>
      <text:p text:style-name="P16"><text:s text:c="14"/>cfn-hup:</text:p>
      <text:p text:style-name="P16"><text:s text:c="16"/>enabled: 'true'</text:p>
      <text:p text:style-name="P16"><text:s text:c="16"/>ensureRunning: 'true'</text:p>
      <text:p text:style-name="P16"><text:s text:c="16"/>files: [ /etc/cfn/cfn-hup.conf, /etc/cfn/hooks.d/cfn-auto-reloader.conf ]</text:p>
      <text:p text:style-name="P16"/>
      <text:p text:style-name="P16"><text:s text:c="4"/># "Metadata": {</text:p>
      <text:p text:style-name="P16"><text:s text:c="4"/># <text:s text:c="2"/>"AWS::CloudFormation::Init": {</text:p>
      <text:p text:style-name="P16"><text:s text:c="4"/># <text:s text:c="4"/>"config": {</text:p>
      <text:p text:style-name="P16"><text:s text:c="4"/># <text:s text:c="6"/>"commands": {</text:p>
      <text:p text:style-name="P16"><text:s text:c="4"/># <text:s text:c="8"/>"01-write-buildkite-env": {</text:p>
      <text:p text:style-name="P16"><text:s text:c="4"/># <text:s text:c="10"/>"command": {</text:p>
      <text:p text:style-name="P16"><text:s text:c="4"/># <text:s text:c="12"/>"Fn::Join": [</text:p>
      <text:p text:style-name="P16"><text:s text:c="4"/># <text:s text:c="14"/>"",</text:p>
      <text:p text:style-name="P16"><text:s text:c="4"/># <text:s text:c="14"/>[</text:p>
      <text:p text:style-name="P16"><text:s text:c="4"/># <text:s text:c="16"/>"#!/bin/bash -eu\n\ncat &lt;&lt; EOF &gt; /var/lib/buildkite-agent/cfn-env\nBUILDKITE_STACK_NAME=",</text:p>
      <text:p text:style-name="P16"><text:s text:c="4"/># <text:s text:c="16"/>{</text:p>
      <text:p text:style-name="P16"><text:s text:c="4"/># <text:s text:c="18"/>"Ref": "AWS::StackName"</text:p>
      <text:p text:style-name="P16"><text:s text:c="4"/># <text:s text:c="16"/>},</text:p>
      <text:p text:style-name="P16"><text:s text:c="4"/># <text:s text:c="16"/>"\nBUILDKITE_SECRETS_BUCKET=",</text:p>
      <text:p text:style-name="P16"><text:s text:c="4"/># <text:s text:c="16"/>{</text:p>
      <text:p text:style-name="P16"><text:s text:c="4"/># <text:s text:c="18"/>"Ref": "SecretsBucket"</text:p>
      <text:p text:style-name="P16"><text:s text:c="4"/># <text:s text:c="16"/>},</text:p>
      <text:p text:style-name="P16"><text:s text:c="4"/># <text:s text:c="16"/>"\nEOF\n\nchown buildkite-agent: /var/lib/buildkite-agent/cfn-env\n"</text:p>
      <text:p text:style-name="P16"><text:s text:c="4"/># <text:s text:c="14"/>]</text:p>
      <text:p text:style-name="P16"><text:s text:c="4"/># <text:s text:c="12"/>]</text:p>
      <text:p text:style-name="P16"><text:soft-page-break/><text:s text:c="4"/># <text:s text:c="10"/>}</text:p>
      <text:p text:style-name="P16"><text:s text:c="4"/># <text:s text:c="8"/>},</text:p>
      <text:p text:style-name="P16"><text:s text:c="4"/># <text:s text:c="8"/>"02-restart-docker": {</text:p>
      <text:p text:style-name="P16"><text:s text:c="4"/># <text:s text:c="10"/>"command": "#!/bin/bash -eu\n\n# Sometimes Docker can be unreponsive:\n# https://github.com/docker/docker/issues/23131\n# https://github.com/buildkite/elastic-ci-stack-for-aws/issues/86\n#\n# As a workaround we start the docker daemon, wait 10 seconds, and verify\nservice docker start || ( cat /var/log/docker &amp;&amp; false )\nsleep 10 &amp;&amp; docker info\n"</text:p>
      <text:p text:style-name="P16"><text:s text:c="4"/># <text:s text:c="8"/>},</text:p>
      <text:p text:style-name="P16"><text:s text:c="4"/># <text:s text:c="8"/>"03-configure-buildkite": {</text:p>
      <text:p text:style-name="P16"><text:s text:c="4"/># <text:s text:c="10"/>"command": {</text:p>
      <text:p text:style-name="P16"><text:s text:c="4"/># <text:s text:c="12"/>"Fn::Join": [</text:p>
      <text:p text:style-name="P16"><text:s text:c="4"/># <text:s text:c="14"/>"",</text:p>
      <text:p text:style-name="P16"><text:s text:c="4"/># <text:s text:c="14"/>[</text:p>
      <text:p text:style-name="P16"><text:s text:c="4"/># <text:s text:c="16"/>"#!/bin/bash -eu\n\n# Setup the buildkite-agent config\n\nINSTANCE_ID=$(/opt/aws/bin/ec2-metadata --instance-id | cut -d \" \" -f 2)\nDOCKER_VERSION=$(docker --version | cut -f3 -d' ' | sed 's/,//')\n\ncat &lt;&lt; EOF &gt; /etc/buildkite-agent/buildkite-agent.cfg\nname=\"",</text:p>
      <text:p text:style-name="P16"><text:s text:c="4"/># <text:s text:c="16"/>{</text:p>
      <text:p text:style-name="P16"><text:s text:c="4"/># <text:s text:c="18"/>"Ref": "AWS::StackName"</text:p>
      <text:p text:style-name="P16"><text:s text:c="4"/># <text:s text:c="16"/>},</text:p>
      <text:p text:style-name="P16"><text:s text:c="4"/># <text:s text:c="16"/>"-$INSTANCE_ID-%n\"\ntoken=\"",</text:p>
      <text:p text:style-name="P16"><text:s text:c="4"/># <text:s text:c="16"/>{</text:p>
      <text:p text:style-name="P16"><text:s text:c="4"/># <text:s text:c="18"/>"Ref": "BuildkiteAgentToken"</text:p>
      <text:p text:style-name="P16"><text:s text:c="4"/># <text:s text:c="16"/>},</text:p>
      <text:p text:style-name="P16"><text:s text:c="4"/># <text:s text:c="16"/>"\"\nmeta-data=$(printf 'queue=%s,docker=%s,stack=%s,buildkite-aws-stack' \"",</text:p>
      <text:p text:style-name="P16"><text:s text:c="4"/># <text:s text:c="16"/>{</text:p>
      <text:p text:style-name="P16"><text:s text:c="4"/># <text:s text:c="18"/>"Ref": "BuildkiteQueue"</text:p>
      <text:p text:style-name="P16"><text:s text:c="4"/># <text:s text:c="16"/>},</text:p>
      <text:p text:style-name="P16"><text:s text:c="4"/># <text:s text:c="16"/>"\" \"$DOCKER_VERSION\" \"",</text:p>
      <text:p text:style-name="P16"><text:s text:c="4"/># <text:s text:c="16"/>{</text:p>
      <text:p text:style-name="P16"><text:s text:c="4"/># <text:s text:c="18"/>"Ref": "AWS::StackName"</text:p>
      <text:p text:style-name="P16"><text:s text:c="4"/># <text:s text:c="16"/>},</text:p>
      <text:p text:style-name="P16"><text:s text:c="4"/># <text:s text:c="16"/>"\")\nmeta-data-ec2=true\nhooks-path=/etc/buildkite-agent/hooks\n",</text:p>
      <text:p text:style-name="P16"><text:s text:c="4"/># <text:s text:c="16"/>"# Path to the bootstrap script. You should avoid changing this file as it will\n",</text:p>
      <text:p text:style-name="P16"><text:s text:c="4"/># <text:s text:c="16"/>"# be overridden when you update your agent. If you need to make changes to this\n",</text:p>
      <text:p text:style-name="P16"><text:s text:c="4"/># <text:s text:c="16"/>"# file: use the hooks provided, or copy the file and reference it here.\n",</text:p>
      <text:p text:style-name="P16"><text:s text:c="4"/># <text:s text:c="16"/>"bootstrap-script=\"/usr/share/buildkite-agent/bootstrap.sh\"\n",</text:p>
      <text:p text:style-name="P16"><text:s text:c="4"/># <text:s text:c="16"/>"\n",</text:p>
      <text:p text:style-name="P16"><text:s text:c="4"/># <text:s text:c="16"/>"# Path to where the builds will run from\n",</text:p>
      <text:p text:style-name="P16"><text:s text:c="4"/># <text:s text:c="16"/>"build-path=\"/var/lib/buildkite-agent/builds\"\n",</text:p>
      <text:p text:style-name="P16"><text:s text:c="4"/># <text:s text:c="16"/>"\n",</text:p>
      <text:p text:style-name="P16"><text:s text:c="4"/># <text:s text:c="16"/>"# Directory where the hook scripts are found\n",</text:p>
      <text:p text:style-name="P16"><text:s text:c="4"/># <text:s text:c="16"/>"hooks-path=\"/etc/buildkite-agent/hooks\"\n",</text:p>
      <text:p text:style-name="P16"><text:s text:c="4"/># <text:s text:c="16"/>"\n",</text:p>
      <text:p text:style-name="P16"><text:soft-page-break/><text:s text:c="4"/># <text:s text:c="16"/>"# Do not run jobs within a pseudo terminal\n",</text:p>
      <text:p text:style-name="P16"><text:s text:c="4"/># <text:s text:c="16"/>"# no-pty=true\n",</text:p>
      <text:p text:style-name="P16"><text:s text:c="4"/># <text:s text:c="16"/>"\n",</text:p>
      <text:p text:style-name="P16"><text:s text:c="4"/># <text:s text:c="16"/>"# Don't automatically verify SSH fingerprints\n",</text:p>
      <text:p text:style-name="P16"><text:s text:c="4"/># <text:s text:c="16"/>"# no-automatic-ssh-fingerprint-verification=true\n",</text:p>
      <text:p text:style-name="P16"><text:s text:c="4"/># <text:s text:c="16"/>"\n",</text:p>
      <text:p text:style-name="P16"><text:s text:c="4"/># <text:s text:c="16"/>"# Don't allow this agent to run arbitrary console commands\n",</text:p>
      <text:p text:style-name="P16"><text:s text:c="4"/># <text:s text:c="16"/>"# no-command-eval=true\n",</text:p>
      <text:p text:style-name="P16"><text:s text:c="4"/># <text:s text:c="16"/>"\n",</text:p>
      <text:p text:style-name="P16"><text:s text:c="4"/># <text:s text:c="16"/>"# Enable debug mode\n",</text:p>
      <text:p text:style-name="P16"><text:s text:c="4"/># <text:s text:c="16"/>"# debug=true\n",</text:p>
      <text:p text:style-name="P16"><text:s text:c="4"/># <text:s text:c="16"/>"\n",</text:p>
      <text:p text:style-name="P16"><text:s text:c="4"/># <text:s text:c="16"/>"# Don't show colors in logging\n",</text:p>
      <text:p text:style-name="P16"><text:s text:c="4"/># <text:s text:c="16"/>"# no-color=true\n",</text:p>
      <text:p text:style-name="P16"><text:s text:c="4"/># <text:s text:c="16"/>"plugins-path=/var/lib/buildkite-agent/plugins\n",</text:p>
      <text:p text:style-name="P16"><text:s text:c="4"/># <text:s text:c="16"/>"\n",</text:p>
      <text:p text:style-name="P16"><text:s text:c="4"/># <text:s text:c="16"/>"EOF\n\n",</text:p>
      <text:p text:style-name="P16"><text:s text:c="4"/># <text:s text:c="16"/>". /var/lib/buildkite-agent/.ivy2/.credentials\n",</text:p>
      <text:p text:style-name="P16"><text:s text:c="4"/># <text:s text:c="16"/>"cat &lt;&lt; EOF &gt; /etc/profile.d/buildkite-agent.sh\n\nexport TRIGGER_API_ACCESS_TOKEN=\"",</text:p>
      <text:p text:style-name="P16"><text:s text:c="4"/># <text:s text:c="16"/>{</text:p>
      <text:p text:style-name="P16"><text:s text:c="4"/># <text:s text:c="18"/>"Ref": "BuildkiteApiAccessToken"</text:p>
      <text:p text:style-name="P16"><text:s text:c="4"/># <text:s text:c="16"/>},</text:p>
      <text:p text:style-name="P16"><text:s text:c="4"/># <text:s text:c="16"/>"\"\n",</text:p>
      <text:p text:style-name="P16"><text:s text:c="4"/># <text:s text:c="16"/>"export ARTIFACTORY_PASSWORD=\"${password}\"\n",</text:p>
      <text:p text:style-name="P16"><text:s text:c="4"/># <text:s text:c="16"/>"EOF\n\n",</text:p>
      <text:p text:style-name="P16"><text:s text:c="4"/># <text:s text:c="16"/>"chmod +x /etc/profile.d/buildkite-agent.sh\n",</text:p>
      <text:p text:style-name="P16"><text:s text:c="4"/># <text:s text:c="16"/>"chown buildkite-agent: /etc/buildkite-agent/buildkite-agent.cfg\n\n"</text:p>
      <text:p text:style-name="P16"><text:s text:c="4"/># <text:s text:c="14"/>]</text:p>
      <text:p text:style-name="P16"><text:s text:c="4"/># <text:s text:c="12"/>]</text:p>
      <text:p text:style-name="P16"><text:s text:c="4"/># <text:s text:c="10"/>}</text:p>
      <text:p text:style-name="P16"><text:s text:c="4"/># <text:s text:c="8"/>},</text:p>
      <text:p text:style-name="P16"><text:s text:c="4"/># <text:s text:c="8"/>"04-fetch-authorized-users": {</text:p>
      <text:p text:style-name="P16"><text:s text:c="4"/># <text:s text:c="10"/>"test": {</text:p>
      <text:p text:style-name="P16"><text:s text:c="4"/># <text:s text:c="12"/>"Fn::Join": [</text:p>
      <text:p text:style-name="P16"><text:s text:c="4"/># <text:s text:c="14"/>"",</text:p>
      <text:p text:style-name="P16"><text:s text:c="4"/># <text:s text:c="14"/>[</text:p>
      <text:p text:style-name="P16"><text:s text:c="4"/># <text:s text:c="16"/>"test -n \"",</text:p>
      <text:p text:style-name="P16"><text:s text:c="4"/># <text:s text:c="16"/>{</text:p>
      <text:p text:style-name="P16"><text:s text:c="4"/># <text:s text:c="18"/>"Ref": "AuthorizedUsersUrl"</text:p>
      <text:p text:style-name="P16"><text:s text:c="4"/># <text:s text:c="16"/>},</text:p>
      <text:p text:style-name="P16"><text:s text:c="4"/># <text:s text:c="16"/>"\""</text:p>
      <text:p text:style-name="P16"><text:s text:c="4"/># <text:s text:c="14"/>]</text:p>
      <text:p text:style-name="P16"><text:s text:c="4"/># <text:s text:c="12"/>]</text:p>
      <text:p text:style-name="P16"><text:s text:c="4"/># <text:s text:c="10"/>},</text:p>
      <text:p text:style-name="P16"><text:s text:c="4"/># <text:s text:c="10"/>"command": {</text:p>
      <text:p text:style-name="P16"><text:s text:c="4"/># <text:s text:c="12"/>"Fn::Join": [</text:p>
      <text:p text:style-name="P16"><text:s text:c="4"/># <text:s text:c="14"/>"",</text:p>
      <text:p text:style-name="P16"><text:soft-page-break/><text:s text:c="4"/># <text:s text:c="14"/>[</text:p>
      <text:p text:style-name="P16"><text:s text:c="4"/># <text:s text:c="16"/>"#!/bin/bash -eu\n\ncat &lt;&lt; EOF &gt; /etc/cron.hourly/authorized_keys\ncurl --silent -f \"",</text:p>
      <text:p text:style-name="P16"><text:s text:c="4"/># <text:s text:c="16"/>{</text:p>
      <text:p text:style-name="P16"><text:s text:c="4"/># <text:s text:c="18"/>"Ref": "AuthorizedUsersUrl"</text:p>
      <text:p text:style-name="P16"><text:s text:c="4"/># <text:s text:c="16"/>},</text:p>
      <text:p text:style-name="P16"><text:s text:c="4"/># <text:s text:c="16"/>"\" &gt; /tmp/authorized_keys\nmv /tmp/authorized_keys /home/ec2-user/.ssh/authorized_keys\nchmod 600 /home/ec2-user/.ssh/authorized_keys\nchown ec2-user: /home/ec2-user/.ssh/authorized_keys\nEOF\n\nchmod +x /etc/cron.hourly/authorized_keys\n\n/etc/cron.hourly/authorized_keys\n"</text:p>
      <text:p text:style-name="P16"><text:s text:c="4"/># <text:s text:c="14"/>]</text:p>
      <text:p text:style-name="P16"><text:s text:c="4"/># <text:s text:c="12"/>]</text:p>
      <text:p text:style-name="P16"><text:s text:c="4"/># <text:s text:c="10"/>}</text:p>
      <text:p text:style-name="P16"><text:s text:c="4"/># <text:s text:c="8"/>},</text:p>
      <text:p text:style-name="P16"><text:s text:c="4"/># <text:s text:c="8"/>"06_set-hostname": {</text:p>
      <text:p text:style-name="P16"><text:s text:c="4"/># <text:s text:c="10"/>"command": "/tmp/set-hostname"</text:p>
      <text:p text:style-name="P16"><text:s text:c="4"/># <text:s text:c="8"/>}</text:p>
      <text:p text:style-name="P16"><text:s text:c="4"/># <text:s text:c="6"/>},</text:p>
      <text:p text:style-name="P16"><text:s text:c="4"/># <text:s text:c="6"/>"files": {</text:p>
      <text:p text:style-name="P16"><text:s text:c="4"/># <text:s text:c="8"/>"/tmp/set-hostname": {</text:p>
      <text:p text:style-name="P16"><text:s text:c="4"/># <text:s text:c="10"/>"content": {</text:p>
      <text:p text:style-name="P16"><text:s text:c="4"/># <text:s text:c="12"/>"Fn::Join": [</text:p>
      <text:p text:style-name="P16"><text:s text:c="4"/># <text:s text:c="14"/>"",</text:p>
      <text:p text:style-name="P16"><text:s text:c="4"/># <text:s text:c="14"/>[</text:p>
      <text:p text:style-name="P16"><text:s text:c="4"/># <text:s text:c="16"/>"export AZ=`curl -s http://169.254.169.254/latest/meta-data/placement/availability-zone/ | sed 's/north/n/g;s/east/e/g;s/south/s/g;s/west/w/g;s/central/c/g;s/-//g'` &amp;&amp; ",</text:p>
      <text:p text:style-name="P16"><text:s text:c="4"/># <text:s text:c="16"/>"export INSTANCE_ID=`curl http://169.254.169.254/latest/meta-data/instance-id/` &amp;&amp; ",</text:p>
      <text:p text:style-name="P16"><text:s text:c="4"/># <text:s text:c="16"/>"export HOSTNAME=",</text:p>
      <text:p text:style-name="P16"><text:s text:c="4"/># <text:s text:c="16"/>{</text:p>
      <text:p text:style-name="P16"><text:s text:c="4"/># <text:s text:c="18"/>"Ref": "EnvironmentName"</text:p>
      <text:p text:style-name="P16"><text:s text:c="4"/># <text:s text:c="16"/>},</text:p>
      <text:p text:style-name="P16"><text:s text:c="4"/># <text:s text:c="16"/>"-",</text:p>
      <text:p text:style-name="P16"><text:s text:c="4"/># <text:s text:c="16"/>"$AZ",</text:p>
      <text:p text:style-name="P16"><text:s text:c="4"/># <text:s text:c="16"/>"-agent-",</text:p>
      <text:p text:style-name="P16"><text:s text:c="4"/># <text:s text:c="16"/>"$INSTANCE_ID &amp;&amp;",</text:p>
      <text:p text:style-name="P16"><text:s text:c="4"/># <text:s text:c="16"/>"/bin/sed -i \"s/^HOSTNAME=localhost.localdomain/HOSTNAME=${HOSTNAME}/g\" /etc/sysconfig/network &amp;&amp; ",</text:p>
      <text:p text:style-name="P16"><text:s text:c="4"/># <text:s text:c="16"/>"/bin/sed -i \"s/^127.0.0.1 <text:s text:c="2"/>localhost localhost.localdomain/127.0.0.1 <text:s text:c="2"/>${HOSTNAME} localhost localhost.localdomain/g\" /etc/hosts &amp;&amp; ",</text:p>
      <text:p text:style-name="P16"><text:s text:c="4"/># <text:s text:c="16"/>"/bin/hostname ${HOSTNAME} &amp;&amp; ",</text:p>
      <text:p text:style-name="P16"><text:s text:c="4"/># <text:s text:c="16"/>"sudo service rsyslog restart"</text:p>
      <text:p text:style-name="P16"><text:s text:c="4"/># <text:s text:c="14"/>]</text:p>
      <text:p text:style-name="P16"><text:s text:c="4"/># <text:s text:c="12"/>]</text:p>
      <text:p text:style-name="P16"><text:s text:c="4"/># <text:s text:c="10"/>},</text:p>
      <text:p text:style-name="P16"><text:s text:c="4"/># <text:s text:c="10"/>"mode": "000755",</text:p>
      <text:p text:style-name="P16"><text:s text:c="4"/># <text:s text:c="10"/>"owner": "root",</text:p>
      <text:p text:style-name="P16"><text:soft-page-break/><text:s text:c="4"/># <text:s text:c="10"/>"group": "root"</text:p>
      <text:p text:style-name="P16"><text:s text:c="4"/># <text:s text:c="8"/>}</text:p>
      <text:p text:style-name="P16"><text:s text:c="4"/># <text:s text:c="6"/>},</text:p>
      <text:p text:style-name="P16"><text:s text:c="4"/># <text:s text:c="6"/>"services": {</text:p>
      <text:p text:style-name="P16"><text:s text:c="4"/># <text:s text:c="8"/>"sysvinit": {</text:p>
      <text:p text:style-name="P16"><text:s text:c="4"/># <text:s text:c="10"/>"buildkite-agent": {</text:p>
      <text:p text:style-name="P16"><text:s text:c="4"/># <text:s text:c="12"/>"enabled": "true",</text:p>
      <text:p text:style-name="P16"><text:s text:c="4"/># <text:s text:c="12"/>"ensureRunning": "true"</text:p>
      <text:p text:style-name="P16"><text:s text:c="4"/># <text:s text:c="10"/>}</text:p>
      <text:p text:style-name="P16"><text:s text:c="4"/># <text:s text:c="8"/>}</text:p>
      <text:p text:style-name="P16"><text:s text:c="4"/># <text:s text:c="6"/>}</text:p>
      <text:p text:style-name="P16"><text:s text:c="4"/># <text:s text:c="4"/>}</text:p>
      <text:p text:style-name="P16"><text:s text:c="4"/># <text:s text:c="2"/>}</text:p>
      <text:p text:style-name="P16"><text:s text:c="4"/># }</text:p>
      <text:p text:style-name="P16"/>
      <text:p text:style-name="P16"><text:s text:c="2"/>AgentAutoScaleGroup:</text:p>
      <text:p text:style-name="P16"><text:s text:c="4"/>Type: AWS::AutoScaling::AutoScalingGroup</text:p>
      <text:p text:style-name="P16"><text:s text:c="4"/>Properties:</text:p>
      <text:p text:style-name="P16"><text:s text:c="6"/>VPCZoneIdentifier: !Split [',', 'Fn::ImportValue': !Sub '${VpcStack}-PrivateSubnets']</text:p>
      <text:p text:style-name="P16"><text:s text:c="6"/>LaunchTemplate:</text:p>
      <text:p text:style-name="P16"><text:s text:c="8"/>LaunchTemplateId: !Ref AgentLaunchTemplate</text:p>
      <text:p text:style-name="P16"><text:s text:c="8"/>Version: !GetAtt AgentLaunchTemplate.LatestVersionNumber</text:p>
      <text:p text:style-name="P16"><text:s text:c="6"/>MinSize: !Ref Size</text:p>
      <text:p text:style-name="P16"><text:s text:c="6"/>MaxSize: !Ref Size</text:p>
      <text:p text:style-name="P16"><text:s text:c="6"/>MetricsCollection:</text:p>
      <text:p text:style-name="P16"><text:s text:c="8"/>- Granularity: 1Minute</text:p>
      <text:p text:style-name="P16"><text:s text:c="10"/>Metrics:</text:p>
      <text:p text:style-name="P16"><text:s text:c="12"/>- GroupMinSize</text:p>
      <text:p text:style-name="P16"><text:s text:c="12"/>- GroupMaxSize</text:p>
      <text:p text:style-name="P16"><text:s text:c="12"/>- GroupInServiceInstances</text:p>
      <text:p text:style-name="P16"><text:s text:c="12"/>- GroupTerminatingInstances</text:p>
      <text:p text:style-name="P16"><text:s text:c="12"/>- GroupPendingInstances</text:p>
      <text:p text:style-name="P16"><text:s text:c="6"/>Tags:</text:p>
      <text:p text:style-name="P16"><text:s text:c="8"/>- Key: Role</text:p>
      <text:p text:style-name="P16"><text:s text:c="10"/>Value: buildkite</text:p>
      <text:p text:style-name="P16"><text:s text:c="10"/>PropagateAtLaunch: true</text:p>
      <text:p text:style-name="P16"><text:s text:c="8"/>- Key: Name</text:p>
      <text:p text:style-name="P16"><text:s text:c="10"/>Value: buildkite</text:p>
      <text:p text:style-name="P16"><text:s text:c="10"/>PropagateAtLaunch: true</text:p>
      <text:p text:style-name="P16"><text:s text:c="4"/>CreationPolicy:</text:p>
      <text:p text:style-name="P16"><text:s text:c="6"/>ResourceSignal:</text:p>
      <text:p text:style-name="P16"><text:s text:c="8"/>Timeout: PT10M</text:p>
      <text:p text:style-name="P16"><text:s text:c="8"/>Count: !Ref Size</text:p>
      <text:p text:style-name="P16"><text:s text:c="4"/>UpdatePolicy:</text:p>
      <text:p text:style-name="P16"><text:s text:c="6"/>AutoScalingReplacingUpdate:</text:p>
      <text:p text:style-name="P16"><text:s text:c="8"/>WillReplace: true</text:p>
      <text:p text:style-name="P16"/>
      <text:p text:style-name="P16"># <text:s text:c="4"/>"MetricsStack": {</text:p>
      <text:p text:style-name="P16"><text:soft-page-break/># <text:s text:c="6"/>"Condition": "CreateMetricsStack",</text:p>
      <text:p text:style-name="P16"># <text:s text:c="6"/>"Type": "AWS::CloudFormation::Stack",</text:p>
      <text:p text:style-name="P16"># <text:s text:c="6"/>"Properties": {</text:p>
      <text:p text:style-name="P16"># <text:s text:c="8"/>"TemplateURL": "https://s3.amazonaws.com/buildkite-cloudwatch-metrics-publisher/master/cloudwatch-metrics-publisher.json",</text:p>
      <text:p text:style-name="P16"># <text:s text:c="8"/>"Parameters": {</text:p>
      <text:p text:style-name="P16"># <text:s text:c="10"/>"BuildkiteApiAccessToken": {</text:p>
      <text:p text:style-name="P16"># <text:s text:c="12"/>"Ref": "BuildkiteApiAccessToken"</text:p>
      <text:p text:style-name="P16"># <text:s text:c="10"/>},</text:p>
      <text:p text:style-name="P16"># <text:s text:c="10"/>"BuildkiteOrgSlug": {</text:p>
      <text:p text:style-name="P16"># <text:s text:c="12"/>"Ref": "BuildkiteOrgSlug"</text:p>
      <text:p text:style-name="P16"># <text:s text:c="10"/>},</text:p>
      <text:p text:style-name="P16"># <text:s text:c="10"/>"KeyName": {</text:p>
      <text:p text:style-name="P16"># <text:s text:c="12"/>"Ref": "KeyName"</text:p>
      <text:p text:style-name="P16"># <text:s text:c="10"/>},</text:p>
      <text:p text:style-name="P16"># <text:s text:c="10"/>"QueueName": {</text:p>
      <text:p text:style-name="P16"># <text:s text:c="12"/>"Ref": "BuildkiteQueue"</text:p>
      <text:p text:style-name="P16"># <text:s text:c="10"/>},</text:p>
      <text:p text:style-name="P16"># <text:s text:c="10"/>"PollInterval": "15s",</text:p>
      <text:p text:style-name="P16"># <text:s text:c="10"/>"VpcId": {</text:p>
      <text:p text:style-name="P16"># <text:s text:c="12"/>"Ref": "VpcId"</text:p>
      <text:p text:style-name="P16"># <text:s text:c="10"/>},</text:p>
      <text:p text:style-name="P16"># <text:s text:c="10"/>"Subnets": {</text:p>
      <text:p text:style-name="P16"># <text:s text:c="12"/>"Fn::Join":</text:p>
      <text:p text:style-name="P16"># <text:s text:c="12"/>[",", {"Ref": "Subnets"}]</text:p>
      <text:p text:style-name="P16"># <text:s text:c="10"/>}</text:p>
      <text:p text:style-name="P16"># <text:s text:c="8"/>}</text:p>
      <text:p text:style-name="P16"># <text:s text:c="6"/>}</text:p>
      <text:p text:style-name="P16"># <text:s text:c="4"/>}</text:p>
      <text:p text:style-name="P16"># <text:s text:c="2"/>},</text:p>
      <text:p text:style-name="P22"/>
      <text:p text:style-name="P16"/>
      <text:p text:style-name="P16"/>
      <text:p text:style-name="P16">#!/bin/bash</text:p>
      <text:p text:style-name="P16"/>
      <text:p text:style-name="P16">set -e</text:p>
      <text:p text:style-name="P16"/>
      <text:p text:style-name="P16">STACK_TEMPLATE=</text:p>
      <text:p text:style-name="P16">STACK_PARAMETERS_FILE=</text:p>
      <text:p text:style-name="P16">AWS_DEFAULT_REGION=ap-south-1</text:p>
      <text:p text:style-name="P16">DRY_RUN=0</text:p>
      <text:p text:style-name="P16"/>
      <text:p text:style-name="P16">while [[ $# -gt 0 ]]; do</text:p>
      <text:p text:style-name="P16"><text:s text:c="4"/>case $1 in</text:p>
      <text:p text:style-name="P16"><text:s text:c="8"/>-t|--template)</text:p>
      <text:p text:style-name="P16"><text:s text:c="12"/>STACK_TEMPLATE="$2"</text:p>
      <text:p text:style-name="P16"><text:s text:c="12"/>shift # argument</text:p>
      <text:p text:style-name="P16"><text:s text:c="12"/>shift # value</text:p>
      <text:p text:style-name="P16"><text:soft-page-break/><text:s text:c="12"/>;;</text:p>
      <text:p text:style-name="P16"><text:s text:c="8"/>-p|--parameters)</text:p>
      <text:p text:style-name="P16"><text:s text:c="12"/>STACK_PARAMETERS_FILE="$2"</text:p>
      <text:p text:style-name="P16"><text:s text:c="12"/>shift # argument</text:p>
      <text:p text:style-name="P16"><text:s text:c="12"/>shift # value</text:p>
      <text:p text:style-name="P16"><text:s text:c="12"/>;;</text:p>
      <text:p text:style-name="P16"><text:s text:c="8"/>-n|--dry-run)</text:p>
      <text:p text:style-name="P16"><text:s text:c="12"/>DRY_RUN=1</text:p>
      <text:p text:style-name="P16"><text:s text:c="12"/>shift # argument</text:p>
      <text:p text:style-name="P16"><text:s text:c="12"/>;;</text:p>
      <text:p text:style-name="P16"><text:s text:c="8"/>*)</text:p>
      <text:p text:style-name="P16"><text:s text:c="12"/>echo "Error: Invalid command line argument $1"</text:p>
      <text:p text:style-name="P16"><text:s text:c="12"/>exit 255</text:p>
      <text:p text:style-name="P16"><text:s text:c="12"/>;;</text:p>
      <text:p text:style-name="P16"><text:s text:c="4"/>esac</text:p>
      <text:p text:style-name="P16">done</text:p>
      <text:p text:style-name="P16"/>
      <text:p text:style-name="P16">if [[ -z $STACK_TEMPLATE || ! -f $STACK_TEMPLATE ]]; then</text:p>
      <text:p text:style-name="P16"><text:s text:c="3"/>echo "Error: Stack template argument missing or file not found"</text:p>
      <text:p text:style-name="P16"><text:s text:c="3"/>exit 255</text:p>
      <text:p text:style-name="P16">fi</text:p>
      <text:p text:style-name="P16"/>
      <text:p text:style-name="P16">if [[ ! -z $STACK_PARAMETERS_FILE &amp;&amp; ! -f $STACK_PARAMETERS_FILE ]]; then</text:p>
      <text:p text:style-name="P16"><text:s text:c="3"/>echo "Error: Stack parameters file not found"</text:p>
      <text:p text:style-name="P16"><text:s text:c="3"/>exit 255</text:p>
      <text:p text:style-name="P16">fi</text:p>
      <text:p text:style-name="P16"/>
      <text:p text:style-name="P16">if [ -z $AWS_DEFAULT_REGION ]; then</text:p>
      <text:p text:style-name="P16"><text:s text:c="3"/>echo "Error: Environment variable AWS_DEFAULT_REGION undefined"</text:p>
      <text:p text:style-name="P16"><text:s text:c="3"/>exit 255</text:p>
      <text:p text:style-name="P16">fi</text:p>
      <text:p text:style-name="P16"/>
      <text:p text:style-name="P16"># Load environment from account alias</text:p>
      <text:p text:style-name="P16">ENVIRONMENT=$(aws iam list-account-aliases | jq --raw-output .AccountAliases[0])</text:p>
      <text:p text:style-name="P16">if [ -z $ENVIRONMENT ]; then</text:p>
      <text:p text:style-name="P16"><text:s text:c="3"/>echo "Error: Unable to determine environment / account alias"</text:p>
      <text:p text:style-name="P16"><text:s text:c="3"/>exit 255</text:p>
      <text:p text:style-name="P16">fi</text:p>
      <text:p text:style-name="P16"/>
      <text:p text:style-name="P16"># Ensure environment matches profile (when defined)</text:p>
      <text:p text:style-name="P16">if [[ ! -z $AWS_PROFILE &amp;&amp; "$ENVIRONMENT" != "$AWS_PROFILE" ]]; then</text:p>
      <text:p text:style-name="P16"><text:s text:c="3"/>echo "Error: Environment name ($ENVIRONMENT) and profile ($AWS_PROFILE) mismatch"</text:p>
      <text:p text:style-name="P16"><text:s text:c="3"/>exit 255</text:p>
      <text:p text:style-name="P16">fi</text:p>
      <text:p text:style-name="P16"/>
      <text:p text:style-name="P16"># Strip out the fandomconnect- prefix</text:p>
      <text:p text:style-name="P16">#ENVIRONMENT=$(echo $ENVIRONMENT | sed s/fandomconnect-//)</text:p>
      <text:p text:style-name="P16"><text:soft-page-break/></text:p>
      <text:p text:style-name="P16"># Build stack parameters</text:p>
      <text:p text:style-name="P16">STACK_PARAMETERS="EnvironmentName=$ENVIRONMENT"</text:p>
      <text:p text:style-name="P16">if [ ! -z $STACK_PARAMETERS_FILE ]; then</text:p>
      <text:p text:style-name="P16"><text:s text:c="4"/>for p in $(cat $STACK_PARAMETERS_FILE | tr "\n" " "); do</text:p>
      <text:p text:style-name="P16"><text:s text:c="8"/>KEY=$(echo $p | cut -d\= -f1)</text:p>
      <text:p text:style-name="P16"><text:s text:c="8"/>VALUE=$(echo $p | cut -d\= -f2)</text:p>
      <text:p text:style-name="P16"><text:s text:c="8"/>STACK_PARAMETERS="$STACK_PARAMETERS $KEY=$VALUE"</text:p>
      <text:p text:style-name="P16"><text:s text:c="4"/>done</text:p>
      <text:p text:style-name="P16">fi</text:p>
      <text:p text:style-name="P16"/>
      <text:p text:style-name="P16"># Validate template</text:p>
      <text:p text:style-name="P16">#cfn-lint -t $STACK_TEMPLATE -r $AWS_DEFAULT_REGION</text:p>
      <text:p text:style-name="P16"/>
      <text:p text:style-name="P16"># Package template</text:p>
      <text:p text:style-name="P16">#STACK_NAME=$(basename $(dirname $STACK_TEMPLATE) | sed s/_/-/)</text:p>
      <text:p text:style-name="P16">#PACKAGE_BUCKET=$ENVIRONMENT.cfn</text:p>
      <text:p text:style-name="P16">#PACKAGE_TEMPLATE=$(mktemp).yaml</text:p>
      <text:p text:style-name="P16">#aws s3api create-bucket --bucket $PACKAGE_BUCKET</text:p>
      <text:p text:style-name="P16"/>
      <text:p text:style-name="P16">#aws cloudformation package --template-file $STACK_TEMPLATE --s3-bucket $PACKAGE_BUCKET --output-template-file $PACKAGE_TEMPLATE</text:p>
      <text:p text:style-name="P16"/>
      <text:p text:style-name="P16">DEPLOY_BUCKET=$ENVIRONMENT.cfn</text:p>
      <text:p text:style-name="P16">aws cloudformation deploy --template-file $STACK_TEMPLATE --capabilities CAPABILITY_NAMED_IAM --stack-name test --no-fail-on-empty-changeset --parameter-overrides $STACK_PARAMETERS</text:p>
      <text:p text:style-name="P2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06:21:26.834026553</meta:creation-date>
    <dc:date>2020-08-12T21:17:33.543832067</dc:date>
    <meta:editing-duration>P3DT3H28M52S</meta:editing-duration>
    <meta:editing-cycles>7</meta:editing-cycles>
    <meta:generator>LibreOffice/6.0.7.3$Linux_X86_64 LibreOffice_project/00m0$Build-3</meta:generator>
    <meta:document-statistic meta:table-count="3" meta:image-count="0" meta:object-count="0" meta:page-count="44" meta:paragraph-count="1851" meta:word-count="5776" meta:character-count="66104" meta:non-whitespace-character-count="47767"/>
  </office:meta>
</office:document-meta>
</file>